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5000001F4D1B4F50A5C56BBE8.jpg" manifest:media-type="image/jpeg"/>
  <manifest:file-entry manifest:full-path="Pictures/10000000000000FA0000016A16FA12F826E20457.jpg" manifest:media-type="image/jpeg"/>
  <manifest:file-entry manifest:full-path="Pictures/10000001000000CF0000004EA20EC638A79CE92B.png" manifest:media-type="image/png"/>
  <manifest:file-entry manifest:full-path="Pictures/1000000000000176000001F4D74745D62FFF595E.jpg" manifest:media-type="image/jpeg"/>
  <manifest:file-entry manifest:full-path="Pictures/1000000100000662000008B082CA01ABB4AD74DA.png" manifest:media-type="image/png"/>
  <manifest:file-entry manifest:full-path="Pictures/100000000000032500000050164F7C827DFBE8A9.png" manifest:media-type="image/png"/>
  <manifest:file-entry manifest:full-path="Pictures/1000000000000196000001F4CC57CEB32F12F5E2.jpg" manifest:media-type="image/jpeg"/>
  <manifest:file-entry manifest:full-path="Pictures/10000000000000830000003CF6AC0E2F75F7B87C.png" manifest:media-type="image/png"/>
  <manifest:file-entry manifest:full-path="Pictures/100000000000015E000001F3ABE81094D9F9A15A.jpg" manifest:media-type="image/jpeg"/>
  <manifest:file-entry manifest:full-path="Pictures/1000000000000195000001F496975CC8D1EB1824.jpg" manifest:media-type="image/jpeg"/>
  <manifest:file-entry manifest:full-path="Pictures/10000000000000FA0000014FC2D251B2995B8F86.jpg" manifest:media-type="image/jpeg"/>
  <manifest:file-entry manifest:full-path="Pictures/10000000000000FA00000134A51C16862A83E19A.jpg" manifest:media-type="image/jpeg"/>
  <manifest:file-entry manifest:full-path="Pictures/100000000000013A00000170024EC74F64F1B192.jpg" manifest:media-type="image/jpeg"/>
  <manifest:file-entry manifest:full-path="Pictures/100000000000012B0000015C743889C6AA2056CA.jpg" manifest:media-type="image/jpeg"/>
  <manifest:file-entry manifest:full-path="Pictures/10000000000000FE0000017377D8ED17E1AE62CA.jpg" manifest:media-type="image/jpeg"/>
  <manifest:file-entry manifest:full-path="Pictures/10000001000000780000009D4E8FB1B29A1CD16A.png" manifest:media-type="image/png"/>
  <manifest:file-entry manifest:full-path="Pictures/100000000000014D000001F46AE5EA44D6A2F97C.jpg" manifest:media-type="image/jpeg"/>
  <manifest:file-entry manifest:full-path="Pictures/1000000000000178000001F41AD91B25130F0A3A.jpg" manifest:media-type="image/jpeg"/>
  <manifest:file-entry manifest:full-path="Pictures/1000000000000107000001768332176E4BDFD5E8.jpg" manifest:media-type="image/jpeg"/>
  <manifest:file-entry manifest:full-path="Pictures/100000000000022300000200D521739869A6EF08.jpg" manifest:media-type="image/jpeg"/>
  <manifest:file-entry manifest:full-path="Pictures/1000000000000196000001F4CD6D9A7844D10520.jpg" manifest:media-type="image/jpeg"/>
  <manifest:file-entry manifest:full-path="Pictures/10000001000001BF000002592623D938EF19485E.png" manifest:media-type="image/png"/>
  <manifest:file-entry manifest:full-path="Pictures/10000000000000E40000015E2BFDEEADCD623D3D.jpg" manifest:media-type="image/jpeg"/>
  <manifest:file-entry manifest:full-path="Pictures/10000000000004140000050E6CAA9D4021340B99.png" manifest:media-type="image/png"/>
  <manifest:file-entry manifest:full-path="Pictures/10000000000000E40000015E8C3A34D6C29D594D.jpg" manifest:media-type="image/jpeg"/>
  <manifest:file-entry manifest:full-path="Pictures/1000000100000153000001E076B93455FA4B637B.png" manifest:media-type="image/png"/>
  <manifest:file-entry manifest:full-path="Pictures/10000000000003ED0000058D818163B614378B4D.png" manifest:media-type="image/png"/>
  <manifest:file-entry manifest:full-path="Pictures/1000000100000160000001ECAD1E6ECD96EA00F4.png" manifest:media-type="image/png"/>
  <manifest:file-entry manifest:full-path="Pictures/10000000000001060000016DD6642CA13E040A4F.jpg" manifest:media-type="image/jpeg"/>
  <manifest:file-entry manifest:full-path="Pictures/10000000000000DE000000DE3E03341B18315253.gif" manifest:media-type="image/gif"/>
  <manifest:file-entry manifest:full-path="Pictures/100000000000015C000001EF0243330DC300D792.jpg" manifest:media-type="image/jpeg"/>
  <manifest:file-entry manifest:full-path="Pictures/1000000000000139000001F4A2B1EE6E799929D6.jpg" manifest:media-type="image/jpeg"/>
  <manifest:file-entry manifest:full-path="Pictures/1000000000000099000000DA6A34329257779B57.jpg" manifest:media-type="image/jpeg"/>
  <manifest:file-entry manifest:full-path="Pictures/1000000000000195000001F3963D1D9E5458313F.jpg" manifest:media-type="image/jpeg"/>
  <manifest:file-entry manifest:full-path="Pictures/1000000000000198000001F4A61DF8B4C4303C62.jpg" manifest:media-type="image/jpeg"/>
  <manifest:file-entry manifest:full-path="Pictures/100000000000015D000001F4124923D6BF89745A.jpg" manifest:media-type="image/jpeg"/>
  <manifest:file-entry manifest:full-path="Pictures/100000000000010E0000017FB564DB91EEA68DDE.jpg" manifest:media-type="image/jpeg"/>
  <manifest:file-entry manifest:full-path="Pictures/10000001000002F900000434D31FFE545FBF80E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2">
      <style:graphic-properties fo:min-height="3.357cm"/>
      <style:paragraph-properties style:writing-mode="lr-tb"/>
    </style:style>
    <style:style style:name="gr6" style:family="graphic" style:parent-style-name="standard" style:list-style-name="L2">
      <style:graphic-properties fo:min-height="3.357cm"/>
      <style:paragraph-properties style:writing-mode="lr-tb"/>
    </style:style>
    <style:style style:name="gr7" style:family="graphic" style:parent-style-name="standard" style:list-style-name="L2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5" style:family="graphic" style:parent-style-name="standard">
      <style:graphic-properties draw:fill="solid" draw:fill-color="#ff6600" draw:textarea-horizontal-align="justify" draw:textarea-vertical-align="middle" draw:auto-grow-height="false" fo:min-height="1cm" fo:min-width="2.292cm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9" style:family="graphic" style:parent-style-name="standard">
      <style:graphic-properties draw:stroke="none" svg:stroke-color="#000000" draw:fill="solid" draw:fill-color="#000000" draw:auto-grow-height="true" draw:auto-grow-width="false" fo:max-height="0cm" fo:min-height="10.995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1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24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25" style:family="graphic" style:parent-style-name="Default_20_Drawing_20_Style_5f_1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26" style:family="graphic" style:parent-style-name="Default_20_Drawing_20_Style_5f_1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27" style:family="graphic" style:parent-style-name="Default_20_Drawing_20_Style_5f_1">
      <style:graphic-properties draw:stroke="none" svg:stroke-color="#000000" draw:fill="solid" draw:fill-color="#eeeeee" draw:auto-grow-height="true" draw:auto-grow-width="false" fo:max-height="0cm" fo:min-height="4.741cm" draw:shadow="visible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0" style:family="graphic" style:parent-style-name="standard">
      <style:graphic-properties draw:fill="solid" draw:fill-color="#eeeeee" draw:textarea-horizontal-align="justify" draw:textarea-vertical-align="middle" draw:auto-grow-height="false" fo:min-height="1.376cm" fo:min-width="10.926cm" draw:shadow="visible"/>
      <style:paragraph-properties style:writing-mode="lr-tb"/>
    </style:style>
    <style:style style:name="gr31" style:family="graphic" style:parent-style-name="standard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6" style:family="graphic" style:parent-style-name="standard">
      <style:graphic-properties draw:fill="solid" draw:fill-color="#eeeeee" draw:textarea-horizontal-align="justify" draw:textarea-vertical-align="middle" draw:auto-grow-height="false" fo:min-height="1.376cm" fo:min-width="6.726cm" draw:shadow="visible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8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3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4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41" style:family="graphic" style:parent-style-name="standard">
      <style:graphic-properties draw:textarea-vertical-align="middle"/>
    </style:style>
    <style:style style:name="gr4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4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4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4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4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4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4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49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5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5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1" style:family="graphic" style:parent-style-name="standard">
      <style:graphic-properties draw:stroke="none" svg:stroke-color="#000000" draw:fill="solid" draw:fill-color="#ffffff" draw:auto-grow-height="true" draw:auto-grow-width="false" fo:max-height="0cm" fo:min-height="3.006cm" draw:shadow="visible"/>
      <style:paragraph-properties style:writing-mode="lr-tb"/>
    </style:style>
    <style:style style:name="gr72" style:family="graphic" style:parent-style-name="Default_20_Drawing_20_Style_5f_2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73" style:family="graphic" style:parent-style-name="Default_20_Drawing_20_Style_5f_2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4.425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84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656cm" draw:shadow="visible"/>
      <style:paragraph-properties style:writing-mode="lr-tb"/>
    </style:style>
    <style:style style:name="gr85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6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7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623cm"/>
      <style:paragraph-properties style:writing-mode="lr-tb"/>
    </style:style>
    <style:style style:name="gr88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89" style:family="graphic" style:parent-style-name="standard">
      <style:graphic-properties draw:stroke="none" draw:fill="none" fo:min-height="3.155cm"/>
      <style:paragraph-properties style:writing-mode="lr-tb"/>
    </style:style>
    <style:style style:name="gr90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007d9c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" fo:font-size="36pt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ffffff" loext:opacity="100%" style:text-outline="true" style:font-name="Liberation Sans" fo:font-size="16pt" style:font-size-asian="16pt" style:font-size-complex="16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" fo:font-size="24pt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" fo:font-size="16pt" style:font-size-asian="16pt" style:font-size-complex="16pt"/>
    </style:style>
    <style:style style:name="P15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" fo:font-size="24pt" fo:font-style="normal" fo:text-shadow="none" style:font-size-asian="24pt" style:font-style-asian="normal" style:font-size-complex="24pt" style:font-style-complex="normal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" fo:font-size="12pt" fo:font-weight="normal" style:font-size-asian="12pt" style:font-weight-asian="normal" style:font-size-complex="12pt" style:font-weight-complex="normal"/>
    </style:style>
    <style:style style:name="P19" style:family="paragraph">
      <loext:graphic-properties draw:fill="none" draw:fill-color="#ffffff"/>
      <style:paragraph-properties style:writing-mode="lr-tb"/>
      <style:text-properties style:font-name="Liberation Sans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20" style:family="paragraph">
      <style:paragraph-properties fo:margin-left="0cm" fo:margin-right="0cm" fo:margin-top="0cm" fo:margin-bottom="0cm" fo:line-height="100%" fo:text-align="justify" fo:text-indent="0cm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" fo:font-size="16pt" style:font-size-asian="16pt" style:font-size-complex="16pt"/>
    </style:style>
    <style:style style:name="P22" style:family="paragraph">
      <loext:graphic-properties draw:fill="solid" draw:fill-color="#ff6600"/>
      <style:paragraph-properties fo:text-align="center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" fo:font-size="18pt" style:font-size-asian="18pt" style:font-size-complex="18pt"/>
    </style:style>
    <style:style style:name="P24" style:family="paragraph">
      <loext:graphic-properties draw:fill="solid" draw:fill-color="#000000"/>
      <style:paragraph-properties style:writing-mode="lr-tb"/>
      <style:text-properties fo:color="#eeeeee" loext:opacity="100%" style:font-name="Liberation Mono" fo:font-size="11pt" fo:font-weight="normal" style:font-size-asian="11pt" style:font-weight-asian="normal" style:font-size-complex="11pt" style:font-weight-complex="normal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4pt" fo:font-weight="normal" style:font-size-asian="14pt" style:font-weight-asian="normal" style:font-size-complex="14pt" style:font-weight-complex="normal"/>
    </style:style>
    <style:style style:name="P26" style:family="paragraph">
      <loext:graphic-properties draw:fill="solid" draw:fill-color="#000000"/>
      <style:paragraph-properties style:writing-mode="lr-tb"/>
      <style:text-properties fo:color="#eeeeee" loext:opacity="100%" style:font-name="Liberation Mono" fo:font-size="12pt" fo:font-weight="normal" style:font-size-asian="12pt" style:font-weight-asian="normal" style:font-size-complex="12pt" style:font-weight-complex="normal"/>
    </style:style>
    <style:style style:name="P27" style:family="paragraph">
      <style:paragraph-properties fo:margin-left="0cm" fo:margin-right="0cm" fo:margin-top="0cm" fo:margin-bottom="0cm" fo:line-height="100%" fo:text-align="start" fo:text-indent="0cm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5pt" fo:font-weight="normal" style:font-size-asian="15pt" style:font-weight-asian="normal" style:font-size-complex="15pt" style:font-weight-complex="normal"/>
    </style:style>
    <style:style style:name="P29" style:family="paragraph">
      <loext:graphic-properties draw:fill="none"/>
      <style:paragraph-properties fo:text-align="center"/>
      <style:text-properties fo:language="ru" fo:country="RU"/>
    </style:style>
    <style:style style:name="P30" style:family="paragraph">
      <loext:graphic-properties draw:fill="none" draw:fill-color="#ffffff"/>
      <style:paragraph-properties style:writing-mode="lr-tb"/>
      <style:text-properties style:font-name="Liberation Sans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31" style:family="paragraph">
      <loext:graphic-properties draw:fill="solid" draw:fill-color="#000000"/>
      <style:paragraph-properties style:writing-mode="lr-tb"/>
      <style:text-properties fo:color="#eeeee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P32" style:family="paragraph">
      <loext:graphic-properties draw:fill="solid" draw:fill-color="#6ad7e5"/>
      <style:paragraph-properties style:writing-mode="lr-tb"/>
      <style:text-properties style:font-name="Liberation Sans" fo:font-size="12pt" fo:language="ru" fo:country="RU" style:font-size-asian="12pt" style:font-size-complex="12pt"/>
    </style:style>
    <style:style style:name="P33" style:family="paragraph">
      <style:paragraph-properties fo:line-height="100%"/>
    </style:style>
    <style:style style:name="P34" style:family="paragraph">
      <loext:graphic-properties draw:fill="solid" draw:fill-color="#eeeeee"/>
      <style:paragraph-properties fo:line-height="100%" style:writing-mode="lr-tb"/>
      <style:text-properties style:font-name="Liberation Sans" fo:font-size="12pt" fo:language="ru" fo:country="RU" style:font-size-asian="12pt" style:font-size-complex="12pt"/>
    </style:style>
    <style:style style:name="P35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4pt" style:font-size-asian="14pt" style:font-size-complex="14pt"/>
    </style:style>
    <style:style style:name="P37" style:family="paragraph">
      <style:paragraph-properties fo:text-align="start" style:writing-mode="lr-tb"/>
      <style:text-properties fo:color="#000066" loext:opacity="100%"/>
    </style:style>
    <style:style style:name="P38" style:family="paragraph">
      <loext:graphic-properties draw:fill="solid" draw:fill-color="#eeeeee"/>
      <style:paragraph-properties fo:text-align="start" style:writing-mode="lr-tb"/>
      <style:text-properties fo:color="#000066" loext:opacity="100%"/>
    </style:style>
    <style:style style:name="P39" style:family="paragraph">
      <loext:graphic-properties draw:fill="solid" draw:fill-color="#6ad7e5"/>
      <style:paragraph-properties style:writing-mode="lr-tb"/>
      <style:text-properties style:font-name="Liberation Sans" fo:font-size="12pt" style:font-size-asian="12pt" style:font-size-complex="12pt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2pt" style:font-size-asian="12pt" style:font-size-complex="12pt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5pt" style:font-size-asian="15pt" style:font-size-complex="15pt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43" style:family="paragraph">
      <style:paragraph-properties fo:text-align="center" style:writing-mode="lr-tb"/>
      <style:text-properties fo:color="#000066" loext:opacity="100%"/>
    </style:style>
    <style:style style:name="P44" style:family="paragraph">
      <loext:graphic-properties draw:fill="solid" draw:fill-color="#eeeeee"/>
      <style:paragraph-properties fo:text-align="center" style:writing-mode="lr-tb"/>
      <style:text-properties fo:color="#000066" loext:opacity="100%"/>
    </style:style>
    <style:style style:name="P45" style:family="paragraph">
      <style:paragraph-properties fo:text-align="center" style:writing-mode="lr-tb"/>
      <style:text-properties fo:font-size="18pt"/>
    </style:style>
    <style:style style:name="P46" style:family="paragraph">
      <loext:graphic-properties draw:fill="solid" draw:fill-color="#eeeeee"/>
      <style:paragraph-properties fo:text-align="center" style:writing-mode="lr-tb"/>
      <style:text-properties fo:font-size="18pt"/>
    </style:style>
    <style:style style:name="P47" style:family="paragraph">
      <style:paragraph-properties fo:text-align="center" style:writing-mode="lr-tb"/>
      <style:text-properties fo:font-size="18pt" fo:font-weight="bold" style:font-weight-asian="bold" style:font-weight-complex="bold"/>
    </style:style>
    <style:style style:name="P48" style:family="paragraph">
      <loext:graphic-properties draw:fill="solid" draw:fill-color="#eeeeee"/>
      <style:paragraph-properties fo:text-align="center" style:writing-mode="lr-tb"/>
      <style:text-properties fo:font-size="18pt" fo:font-weight="bold" style:font-weight-asian="bold" style:font-weight-complex="bold"/>
    </style:style>
    <style:style style:name="P49" style:family="paragraph">
      <style:paragraph-properties fo:text-align="center" style:writing-mode="lr-tb"/>
      <style:text-properties fo:font-size="18pt" fo:font-style="normal" fo:font-weight="bold" style:font-style-asian="normal" style:font-weight-asian="bold" style:font-style-complex="normal" style:font-weight-complex="bold"/>
    </style:style>
    <style:style style:name="P50" style:family="paragraph">
      <loext:graphic-properties draw:fill="solid" draw:fill-color="#eeeeee"/>
      <style:paragraph-properties fo:text-align="center" style:writing-mode="lr-tb"/>
      <style:text-properties fo:font-size="18pt" fo:font-style="normal" fo:font-weight="bold" style:font-style-asian="normal" style:font-weight-asian="bold" style:font-style-complex="normal" style:font-weight-complex="bold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" fo:font-size="15pt" style:font-size-asian="15pt" style:font-size-complex="15pt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6pt" fo:font-style="normal" style:font-size-asian="16pt" style:font-style-asian="normal" style:font-size-complex="16pt" style:font-style-complex="normal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" fo:font-size="18pt" style:font-size-asian="18pt" style:font-size-complex="18pt"/>
    </style:style>
    <style:style style:name="P5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" fo:font-size="12pt" style:font-size-asian="12pt" style:font-size-complex="12pt"/>
    </style:style>
    <style:style style:name="P5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0pt" style:font-size-asian="10pt" style:font-size-complex="10pt"/>
    </style:style>
    <style:style style:name="P56" style:family="paragraph">
      <loext:graphic-properties draw:fill="solid" draw:fill-color="#ffffff"/>
      <style:paragraph-properties style:writing-mode="lr-tb"/>
    </style:style>
    <style:style style:name="P5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" fo:font-size="15pt" fo:language="ru" fo:country="RU" style:font-size-asian="15pt" style:font-size-complex="15pt"/>
    </style:style>
    <style:style style:name="P58" style:family="paragraph">
      <style:paragraph-properties fo:margin-left="2cm" fo:margin-right="0cm" fo:margin-top="0cm" fo:margin-bottom="0cm" fo:line-height="100%" fo:text-indent="0cm"/>
    </style:style>
    <style:style style:name="P59" style:family="paragraph">
      <style:paragraph-properties fo:text-align="justify" style:writing-mode="lr-tb"/>
      <style:text-properties fo:color="#000066" loext:opacity="100%"/>
    </style:style>
    <style:style style:name="P60" style:family="paragraph">
      <loext:graphic-properties draw:fill="solid" draw:fill-color="#eeeeee"/>
      <style:paragraph-properties fo:text-align="justify" style:writing-mode="lr-tb"/>
      <style:text-properties fo:color="#000066" loext:opacity="100%"/>
    </style:style>
    <style:style style:name="P61" style:family="paragraph">
      <style:paragraph-properties fo:text-align="justify"/>
    </style:style>
    <style:style style:name="P62" style:family="paragraph">
      <loext:graphic-properties draw:fill="none" draw:fill-color="#ffffff"/>
      <style:paragraph-properties fo:text-align="justify" style:writing-mode="lr-tb"/>
      <style:text-properties fo:color="#000099" loext:opacity="100%" style:font-name="Piboto" fo:font-size="26pt" fo:language="en" fo:country="US" style:font-size-asian="26pt" style:font-size-complex="26pt"/>
    </style:style>
    <style:style style:name="P63" style:family="paragraph">
      <loext:graphic-properties draw:fill="solid" draw:fill-color="#007d9c"/>
      <style:paragraph-properties fo:text-align="center"/>
    </style:style>
    <style:style style:name="P64" style:family="paragraph">
      <loext:graphic-properties draw:fill="none"/>
      <style:paragraph-properties fo:text-align="center" style:writing-mode="lr-tb"/>
      <style:text-properties fo:font-size="11pt" style:font-size-asian="11pt" style:font-size-complex="11pt"/>
    </style:style>
    <style:style style:name="P65" style:family="paragraph">
      <loext:graphic-properties draw:fill="none"/>
      <style:paragraph-properties fo:text-align="center" style:writing-mode="lr-tb"/>
      <style:text-properties fo:color="#ffffff" loext:opacity="100%" style:font-name="Liberation Sans" fo:font-size="80pt" style:font-size-asian="80pt" style:font-size-complex="80pt"/>
    </style:style>
    <style:style style:name="P66" style:family="paragraph">
      <loext:graphic-properties draw:fill="none" draw:fill-color="#ffffff"/>
      <style:paragraph-properties fo:text-align="justify" style:writing-mode="lr-tb"/>
      <style:text-properties fo:color="#000099" loext:opacity="100%" style:font-name="Liberation Sans" fo:font-size="16pt" fo:language="en" fo:country="US" style:font-size-asian="16pt" style:font-size-complex="16pt"/>
    </style:style>
    <style:style style:name="T1" style:family="text">
      <style:text-properties fo:color="#ffffff" loext:opacity="100%" style:font-name="Liberation Sans" fo:font-size="40pt" fo:language="en" fo:country="US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2" style:family="text">
      <style:text-properties fo:color="#ffffff" loext:opacity="100%" style:text-outline="false" style:font-name="Liberation Sans" fo:font-size="36pt" fo:language="en" fo:country="US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3" style:family="text">
      <style:text-properties fo:color="#ffffff" loext:opacity="100%" style:font-name="Liberation Sans" fo:font-size="36pt" fo:language="en" fo:country="US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" style:family="text">
      <style:text-properties fo:color="#ffffff" loext:opacity="100%" style:font-name="Liberation Sans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" fo:font-size="28pt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" fo:font-size="16pt" fo:language="en" fo:country="US" fo:font-weight="normal" style:font-size-asian="16pt" style:font-weight-asian="normal" style:font-size-complex="16pt" style:font-weight-complex="normal"/>
    </style:style>
    <style:style style:name="T11" style:family="text">
      <style:text-properties fo:color="#006699" loext:opacity="100%" style:font-name="Liberation Sans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" style:family="text">
      <style:text-properties fo:color="#006699" loext:opacity="100%" style:font-name="Liberation Sans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color="#006699" loext:opacity="100%" style:font-name="Liberation Sans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6pt" fo:language="en" fo:country="US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 loext:opacity="100%" style:text-outline="false" style:font-name="Liberation Sans" fo:font-size="28pt" fo:font-style="normal" fo:text-shadow="none" style:font-size-asian="28pt" style:font-style-asian="normal" style:font-size-complex="28pt" style:font-style-complex="normal"/>
    </style:style>
    <style:style style:name="T19" style:family="text">
      <style:text-properties fo:color="#006699" loext:opacity="100%"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ffffff" loext:opacity="100%" style:text-outline="false" style:font-name="Liberation Sans" fo:font-size="28pt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5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7d9c" loext:opacity="100%" style:font-name="Liberation Sans" fo:font-size="16pt" fo:language="en" fo:country="US" fo:font-weight="normal" style:font-size-asian="16pt" style:font-weight-asian="normal" style:font-size-complex="16pt" style:font-weight-complex="normal"/>
    </style:style>
    <style:style style:name="T28" style:family="text">
      <style:text-properties fo:color="#007d9c" loext:opacity="100%" style:font-name="Liberation Sans" fo:font-size="16pt" fo:language="en" fo:country="US" fo:font-weight="bold" style:font-size-asian="16pt" style:font-weight-asian="bold" style:font-size-complex="16pt" style:font-weight-complex="bold"/>
    </style:style>
    <style:style style:name="T29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en" fo:country="US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7d9c" loext:opacity="100%" style:font-name="Liberation Sans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7d9c" loext:opacity="100%" style:font-name="Liberation Sans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4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en" fo:country="US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7d9c" loext:opacity="100%" style:font-name="Liberation Sans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8" style:family="text">
      <style:text-properties fo:color="#007d9c" loext:opacity="100%" style:font-name="Liberation Sans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7d9c" loext:opacity="100%" style:font-name="Liberation Sans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fo:color="#006699" loext:opacity="100%" style:font-name="Liberation Mono" fo:font-size="12pt" fo:language="en" fo:country="US" fo:font-weight="bold" style:font-size-asian="12pt" style:font-weight-asian="bold" style:font-size-complex="12pt" style:font-weight-complex="bold"/>
    </style:style>
    <style:style style:name="T4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color="#006699" loext:opacity="100%" style:font-name="Liberation Sans" fo:font-size="12pt" fo:language="en" fo:country="US" fo:font-weight="bold" style:font-size-asian="12pt" style:font-weight-asian="bold" style:font-size-complex="12pt" style:font-weight-complex="bold"/>
    </style:style>
    <style:style style:name="T44" style:family="text">
      <style:text-properties fo:color="#ffffff" loext:opacity="100%" style:text-outline="false" style:font-name="Liberation Sans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45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007d9c" loext:opacity="100%" style:font-name="Liberation Sans" fo:font-size="18pt" fo:language="en" fo:country="US" fo:font-weight="normal" style:font-size-asian="18pt" style:font-weight-asian="normal" style:font-size-complex="18pt" style:font-weight-complex="normal"/>
    </style:style>
    <style:style style:name="T48" style:family="text">
      <style:text-properties fo:color="#007d9c" loext:opacity="100%" style:font-name="Liberation Sans" fo:font-size="18pt" fo:language="en" fo:country="US" fo:font-weight="bold" style:font-size-asian="18pt" style:font-weight-asian="bold" style:font-size-complex="18pt" style:font-weight-complex="bold"/>
    </style:style>
    <style:style style:name="T49" style:family="text">
      <style:text-properties fo:color="#007d9c" loext:opacity="100%" style:font-name="Liberation Mono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0" style:family="text">
      <style:text-properties fo:color="#007d9c" loext:opacity="100%" style:font-name="Liberation Sans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1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007d9c" loext:opacity="100%" style:font-name="Liberation Sans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3" style:family="text">
      <style:text-properties fo:color="#007d9c" loext:opacity="100%" style:font-name="Liberation Sans" fo:font-size="18pt" fo:language="en" fo:country="US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54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007d9c" loext:opacity="100%" style:font-name="Liberation Mono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56" style:family="text">
      <style:text-properties fo:color="#007d9c" loext:opacity="100%" style:font-name="Liberation Mon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7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en" fo:country="US" fo:font-style="normal" fo:text-shadow="none" style:text-underline-style="none" style:letter-kerning="true" style:font-name-asian="DejaVu Sans" style:font-size-asian="16pt" style:font-style-asian="normal" style:font-name-complex="FreeSans2" style:font-size-complex="16pt" style:font-style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6pt" fo:language="en" fo:country="US" fo:font-style="normal" fo:text-shadow="none" style:text-underline-style="none" style:letter-kerning="true" style:font-name-asian="DejaVu Sans" style:font-size-asian="16pt" style:font-style-asian="normal" style:font-name-complex="FreeSans2" style:font-size-complex="16pt" style:font-style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a933" loext:opacity="100%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color="#ffffff" loext:opacity="100%" style:text-outline="false" style:font-name="Liberation Sans" fo:font-size="28pt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63" style:family="text">
      <style:text-properties fo:color="#006699" loext:opacity="100%" style:font-name="Liberation Mono" fo:font-size="14pt" fo:language="en" fo:country="US" fo:font-weight="normal" style:font-size-asian="14pt" style:font-weight-asian="normal" style:font-size-complex="14pt" style:font-weight-complex="normal"/>
    </style:style>
    <style:style style:name="T6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size="14pt" fo:font-weight="normal" style:font-size-asian="14pt" style:font-weight-asian="normal" style:font-size-complex="14pt" style:font-weight-complex="normal"/>
    </style:style>
    <style:style style:name="T6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7" style:family="text">
      <style:text-properties fo:color="#eeeeee" loext:opacity="100%" style:font-name="Liberation Mono" fo:font-size="12pt" fo:language="en" fo:country="US" fo:font-weight="normal" style:font-size-asian="12pt" style:font-weight-asian="normal" style:font-size-complex="12pt" style:font-weight-complex="normal"/>
    </style:style>
    <style:style style:name="T68" style:family="text">
      <style:text-properties fo:font-variant="normal" fo:text-transform="none" fo:color="#ff3333" loext:opacity="100%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cc00" loext:opacity="100%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6699" loext:opacity="100%" style:font-name="Liberation Mono" fo:font-size="15pt" fo:language="en" fo:country="US" fo:font-weight="normal" style:font-size-asian="15pt" style:font-weight-asian="normal" style:font-size-complex="15pt" style:font-weight-complex="normal"/>
    </style:style>
    <style:style style:name="T71" style:family="text">
      <style:text-properties fo:color="#ce181e" loext:opacity="100%" style:font-name="Liberation Mono" fo:font-size="15pt" fo:language="en" fo:country="US" fo:font-weight="normal" style:font-size-asian="15pt" style:font-weight-asian="normal" style:font-size-complex="15pt" style:font-weight-complex="normal"/>
    </style:style>
    <style:style style:name="T72" style:family="text">
      <style:text-properties fo:color="#006699" loext:opacity="100%" style:font-name="Liberation Mono" fo:font-size="15pt" fo:language="en" fo:country="US" fo:font-weight="bold" style:font-size-asian="15pt" style:font-weight-asian="bold" style:font-size-complex="15pt" style:font-weight-complex="bold"/>
    </style:style>
    <style:style style:name="T7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language="ru" fo:country="RU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color="#ffffff" loext:opacity="100%" style:text-outline="false" style:font-name="Liberation Sans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77" style:family="text">
      <style:text-properties fo:color="#eeeee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78" style:family="text">
      <style:text-properties fo:color="#c9211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79" style:family="text">
      <style:text-properties fo:color="#eeeeee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80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style:font-name="Liberation Sans" fo:font-size="12pt" fo:language="ru" fo:country="RU" fo:font-weight="bold" style:font-size-asian="12pt" style:font-weight-asian="bold" style:font-size-complex="12pt" style:font-weight-complex="bold"/>
    </style:style>
    <style:style style:name="T83" style:family="text">
      <style:text-properties style:font-name="Liberation Sans" fo:font-size="12pt" fo:language="ru" fo:country="RU" style:font-size-asian="12pt" style:font-size-complex="12pt"/>
    </style:style>
    <style:style style:name="T84" style:family="text">
      <style:text-properties style:font-name="Liberation Sans1" fo:font-size="12pt" fo:language="ru" fo:country="RU" style:font-name-asian="Liberation Sans1" style:font-size-asian="12pt" style:font-name-complex="Liberation Sans1" style:font-size-complex="12pt"/>
    </style:style>
    <style:style style:name="T8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color="#ce181e" loext:opacity="100%" style:font-name="Liberation Mono" fo:font-size="14pt" fo:language="en" fo:country="US" fo:font-weight="bold" style:font-size-asian="14pt" style:font-weight-asian="bold" style:font-size-complex="14pt" style:font-weight-complex="bold"/>
    </style:style>
    <style:style style:name="T8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color="#006699" loext:opacity="100%" style:font-name="Liberation Mono" fo:font-size="16pt" fo:language="en" fo:country="US" fo:font-weight="normal" style:font-size-asian="16pt" style:font-weight-asian="normal" style:font-size-complex="16pt" style:font-weight-complex="normal"/>
    </style:style>
    <style:style style:name="T89" style:family="text">
      <style:text-properties fo:color="#006699" loext:opacity="100%" style:font-name="Liberation Mono" fo:font-size="16pt" fo:language="en" fo:country="US" fo:font-weight="bold" style:font-size-asian="16pt" style:font-weight-asian="bold" style:font-size-complex="16pt" style:font-weight-complex="bold"/>
    </style:style>
    <style:style style:name="T90" style:family="text">
      <style:text-properties fo:color="#000066" loext:opacity="100%" fo:font-size="14pt" fo:font-style="italic" style:font-size-asian="14pt" style:font-style-asian="italic" style:font-size-complex="14pt" style:font-style-complex="italic"/>
    </style:style>
    <style:style style:name="T91" style:family="text">
      <style:text-properties fo:color="#000066" loext:opacity="100%" fo:font-size="14pt" fo:font-style="normal" style:font-size-asian="14pt" style:font-style-asian="normal" style:font-size-complex="14pt" style:font-style-complex="normal"/>
    </style:style>
    <style:style style:name="T92" style:family="text">
      <style:text-properties style:font-name="Liberation Sans" fo:font-size="12pt" style:font-size-asian="12pt" style:font-size-complex="12pt"/>
    </style:style>
    <style:style style:name="T93" style:family="text">
      <style:text-properties fo:color="#ce181e" loext:opacity="100%" style:font-name="Liberation Mono" fo:font-size="12pt" fo:language="en" fo:country="US" fo:font-weight="bold" style:font-size-asian="12pt" style:font-weight-asian="bold" style:font-size-complex="12pt" style:font-weight-complex="bold"/>
    </style:style>
    <style:style style:name="T94" style:family="text">
      <style:text-properties fo:color="#006699" loext:opacity="100%" style:font-name="Liberation Mono" fo:font-size="12pt" fo:language="en" fo:country="US" fo:font-weight="normal" style:font-size-asian="12pt" style:font-weight-asian="normal" style:font-size-complex="12pt" style:font-weight-complex="normal"/>
    </style:style>
    <style:style style:name="T9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letter-kerning="true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color="#006699" loext:opacity="100%" style:font-name="Liberation Mono" fo:font-size="12pt" fo:language="en" fo:country="US" fo:font-weight="normal" style:font-name-asian="Liberation Sans1" style:font-size-asian="12pt" style:font-weight-asian="normal" style:font-name-complex="Liberation Sans1" style:font-size-complex="12pt" style:font-weight-complex="normal"/>
    </style:style>
    <style:style style:name="T100" style:family="text">
      <style:text-properties fo:color="#ce181e" loext:opacity="100%" style:font-name="Liberation Mono" fo:font-size="12pt" fo:language="en" fo:country="US" fo:font-weight="normal" style:font-size-asian="12pt" style:font-weight-asian="normal" style:font-size-complex="12pt" style:font-weight-complex="normal"/>
    </style:style>
    <style:style style:name="T101" style:family="text">
      <style:text-properties fo:color="#ce181e" loext:opacity="100%" style:font-name="Liberation Mono" fo:font-size="12pt" fo:language="en" fo:country="US" fo:font-weight="normal" style:font-name-asian="Liberation Sans1" style:font-size-asian="12pt" style:font-weight-asian="normal" style:font-name-complex="Liberation Sans1" style:font-size-complex="12pt" style:font-weight-complex="normal"/>
    </style:style>
    <style:style style:name="T102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letter-kerning="true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en" fo:country="US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en" fo:country="US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en" fo:country="US" fo:font-style="italic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color="#006699" loext:opacity="100%" style:font-name="Liberation Mono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0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en" fo:country="US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09" style:family="text">
      <style:text-properties fo:color="#006699" loext:opacity="100%" style:font-name="Liberation Mono" fo:font-size="15pt" fo:language="en" fo:country="US" fo:font-style="italic" fo:font-weight="normal" style:font-size-asian="15pt" style:font-weight-asian="normal" style:font-size-complex="15pt" style:font-weight-complex="normal"/>
    </style:style>
    <style:style style:name="T110" style:family="text">
      <style:text-properties fo:color="#006699" loext:opacity="100%" style:font-name="Liberation Mono" fo:font-size="15pt" fo:language="en" fo:country="US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11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12" style:family="text">
      <style:text-properties fo:color="#006699" loext:opacity="100%" style:font-name="Liberation Mono" fo:font-size="15pt" fo:language="en" fo:country="US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13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en" fo:country="US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14" style:family="text">
      <style:text-properties fo:color="#000066" loext:opacity="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15" style:family="text">
      <style:text-properties fo:color="#006699" loext:opacity="100%" style:font-name="Liberation Sans" fo:font-size="16pt" fo:language="en" fo:country="US" fo:font-weight="bold" style:font-size-asian="16pt" style:font-weight-asian="bold" style:font-size-complex="16pt" style:font-weight-complex="bold"/>
    </style:style>
    <style:style style:name="T116" style:family="text">
      <style:text-properties fo:color="#ffffff" loext:opacity="100%" style:text-outline="false" style:font-name="Liberation Sans" fo:font-size="24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17" style:family="text">
      <style:text-properties fo:color="#006699" loext:opacity="100%" style:text-outline="false" style:font-name="Liberation Sans" fo:font-size="15pt" fo:language="en" fo:country="US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118" style:family="text">
      <style:text-properties fo:color="#006699" loext:opacity="100%" style:text-outline="false" style:font-name="Liberation Mono" fo:font-size="15pt" fo:language="en" fo:country="US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119" style:family="text">
      <style:text-properties fo:color="#006699" loext:opacity="100%" style:font-name="Liberation Sans" fo:font-size="15pt" fo:language="en" fo:country="US" fo:font-weight="normal" style:font-size-asian="15pt" style:font-weight-asian="normal" style:font-size-complex="15pt" style:font-weight-complex="normal"/>
    </style:style>
    <style:style style:name="T12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en" fo:country="US" fo:font-style="normal" fo:text-shadow="none" style:text-underline-style="none" fo:font-weight="normal" style:letter-kerning="true" style:font-name-asian="Liberation Mono" style:font-size-asian="15pt" style:font-style-asian="normal" style:font-weight-asian="normal" style:font-name-complex="Liberation Mono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23" style:family="text">
      <style:text-properties fo:color="#006699" loext:opacity="100%" style:font-name="Liberation Mono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24" style:family="text">
      <style:text-properties fo:color="#006699" loext:opacity="100%" style:font-name="Liberation Mono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25" style:family="text">
      <style:text-properties fo:color="#006699" loext:opacity="100%" style:font-name="Liberation Mono" fo:font-size="15pt" fo:language="en" fo:country="US" fo:font-weight="normal" style:font-name-asian="Liberation Mono" style:font-size-asian="15pt" style:font-weight-asian="normal" style:font-name-complex="Liberation Mono" style:font-size-complex="15pt" style:font-weight-complex="normal"/>
    </style:style>
    <style:style style:name="T126" style:family="text">
      <style:text-properties fo:color="#006699" loext:opacity="100%" style:font-name="Liberation Mono" fo:font-size="15pt" fo:language="en" fo:country="US" style:font-size-asian="15pt" style:font-size-complex="15pt"/>
    </style:style>
    <style:style style:name="T127" style:family="text">
      <style:text-properties fo:color="#ce181e" loext:opacity="100%" style:font-name="Liberation Mono" fo:font-size="15pt" fo:language="en" fo:country="US" style:font-size-asian="15pt" style:font-size-complex="15pt"/>
    </style:style>
    <style:style style:name="T128" style:family="text">
      <style:text-properties fo:color="#006699" loext:opacity="100%" style:font-name="Liberation Sans" fo:font-size="18pt" fo:language="en" fo:country="US" fo:font-weight="normal" style:font-size-asian="18pt" style:font-weight-asian="normal" style:font-size-complex="18pt" style:font-weight-complex="normal"/>
    </style:style>
    <style:style style:name="T12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en" fo:country="US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32" style:family="text">
      <style:text-properties fo:color="#006699" loext:opacity="100%" style:font-name="Liberation Mono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33" style:family="text">
      <style:text-properties fo:color="#006699" loext:opacity="100%" style:font-name="Liberation Mono" fo:font-size="16pt" fo:language="en" fo:country="US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34" style:family="text">
      <style:text-properties fo:color="#ce181e" loext:opacity="100%" style:font-name="Liberation Mono" fo:font-size="16pt" fo:language="en" fo:country="US" fo:font-weight="bold" style:font-size-asian="16pt" style:font-weight-asian="bold" style:font-size-complex="16pt" style:font-weight-complex="bold"/>
    </style:style>
    <style:style style:name="T135" style:family="text">
      <style:text-properties fo:color="#ce181e" loext:opacity="100%" style:font-name="Liberation Mono" fo:font-size="16pt" fo:language="en" fo:country="US" fo:font-weight="normal" style:font-size-asian="16pt" style:font-weight-asian="normal" style:font-size-complex="16pt" style:font-weight-complex="normal"/>
    </style:style>
    <style:style style:name="T136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38" style:family="text">
      <style:text-properties fo:color="#ce181e" loext:opacity="100%" style:font-name="Liberation Mono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39" style:family="text">
      <style:text-properties fo:color="#006699" loext:opacity="100%" style:font-name="Liberation Sans" fo:font-size="16pt" fo:language="en" fo:country="US" style:font-size-asian="16pt" style:font-size-complex="16pt"/>
    </style:style>
    <style:style style:name="T140" style:family="text">
      <style:text-properties fo:color="#006699" loext:opacity="100%" style:font-name="Liberation Mono" fo:font-size="10pt" fo:language="en" fo:country="US" fo:font-weight="normal" style:font-size-asian="10pt" style:font-weight-asian="normal" style:font-size-complex="10pt" style:font-weight-complex="normal"/>
    </style:style>
    <style:style style:name="T141" style:family="text">
      <style:text-properties fo:color="#006699" loext:opacity="100%" style:font-name="Liberation Mono" fo:font-size="10pt" fo:language="en" fo:country="US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4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bold" style:letter-kerning="true" style:font-name-asian="DejaVu Sans" style:font-size-asian="13pt" style:font-style-asian="italic" style:font-weight-asian="bold" style:font-name-complex="FreeSans2" style:font-size-complex="13pt" style:font-style-complex="italic" style:font-weight-complex="bold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Liberation Mono" style:font-size-asian="13pt" style:font-style-asian="normal" style:font-weight-asian="normal" style:font-name-complex="Liberation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156" style:family="text">
      <style:text-properties fo:color="#006699" loext:opacity="100%" style:font-name="Liberation Mono" fo:font-size="16pt" fo:language="en" fo:country="US" style:font-size-asian="16pt" style:font-size-complex="16pt"/>
    </style:style>
    <style:style style:name="T157" style:family="text">
      <style:text-properties fo:color="#006699" loext:opacity="100%" style:font-name="Liberation Mono" fo:font-size="16pt" fo:language="en" fo:country="US" fo:font-style="italic" style:font-size-asian="16pt" style:font-style-asian="italic" style:font-size-complex="16pt" style:font-style-complex="italic"/>
    </style:style>
    <style:style style:name="T158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Liberation Mono" style:font-size-asian="18pt" style:font-style-asian="normal" style:font-weight-asian="normal" style:font-name-complex="Liberation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bold" style:letter-kerning="true" style:font-name-asian="Liberation Mono" style:font-size-asian="18pt" style:font-style-asian="normal" style:font-weight-asian="bold" style:font-name-complex="Liberation Mono" style:font-size-complex="18pt" style:font-style-complex="normal" style:font-weight-complex="bold" style:text-emphasize="none" style:font-relief="none" style:text-overline-style="none" style:text-overline-color="font-color"/>
    </style:style>
    <style:style style:name="T160" style:family="text">
      <style:text-properties fo:color="#006699" loext:opacity="100%" fo:font-size="22pt" fo:language="en" fo:country="US" fo:font-weight="normal" style:font-size-asian="22pt" style:font-weight-asian="normal" style:font-size-complex="22pt" style:font-weight-complex="normal"/>
    </style:style>
    <style:style style:name="T161" style:family="text">
      <style:text-properties fo:color="#006699" loext:opacity="100%" fo:font-size="18pt" fo:language="en" fo:country="US" fo:font-weight="normal" style:font-size-asian="18pt" style:font-weight-asian="normal" style:font-size-complex="18pt" style:font-weight-complex="normal"/>
    </style:style>
    <style:style style:name="T162" style:family="text">
      <style:text-properties fo:color="#006699" loext:opacity="100%" style:font-name="Liberation Sans" fo:font-size="22pt" fo:language="en" fo:country="US" fo:font-weight="normal" style:font-size-asian="22pt" style:font-weight-asian="normal" style:font-size-complex="22pt" style:font-weight-complex="normal"/>
    </style:style>
    <style:style style:name="T163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8pt" fo:language="en" fo:country="US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165" style:family="text">
      <style:text-properties fo:color="#ffffff" loext:opacity="100%" style:text-outline="false" style:font-name="Liberation Sans" fo:font-size="28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166" style:family="text">
      <style:text-properties fo:color="#ffffff" loext:opacity="100%" style:text-outline="false" style:font-name="Liberation Sans" fo:font-size="18pt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167" style:family="text">
      <style:text-properties fo:color="#ffffff" loext:opacity="100%" style:text-outline="false" style:font-name="Liberation Sans1" fo:font-size="28pt" fo:font-style="normal" fo:text-shadow="none" style:font-name-asian="Liberation Sans1" style:font-size-asian="28pt" style:font-style-asian="normal" style:font-name-complex="Liberation Sans1" style:font-size-complex="28pt" style:font-style-complex="normal"/>
    </style:style>
    <style:style style:name="T16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en" fo:country="US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69" style:family="text">
      <style:text-properties fo:color="#006699" loext:opacity="100%" style:text-outline="false" style:text-line-through-style="none" style:text-line-through-type="none" style:font-name="Liberation Mono" fo:font-size="13pt" fo:language="en" fo:country="US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en" fo:country="US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1" style:family="text">
      <style:text-properties fo:color="#006699" loext:opacity="100%" style:text-outline="false" style:text-line-through-style="none" style:text-line-through-type="none" style:font-name="Liberation Mono" fo:font-size="13pt" fo:language="en" fo:country="US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172" style:family="text">
      <style:text-properties fo:color="#007d9c" loext:opacity="100%" fo:font-size="11pt" style:font-size-asian="11pt" style:font-size-complex="11pt"/>
    </style:style>
    <style:style style:name="T173" style:family="text">
      <style:text-properties fo:color="#ffffff" loext:opacity="100%" style:font-name="Liberation Sans" fo:font-size="80pt" fo:language="en" fo:country="US" fo:font-weight="normal" style:font-size-asian="80pt" style:font-weight-asian="normal" style:font-size-complex="80pt" style:font-weight-complex="normal"/>
    </style:style>
    <style:style style:name="T174" style:family="text">
      <style:text-properties fo:color="#006699" loext:opacity="100%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/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1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2">Введение</text:span><text:span text:style-name="T3"> 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049cm" svg:x="0.6cm" svg:y="2.1cm">
          <draw:text-box>
            <text:p text:style-name="P13"><text:span text:style-name="T8">История</text:span><text:span text:style-name="T9">: кем, когда, где и </text:span><text:span text:style-name="T10">зачем создавался язык</text:span><text:span text:style-name="T11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3"> чем Go отличается от других языков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Идиомы. У</text:span><text:span text:style-name="T13">правляющие конструкции.</text:span></text:p>
            <text:p text:style-name="P13"><text:span text:style-name="T12"/></text:p>
            <text:p text:style-name="P13"><text:span text:style-name="T8">Типы данных</text:span><text:span text:style-name="T9">: литералы, константы, числа, строки. Указатели. Агрегаты. </text:span><text:span text:style-name="T13"><text:s/>Интерфейсы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3"> функции, методы. Пакеты.</text:span></text:p>
            <text:p text:style-name="P13"><text:span text:style-name="T12"/></text:p>
            <text:p text:style-name="P13"><text:span text:style-name="T8">Ввод-вывод</text:span><text:span text:style-name="T9">:</text:span><text:span text:style-name="T13"> файлы и сети.</text:span></text:p>
            <text:p text:style-name="P13"><text:span text:style-name="T12"/></text:p>
            <text:p text:style-name="P13"><text:span text:style-name="T8">Мно</text:span><text:span text:style-name="T14">Go</text:span><text:span text:style-name="T8">задачность</text:span><text:span text:style-name="T9">:</text:span><text:span text:style-name="T13"> goroutines, channels.</text:span></text:p>
            <text:p><text:span text:style-name="T12"/></text:p>
            <text:p text:style-name="P13"><text:span text:style-name="T8">Инструменты</text:span><text:span text:style-name="T9">: Go command. Go tools. IDE.</text:span></text:p>
            <text:p><text:span text:style-name="T9"/></text:p>
            <text:p><text:span text:style-name="T8">Применение</text:span><text:span text:style-name="T9">:</text:span><text:span text:style-name="T13"> где, как и почему лучше использовать Go.</text:span></text:p>
            <text:p><text:span text:style-name="T13"/></text:p>
          </draw:text-box>
        </draw:frame>
        <draw:frame draw:style-name="gr12" draw:text-style-name="P15" draw:layer="layout" svg:width="4.41cm" svg:height="6cm" svg:x="23cm" svg:y="8.1cm">
          <draw:image xlink:href="Pictures/1000000100000662000008B082CA01ABB4AD74DA.png" xlink:type="simple" xlink:show="embed" xlink:actuate="onLoad" draw:mime-type="image/png"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7"/></text:p>
            <text:p text:style-name="P2"><text:span text:style-name="T17"/></text:p>
            <text:p text:style-name="P2"><text:span text:style-name="T17">Шустрый суслик</text:span></text:p>
            <text:p text:style-name="P2"><text:span text:style-name="T17">Gopher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одержание</text:span></text:p>
          </draw:text-box>
        </draw:frame>
        <draw:frame draw:style-name="gr13" draw:text-style-name="P18" draw:layer="layout" svg:width="26.8cm" svg:height="13.1cm" svg:x="0.6cm" svg:y="2.1cm">
          <draw:text-box>
            <text:p text:style-name="P13"><text:span text:style-name="T19">Definition. Creators. Chronology. </text:span></text:p>
            <text:p text:style-name="P13"><text:span text:style-name="T19">Usage. Popularity. Indexes.</text:span></text:p>
            <text:p text:style-name="P13"><text:span text:style-name="T19"/></text:p>
            <text:p text:style-name="P13"><text:span text:style-name="T19">Peculiarities.</text:span></text:p>
            <text:p text:style-name="P13"><text:span text:style-name="T19">Installation. Sample. Compile &amp; run.</text:span></text:p>
            <text:p text:style-name="P13"><text:span text:style-name="T19"/></text:p>
            <text:p text:style-name="P13"><text:span text:style-name="T19">Syntax. Style, naming conventions. Idioms.</text:span></text:p>
            <text:p text:style-name="P13"><text:span text:style-name="T19">Control structures.</text:span></text:p>
            <text:p text:style-name="P13"><text:span text:style-name="T19"/></text:p>
            <text:p text:style-name="P13"><text:span text:style-name="T19">Data types:</text:span></text:p>
            <text:p text:style-name="P13"><text:span text:style-name="T20"><text:tab/></text:span><text:span text:style-name="T19">Basic types: include numbers, strings, booleans. Numbers: integer, float, complex</text:span></text:p>
            <text:p text:style-name="P13"><text:span text:style-name="T20"><text:tab/></text:span><text:span text:style-name="T20">Aggregate types: arrays, structs. Reference types: pointers, slices, maps, functions, channels.</text:span></text:p>
            <text:p text:style-name="P13"><text:span text:style-name="T20"><text:tab/></text:span><text:span text:style-name="T20">Interface types: any.</text:span></text:p>
            <text:p text:style-name="P13"><text:span text:style-name="T20"><text:tab/></text:span><text:span text:style-name="T20">Generics.</text:span></text:p>
            <text:p text:style-name="P13"><text:span text:style-name="T19"/></text:p>
            <text:p text:style-name="P13"><text:span text:style-name="T19">Functions. Methods. Packages. Modules.</text:span></text:p>
            <text:p text:style-name="P13"><text:span text:style-name="T19"/></text:p>
            <text:p text:style-name="P13"><text:span text:style-name="T19">Input/output: files &amp; network.</text:span></text:p>
            <text:p text:style-name="P13"><text:span text:style-name="T19"/></text:p>
            <text:p text:style-name="P13"><text:span text:style-name="T19">Parallelism. CSP (communicating sequential processes). Goroutines. Channels</text:span></text:p>
            <text:p text:style-name="P13"><text:span text:style-name="T19"/></text:p>
            <text:p text:style-name="P13"><text:span text:style-name="T19">Instruments. Go command. IDE.</text:span></text:p>
            <text:p text:style-name="P13"><text:span text:style-name="T19"/></text:p>
            <text:p text:style-name="P13"><text:span text:style-name="T19">Применение:</text:span></text:p>
            <text:p text:style-name="P13"><text:span text:style-name="T19"><text:tab/></text:span><text:span text:style-name="T19">TinyGo. WASM. GopherJS.</text:span></text:p>
            <text:p text:style-name="P13"><text:span text:style-name="T19"><text:tab/></text:span><text:span text:style-name="T19">Go @ SBC &amp; MCU. Go @ Lego Mindstorms EV3</text:span></text:p>
            <text:p text:style-name="P13"><text:span text:style-name="T19"><text:tab/></text:span><text:span text:style-name="T19">Go Mobile. Android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1">Go = </text:span><text:span text:style-name="T22">"</text:span><text:span text:style-name="T23">C for the 21st </text:span><text:span text:style-name="T22">century</text:span><text:span text:style-name="T24">"</text:span></text:p>
          </draw:text-box>
        </draw:frame>
        <draw:frame draw:style-name="gr14" draw:text-style-name="P21" draw:layer="layout" svg:width="26.8cm" svg:height="13.1cm" svg:x="0.6cm" svg:y="2.1cm">
          <draw:text-box>
            <text:p text:style-name="P20"><text:span text:style-name="T25">Go</text:span><text:span text:style-name="T26"> — простой быстро компилируемый многопоточный язык программирования со статической типизацией, ориентированный на высокопроизводительную работу в сети и эффективное многопточное выполнение </text:span><text:span text:style-name="T27">(в виде “родных” исполняемых файлов), легко осваиваемый, с многочисленными надёжными библиотеками.</text:span></text:p>
            <text:p text:style-name="P13"><text:span text:style-name="T27"/></text:p>
            <text:p text:style-name="P13"><text:span text:style-name="T28">Проектировщики</text:span><text:span text:style-name="T27">:</text:span></text:p>
            <text:p text:style-name="P13"><text:span text:style-name="T29"><text:tab/></text:span><text:span text:style-name="T29">Robert Griesemer </text:span><text:span text:style-name="T30">(разработчик V8 JS engine, Java HotSpot VM, Sawzall; </text:span><text:span text:style-name="T31">его учитель – Niklaus Wirth)</text:span></text:p>
            <text:p text:style-name="P13"><text:span text:style-name="T32"><text:tab/></text:span><text:span text:style-name="T32">Rob Pike <text:s text:c="14"/></text:span><text:span text:style-name="T30">(разработчик window system for Unix; Plan 9, Inferno, </text:span><text:span text:style-name="T33">UTF-8, языка Sawzall)</text:span></text:p>
            <text:p text:style-name="P13"><text:span text:style-name="T27"><text:tab/></text:span><text:span text:style-name="T27">Ken Thompson <text:s text:c="4"/></text:span><text:span text:style-name="T33">(разработчик Unix, C, grep, ed, Plan 9, Inferno, UTF-8)</text:span></text:p>
            <text:p text:style-name="P13"><text:span text:style-name="T28">Разработчики</text:span><text:span text:style-name="T27">:</text:span></text:p>
            <text:p text:style-name="P13"><text:span text:style-name="T27"><text:tab/></text:span><text:span text:style-name="T27">Команда в Google + community.</text:span></text:p>
            <text:p text:style-name="P20"><text:span text:style-name="T26"/></text:p>
            <text:p text:style-name="P20"><text:span text:style-name="T26">Цель: </text:span><text:span text:style-name="T34">система программирования</text:span><text:span text:style-name="T26"> для </text:span><text:span text:style-name="T32">разработки больших надёжных высоконагруженных быстро работающих серверных программных комплексов с распараллеливанием выполнения.</text:span></text:p>
            <text:p text:style-name="P20"><text:span text:style-name="T32"/></text:p>
            <text:p text:style-name="P20"><text:span text:style-name="T32">На проектирование Go </text:span><text:span text:style-name="T35">повлияли языки</text:span><text:span text:style-name="T32"> </text:span><text:span text:style-name="T36">C, Oberon-2, Active Oberon, Oberon, Modula-2, Modula, Pascal, Alef, Newsqueak, Squeak, CSP, Smalltalk, Limbo,</text:span><text:span text:style-name="T37"> APL, BCPL, occam.</text:span><text:span text:style-name="T38"> </text:span></text:p>
            <text:p text:style-name="P20"><text:span text:style-name="T38"/></text:p>
            <text:p text:style-name="P20"><text:span text:style-name="T39">Разработчиков первоначально объединило их общее недовольство языком C++. Кроме того, они хотели сделать язык с простым синтаксисом, но по </text:span><text:span text:style-name="T40">современным требованиям.</text:span></text:p>
          </draw:text-box>
        </draw:frame>
        <draw:custom-shape draw:style-name="gr15" draw:text-style-name="P22" draw:layer="layout" svg:width="3.19cm" svg:height="2.5cm" svg:x="24.21cm" svg:y="3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Особенности</text:span></text:p>
          </draw:text-box>
        </draw:frame>
        <draw:frame draw:style-name="gr16" draw:text-style-name="P18" draw:layer="layout" svg:width="26.8cm" svg:height="13.103cm" svg:x="0.6cm" svg:y="2.1cm">
          <draw:text-box>
            <text:p text:style-name="P13"><text:span text:style-name="T19">Минимум синтаксических конструкций.</text:span></text:p>
            <text:p text:style-name="P13"><text:span text:style-name="T19">Каждое утверждение (statement) начинается с ключевого слова.</text:span></text:p>
            <text:p text:style-name="P13"><text:span text:style-name="T19"/></text:p>
            <text:p text:style-name="P13"><text:span text:style-name="T19">В языке нет исключений (exceptions).</text:span></text:p>
            <text:p text:style-name="P13"><text:span text:style-name="T19">Нет классов, но есть интерфейсы, и для типов данных можно определять методы.</text:span></text:p>
            <text:p text:style-name="P13"><text:span text:style-name="T41">defer</text:span><text:span text:style-name="T19"> ~ отложенное исполнение функции: появилось в Go</text:span></text:p>
            <text:p text:style-name="P13"><text:span text:style-name="T19"/></text:p>
            <text:p text:style-name="P13"><text:span text:style-name="T41">;</text:span><text:span text:style-name="T19"> служит переводом строки (line feed)</text:span></text:p>
            <text:p text:style-name="P13"><text:span text:style-name="T41">,</text:span><text:span text:style-name="T19"> запятая иногда обязательна в конце строки!</text:span></text:p>
            <text:p text:style-name="P13"><text:span text:style-name="T42">_</text:span><text:span text:style-name="T20"> “пустая переменная</text:span><text:span text:style-name="T19">“ (blank identifier) для игнорирования значения</text:span></text:p>
            <text:p text:style-name="P13"><text:span text:style-name="T43">:=</text:span><text:span text:style-name="T19"> простое объявление (with inferred type) и инициализация переменной</text:span></text:p>
            <text:p text:style-name="P13"><text:span text:style-name="T19"/></text:p>
            <text:p text:style-name="P13"><text:span text:style-name="T19">Имена с заглавной буквы (Capitalized) экспортируются (видны вне пакета)</text:span></text:p>
            <text:p text:style-name="P13"><text:span text:style-name="T19"/></text:p>
            <text:p text:style-name="P13"><text:span text:style-name="T19">Функции: Multiple return values. Named return values. Bare return.</text:span></text:p>
            <text:p text:style-name="P13"><text:span text:style-name="T41">func init() { }</text:span><text:span text:style-name="T19"> // инициализирующие функции в файлах пакета</text:span></text:p>
            <text:p text:style-name="P13"><text:span text:style-name="T19"/></text:p>
            <text:p text:style-name="P13"><text:span text:style-name="T19">Безтиповые константы (untyped constants).</text:span></text:p>
            <text:p text:style-name="P13"><text:span text:style-name="T41">rune</text:span><text:span text:style-name="T19"> // тип данных для ”символа” (code point) в кодировке UTF-8</text:span></text:p>
            <text:p text:style-name="P13"><text:span text:style-name="T41">iota</text:span><text:span text:style-name="T19"> // перечисление (enumerator) именоыванных целых значений</text:span></text:p>
            <text:p text:style-name="P13"><text:span text:style-name="T19"/></text:p>
            <text:p text:style-name="P13"><text:span text:style-name="T19">variable declared / package imported but not used –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Установка</text:span></text:p>
          </draw:text-box>
        </draw:frame>
        <draw:frame draw:style-name="gr17" draw:text-style-name="P23" draw:layer="layout" svg:width="26.8cm" svg:height="13.1cm" svg:x="0.6cm" svg:y="2.1cm">
          <draw:text-box>
            <text:p text:style-name="P20"><text:span text:style-name="T45">Реализации</text:span><text:span text:style-name="T46">:</text:span></text:p>
            <text:p text:style-name="P20"><text:span text:style-name="T46"><text:tab/></text:span><text:span text:style-name="T46">1. Официальный компилятор (Google) для операционных систем AIX, Android, *BSD, iOS, Linux, macOS, Plan 9, </text:span><text:span text:style-name="T47">Solaris, Windows (на разных аппаратных архитектурах) и для WebAssembly (WASM).</text:span></text:p>
            <text:p text:style-name="P20"><text:span text:style-name="T46"><text:tab/></text:span><text:span text:style-name="T46">2. gofrontend + libgo для </text:span><text:span text:style-name="T47">GCC и других компиляторов.</text:span></text:p>
            <text:p text:style-name="P20"><text:span text:style-name="T47"><text:tab/></text:span><text:span text:style-name="T47">3. </text:span><text:span text:style-name="T48">TinyGo</text:span><text:span text:style-name="T47"> для embedded systems и WebAssembly.</text:span></text:p>
            <text:p text:style-name="P20"><text:span text:style-name="T47"><text:tab/></text:span><text:span text:style-name="T47">4. </text:span><text:span text:style-name="T48">GopherJS</text:span><text:span text:style-name="T47"> – кросс-компилятор из Go в JavaScript.</text:span></text:p>
            <text:p text:style-name="P20"><text:span text:style-name="T47"/></text:p>
            <text:p text:style-name="P20"><text:span text:style-name="T47">Поддерживаются </text:span><text:span text:style-name="T48">архитектуры</text:span><text:span text:style-name="T47"> i386, amd64, ARM, RISC-V, MIPS, ppc64, …</text:span></text:p>
            <text:p text:style-name="P20"><text:span text:style-name="T49"><text:tab/></text:span><text:span text:style-name="T49"><text:tab/></text:span><text:span text:style-name="T49">go tool dist list</text:span></text:p>
            <text:p text:style-name="P20"><text:span text:style-name="T50"/></text:p>
            <text:p text:style-name="P20"><text:span text:style-name="T45">Установка</text:span><text:span text:style-name="T46"> (описание </text:span><text:span text:style-name="T51">https://golang.org/doc/install</text:span><text:span text:style-name="T52">):</text:span></text:p>
            <text:p text:style-name="P20"><text:span text:style-name="T50"><text:tab/></text:span><text:span text:style-name="T50"><text:tab/></text:span><text:span text:style-name="T49">sudo apt-get install golang</text:span></text:p>
            <text:p text:style-name="P20"><text:span text:style-name="T53"/></text:p>
            <text:p text:style-name="P20"><text:span text:style-name="T53"/></text:p>
            <text:p text:style-name="P20"><text:span text:style-name="T52">The Go </text:span><text:span text:style-name="T53">Playground</text:span><text:span text:style-name="T52"> ~ интерактивное выполнение программ в браузере:</text:span></text:p>
            <text:p text:style-name="P20"><text:span text:style-name="T54"><text:tab/></text:span><text:span text:style-name="T54"><text:tab/></text:span><text:span text:style-name="T55">https://</text:span><text:span text:style-name="T56">go.dev/play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Установка нескольких версий GO параллельно</text:span></text:p>
          </draw:text-box>
        </draw:frame>
        <draw:frame draw:style-name="gr18" draw:text-style-name="P21" draw:layer="layout" svg:width="26.8cm" svg:height="13.1cm" svg:x="0.6cm" svg:y="2.1cm">
          <draw:text-box>
            <text:p text:style-name="P20"><text:span text:style-name="T57">Иногда нужно установить старые версии Go <text:s text:c="3"/># </text:span><text:span text:style-name="T58"><text:a xlink:href="https://go.dev/doc/manage-install" xlink:type="simple">https://go.dev/doc/manage-install</text:a></text:span></text:p>
            <text:p text:style-name="P20"><text:span text:style-name="T57">Они устанавливаются в </text:span><text:span text:style-name="T58">~/sdk</text:span></text:p>
          </draw:text-box>
        </draw:frame>
        <draw:frame draw:style-name="gr19" draw:text-style-name="P24" draw:layer="layout" svg:width="26.4cm" svg:height="11.245cm" svg:x="0.8cm" svg:y="3.882cm">
          <draw:text-box>
            <text:p><text:span text:style-name="T59">$ go install golang.org/dl/go</text:span><text:span text:style-name="T60">1.10.7</text:span><text:span text:style-name="T59">@latest</text:span></text:p>
            <text:p text:style-name="P13"><text:span text:style-name="T59">$ go1.10.7 download</text:span></text:p>
            <text:p text:style-name="P13"><text:span text:style-name="T59">Downloaded <text:s text:c="2"/>0.0% ( <text:s text:c="3"/>3124 / 92421167 bytes) ...</text:span></text:p>
            <text:p text:style-name="P13"><text:span text:style-name="T59">Downloaded <text:s/>12.0% (11091888 / 92421167 bytes) ...</text:span></text:p>
            <text:p text:style-name="P13"><text:span text:style-name="T59">Downloaded <text:s/>32.0% (29540128 / 92421167 bytes) ...</text:span></text:p>
            <text:p text:style-name="P13"><text:span text:style-name="T59">Downloaded <text:s/>48.8% (45104240 / 92421167 bytes) ...</text:span></text:p>
            <text:p text:style-name="P13"><text:span text:style-name="T59">Downloaded <text:s/>64.5% (59588160 / 92421167 bytes) ...</text:span></text:p>
            <text:p text:style-name="P13"><text:span text:style-name="T59">Downloaded <text:s/>77.7% (71810528 / 92421167 bytes) ...</text:span></text:p>
            <text:p text:style-name="P13"><text:span text:style-name="T59">Downloaded <text:s/>84.0% (77610416 / 92421167 bytes) ...</text:span></text:p>
            <text:p text:style-name="P13"><text:span text:style-name="T59">Downloaded <text:s/>91.1% (84196736 / 92421167 bytes) ...</text:span></text:p>
            <text:p text:style-name="P13"><text:span text:style-name="T59">Downloaded <text:s/>97.7% (90340688 / 92421167 bytes) ...</text:span></text:p>
            <text:p text:style-name="P13"><text:span text:style-name="T59">Downloaded 100.0% (92421167 / 92421167 bytes)</text:span></text:p>
            <text:p text:style-name="P13"><text:span text:style-name="T59">Unpacking /home/t4503/sdk/go</text:span><text:span text:style-name="T60">1.10.7</text:span><text:span text:style-name="T59">/go</text:span><text:span text:style-name="T60">1.10.7</text:span><text:span text:style-name="T59">.linux-amd64.tar.gz ...</text:span></text:p>
            <text:p text:style-name="P13"><text:span text:style-name="T59">Success. You may now run 'go</text:span><text:span text:style-name="T60">1.10.7</text:span><text:span text:style-name="T59">'</text:span></text:p>
            <text:p text:style-name="P13"><text:span text:style-name="T59">$ go</text:span><text:span text:style-name="T60">1.10.7</text:span><text:span text:style-name="T59"> version</text:span></text:p>
            <text:p text:style-name="P13"><text:span text:style-name="T59">go version go</text:span><text:span text:style-name="T60">1.10.7</text:span><text:span text:style-name="T59"> linux/amd64</text:span></text:p>
            <text:p text:style-name="P13"><text:span text:style-name="T59">$ go</text:span><text:span text:style-name="T60">1.10.7</text:span><text:span text:style-name="T59"> env GOROOT</text:span></text:p>
            <text:p text:style-name="P13"><text:span text:style-name="T59">/home/gopher/sdk/go</text:span><text:span text:style-name="T60">1.10.7</text:span></text:p>
            <text:p text:style-name="P13"><text:span text:style-name="T59"/></text:p>
            <text:p text:style-name="P13"><text:span text:style-name="T61">$ go env GOROOT</text:span></text:p>
            <text:p text:style-name="P13"><text:span text:style-name="T61">/usr/local/go</text:span></text:p>
            <text:p text:style-name="P13"><text:span text:style-name="T61">$ go version</text:span></text:p>
            <text:p text:style-name="P13"><text:span text:style-name="T61">go version go1.23.4 linux/amd6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Пример </text:span><text:span text:style-name="T62">с приветом</text:span></text:p>
          </draw:text-box>
        </draw:frame>
        <draw:frame draw:style-name="gr20" draw:text-style-name="P25" draw:layer="layout" svg:width="26.8cm" svg:height="8.682cm" svg:x="0.6cm" svg:y="2.1cm">
          <draw:text-box>
            <text:p text:style-name="P13"><text:span text:style-name="T63">package main <text:s text:c="20"/>// все программы принадлежат к своему пакету</text:span></text:p>
            <text:p text:style-name="P13"><text:span text:style-name="T64">import ( <text:s text:c="24"/></text:span><text:span text:style-name="T63">// подключить...</text:span></text:p>
            <text:p text:style-name="P13"><text:span text:style-name="T63"><text:s text:c="2"/></text:span><text:span text:style-name="T63">"fmt" <text:s text:c="25"/>// ... пакет форматированного вывода</text:span></text:p>
            <text:p text:style-name="P13"><text:span text:style-name="T64"><text:s text:c="2"/></text:span><text:span text:style-name="T63">"os" <text:s text:c="26"/>// ... и взаимодействия с OS</text:span></text:p>
            <text:p text:style-name="P13"><text:span text:style-name="T63">)</text:span></text:p>
            <text:p text:style-name="P13"><text:span text:style-name="T64">const world = "</text:span><text:span text:style-name="T64">世界</text:span><text:span text:style-name="T64">" <text:s text:c="12"/></text:span><text:span text:style-name="T63">// UTF-8 для исходного кода и литералов</text:span></text:p>
            <text:p text:style-name="P13"><text:span text:style-name="T65"/></text:p>
            <text:p text:style-name="P13"><text:span text:style-name="T63">func main() { <text:s text:c="19"/>// с main() начинается выполнение программы</text:span></text:p>
            <text:p text:style-name="P13"><text:span text:style-name="T64"><text:s text:c="2"/></text:span><text:span text:style-name="T64">var s string = world <text:s text:c="10"/>// var </text:span><text:span text:style-name="T66">переменная тип = значение</text:span></text:p>
            <text:p text:style-name="P13"><text:span text:style-name="T64"><text:s text:c="33"/></text:span><text:span text:style-name="T64">// len() - встроенная функция определения размера </text:span></text:p>
            <text:p text:style-name="P13"><text:span text:style-name="T64"><text:s text:c="2"/></text:span><text:span text:style-name="T64">if len(os.Args) &gt; 1 { <text:s text:c="9"/>// в os.Args[0] – имя программы</text:span></text:p>
            <text:p text:style-name="P13"><text:span text:style-name="T64"><text:s text:c="4"/></text:span><text:span text:style-name="T64">s = os.Args[1] <text:s text:c="14"/>// имена с заглавной буквы экспортируются</text:span></text:p>
            <text:p text:style-name="P13"><text:span text:style-name="T64"><text:s text:c="2"/></text:span><text:span text:style-name="T64">}</text:span></text:p>
            <text:p text:style-name="P13"><text:span text:style-name="T63"><text:s text:c="2"/></text:span><text:span text:style-name="T63">fmt.Printf("Привет, %s!\n", s) // вызов функции из импортированного пакета</text:span></text:p>
            <text:p text:style-name="P13"><text:span text:style-name="T63">} <text:s text:c="30"/></text:span></text:p>
          </draw:text-box>
        </draw:frame>
        <draw:frame draw:style-name="gr21" draw:text-style-name="P26" draw:layer="layout" svg:width="26.4cm" svg:height="4.418cm" svg:x="0.8cm" svg:y="10.782cm">
          <draw:text-box>
            <text:p><text:span text:style-name="T67">$ go run helloWorld.go</text:span></text:p>
            <text:p><text:span text:style-name="T67">Привет, </text:span><text:span text:style-name="T67">世界</text:span><text:span text:style-name="T67">!</text:span></text:p>
            <text:p text:style-name="P13"><text:span text:style-name="T67">$ go build helloWorld.go</text:span></text:p>
            <text:p text:style-name="P13"><text:span text:style-name="T59">$ ./helloWorld</text:span><text:span text:style-name="T67"> мир</text:span></text:p>
            <text:p text:style-name="P13"><text:span text:style-name="T67">Привет, мир!</text:span></text:p>
            <text:p text:style-name="P13"><text:span text:style-name="T59">$ </text:span><text:span text:style-name="T68">GOOS=windows GOARCH=amd64</text:span><text:span text:style-name="T59"> </text:span><text:span text:style-name="T67">go build helloWorld.go</text:span></text:p>
            <text:p text:style-name="P13"><text:span text:style-name="T59">$ ls </text:span><text:span text:style-name="T67">helloWorld*</text:span></text:p>
            <text:p text:style-name="P13"><text:span text:style-name="T69">helloWorld helloWorld.exe</text:span><text:span text:style-name="T59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Пример: </text:span><text:span text:style-name="T62">web-server</text:span></text:p>
          </draw:text-box>
        </draw:frame>
        <draw:frame draw:style-name="gr22" draw:text-style-name="P28" draw:layer="layout" svg:width="26.8cm" svg:height="12.974cm" svg:x="0.6cm" svg:y="2.1cm">
          <draw:text-box>
            <text:p text:style-name="P27"><text:span text:style-name="T70">package main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// на основе примера, который привёл Rob Pike</text:span></text:p>
            <text:p text:style-name="P13"><text:span text:style-name="T70"/></text:p>
            <text:p text:style-name="P13"><text:span text:style-name="T70">import (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// импортировать пакеты:</text:span></text:p>
            <text:p text:style-name="P13"><text:span text:style-name="T70"><text:tab/></text:span><text:span text:style-name="T70">"fmt" <text:s text:c="5"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// форматированная печать</text:span></text:p>
            <text:p text:style-name="P13"><text:span text:style-name="T70"><text:tab/></text:span><text:span text:style-name="T70">"log" <text:s text:c="5"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// протоколирование</text:span></text:p>
            <text:p text:style-name="P13"><text:span text:style-name="T70"><text:tab/></text:span><text:span text:style-name="T70">"net/http" 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// сетевая магия – в этом пакете</text:span></text:p>
            <text:p text:style-name="P13"><text:span text:style-name="T70">)</text:span></text:p>
            <text:p text:style-name="P13"><text:span text:style-name="T70"/></text:p>
            <text:p text:style-name="P13"><text:span text:style-name="T70"><text:s text:c="23"/></text:span><text:span text:style-name="T70">// во всех идентификаторах можно использовать символы UTF-8</text:span></text:p>
            <text:p text:style-name="P13"><text:span text:style-name="T70">func </text:span><text:span text:style-name="T71">こんにちは</text:span><text:span text:style-name="T71">Мир</text:span><text:span text:style-name="T70">(w http.</text:span><text:span text:style-name="T72">ResponseWriter</text:span><text:span text:style-name="T70">, req *http.</text:span><text:span text:style-name="T72">Request</text:span><text:span text:style-name="T70">) {</text:span></text:p>
            <text:p text:style-name="P13"><text:span text:style-name="T70"><text:tab/></text:span><text:span text:style-name="T70">fmt.Fprintf(w, "Привет, мир!!!\n") <text:s text:c="11"/>// вывод ответа прямо в сеть 8-)</text:span></text:p>
            <text:p text:style-name="P13"><text:span text:style-name="T70">}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 <text:s text:c="2"/>// точнее: в любой Writer</text:span></text:p>
            <text:p text:style-name="P13"><text:span text:style-name="T70"/></text:p>
            <text:p text:style-name="P13"><text:span text:style-name="T70">func main() { <text:s text:c="49"/></text:span></text:p>
            <text:p text:style-name="P13"><text:span text:style-name="T70"><text:tab/></text:span><text:span text:style-name="T70">http.HandleFunc("/", </text:span><text:span text:style-name="T71">こんにちは</text:span><text:span text:style-name="T71">Мир</text:span><text:span text:style-name="T70">) <text:s text:c="11"/>// подключить функцию-обработчик</text:span></text:p>
            <text:p text:style-name="P13"><text:span text:style-name="T70"><text:tab/></text:span><text:span text:style-name="T70">err := http.</text:span><text:span text:style-name="T72">ListenAndServe</text:span><text:span text:style-name="T70">("localhost:12345", nil) <text:s text:c="3"/>// слушать порт на хосте</text:span></text:p>
            <text:p text:style-name="P13"><text:span text:style-name="T70"><text:tab/></text:span><text:span text:style-name="T70">if err != nil { <text:s text:c="38"/>// обработать ошибку</text:span></text:p>
            <text:p text:style-name="P13"><text:span text:style-name="T70"><text:tab/></text:span><text:span text:style-name="T70"><text:tab/></text:span><text:span text:style-name="T70">log.Fatal("ListenAndServe: ", err) <text:s text:c="15"/>// записать в протокол</text:span></text:p>
            <text:p text:style-name="P13"><text:span text:style-name="T70"><text:tab/></text:span><text:span text:style-name="T70">} <text:s text:c="52"/></text:span></text:p>
            <text:p text:style-name="P13"><text:span text:style-name="T73">} <text:s text:c="56"/></text:span><text:span text:style-name="T70">// бесконечный цикл</text:span></text:p>
            <text:p text:style-name="P13"><text:span text:style-name="T73">// аргумент nil означает, что надо использовать </text:span><text:span text:style-name="T70">HandleFunc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Пример: </text:span><text:span text:style-name="T62">кириллица</text:span></text:p>
          </draw:text-box>
        </draw:frame>
        <draw:frame draw:style-name="gr23" draw:text-style-name="P28" draw:layer="layout" svg:width="26.8cm" svg:height="12.974cm" svg:x="0.6cm" svg:y="2.1cm">
          <draw:text-box>
            <text:p text:style-name="P27"><text:span text:style-name="T70">package main</text:span></text:p>
            <text:p text:style-name="P27"><text:span text:style-name="T70">import (</text:span></text:p>
            <text:p text:style-name="P27"><text:span text:style-name="T70"><text:tab/></text:span><text:span text:style-name="T70">"fmt"</text:span></text:p>
            <text:p text:style-name="P27"><text:span text:style-name="T70"><text:tab/></text:span><text:span text:style-name="T70">"time"</text:span></text:p>
            <text:p text:style-name="P27"><text:span text:style-name="T70">)</text:span></text:p>
            <text:p text:style-name="P27"><text:span text:style-name="T70">const </text:span><text:span text:style-name="T71">Вопрос</text:span><text:span text:style-name="T70"> = "Главный вопрос жизни, вселенной и вообще"</text:span></text:p>
            <text:p text:style-name="P27"><text:span text:style-name="T70"/></text:p>
            <text:p text:style-name="P27"><text:span text:style-name="T70">func </text:span><text:span text:style-name="T71">Мыслитель</text:span><text:span text:style-name="T70">(</text:span><text:span text:style-name="T71">вопрос</text:span><text:span text:style-name="T70"> string) int {</text:span></text:p>
            <text:p text:style-name="P27"><text:span text:style-name="T70"><text:tab/></text:span><text:span text:style-name="T70">const </text:span><text:span text:style-name="T71">Ответ</text:span><text:span text:style-name="T70"> = 42</text:span></text:p>
            <text:p text:style-name="P27"><text:span text:style-name="T70"><text:tab/></text:span><text:span text:style-name="T70">return </text:span><text:span text:style-name="T71">Ответ</text:span></text:p>
            <text:p text:style-name="P27"><text:span text:style-name="T70">}</text:span></text:p>
            <text:p text:style-name="P27"><text:span text:style-name="T70"/></text:p>
            <text:p text:style-name="P27"><text:span text:style-name="T70">func main() {</text:span></text:p>
            <text:p text:style-name="P27"><text:span text:style-name="T70"><text:tab/></text:span><text:span text:style-name="T70">var </text:span><text:span text:style-name="T71">время_работы</text:span><text:span text:style-name="T70"> = 7_500_000</text:span></text:p>
            <text:p text:style-name="P27"><text:span text:style-name="T70"><text:tab/></text:span><text:span text:style-name="T71">окончание</text:span><text:span text:style-name="T70"> := time.Now()</text:span></text:p>
            <text:p text:style-name="P27"><text:span text:style-name="T73"><text:tab/></text:span><text:span text:style-name="T74">начало</text:span><text:span text:style-name="T73"> := окончание.AddDate(-</text:span><text:span text:style-name="T74">время_работы</text:span><text:span text:style-name="T73">, 0, 0) // + (годы, месяцы, </text:span><text:span text:style-name="T70">дни)</text:span></text:p>
            <text:p text:style-name="P27"><text:span text:style-name="T70"><text:tab/></text:span><text:span text:style-name="T70">ответ := </text:span><text:span text:style-name="T71">Мыслитель</text:span><text:span text:style-name="T70">(</text:span><text:span text:style-name="T71">Вопрос</text:span><text:span text:style-name="T70">)</text:span></text:p>
            <text:p text:style-name="P27"><text:span text:style-name="T70"><text:tab/></text:span><text:span text:style-name="T70">fmt.Printf(</text:span></text:p>
            <text:p text:style-name="P27"><text:span text:style-name="T70"><text:tab/></text:span><text:span text:style-name="T70"><text:tab/></text:span><text:span text:style-name="T70">"Начав в %v и проработав %v лет, Мыслитель в %v дал ответ: '%v'.\n", </text:span></text:p>
            <text:p text:style-name="P27"><text:span text:style-name="T70"><text:tab/></text:span><text:span text:style-name="T70"> <text:s text:c="3"/></text:span><text:span text:style-name="T71">начало</text:span><text:span text:style-name="T70">, </text:span><text:span text:style-name="T71">время_работы</text:span><text:span text:style-name="T70">, </text:span><text:span text:style-name="T71">окончание</text:span><text:span text:style-name="T70">, </text:span><text:span text:style-name="T71">ответ</text:span><text:span text:style-name="T70">)</text:span></text:p>
            <text:p text:style-name="P27"><text:span text:style-name="T70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frame draw:style-name="gr2" draw:text-style-name="P29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29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29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4" draw:text-style-name="P30" draw:layer="layout" svg:width="24.599cm" svg:height="1.352cm" svg:x="0.701cm" svg:y="0.401cm">
          <draw:text-box>
            <text:p text:style-name="P13"><text:span text:style-name="T75">Пути и каталоги: GOROOT, </text:span><text:span text:style-name="T76">GOPATH</text:span></text:p>
          </draw:text-box>
        </draw:frame>
        <draw:frame draw:style-name="gr25" draw:text-style-name="P31" draw:layer="layout" svg:width="26.4cm" svg:height="12.996cm" svg:x="0.8cm" svg:y="2.1cm">
          <draw:text-box>
            <text:p><text:span text:style-name="T77">$ echo $</text:span><text:span text:style-name="T78">GOROOT</text:span></text:p>
            <text:p><text:span text:style-name="T77">/usr/local/go</text:span></text:p>
            <text:p><text:span text:style-name="T77"/></text:p>
            <text:p><text:span text:style-name="T77">$ echo $</text:span><text:span text:style-name="T78">GOPATH</text:span></text:p>
            <text:p><text:span text:style-name="T77">~/go</text:span></text:p>
            <text:p><text:span text:style-name="T77">$ cd $GOPATH/</text:span><text:span text:style-name="T78">src</text:span></text:p>
            <text:p text:style-name="P13"><text:span text:style-name="T77"/></text:p>
            <text:p><text:span text:style-name="T77">$ mkdir </text:span><text:span text:style-name="T79">sample</text:span><text:span text:style-name="T77"> &amp;&amp; mkdir </text:span><text:span text:style-name="T79">sample</text:span><text:span text:style-name="T77">/</text:span><text:span text:style-name="T79">module</text:span></text:p>
            <text:p><text:span text:style-name="T77">$ cd </text:span><text:span text:style-name="T79">sample</text:span><text:span text:style-name="T77">/</text:span><text:span text:style-name="T79">module</text:span></text:p>
            <text:p text:style-name="P13"><text:span text:style-name="T80"># Напишите module1</text:span><text:span text:style-name="T81">.go</text:span><text:span text:style-name="T80"> в своём любимом редакторе исходников. </text:span></text:p>
            <text:p text:style-name="P13"><text:span text:style-name="T81"/></text:p>
            <text:p text:style-name="P13"><text:span text:style-name="T81">$ cd $GOPATH/src/</text:span><text:span text:style-name="T80">sample</text:span></text:p>
            <text:p text:style-name="P13"><text:span text:style-name="T80"># Напишите </text:span><text:span text:style-name="T81">main.go,</text:span><text:span text:style-name="T80"> где делается </text:span><text:span text:style-name="T81">import ( "sample/module"</text:span><text:span text:style-name="T80"> )</text:span></text:p>
            <text:p text:style-name="P13"><text:span text:style-name="T81"/></text:p>
            <text:p text:style-name="P13"><text:span text:style-name="T81">$ go mod init sample</text:span></text:p>
            <text:p text:style-name="P13"><text:span text:style-name="T81">$ go mod edit -replace sample/module=./module</text:span></text:p>
            <text:p text:style-name="P13"><text:span text:style-name="T81"/></text:p>
            <text:p text:style-name="P13"><text:span text:style-name="T77">$ go run main.go</text:span></text:p>
            <text:p text:style-name="P13"><text:span text:style-name="T77"/></text:p>
            <text:p text:style-name="P13"><text:span text:style-name="T77">$ go build main.go</text:span></text:p>
            <text:p text:style-name="P13"><text:span text:style-name="T81">$ ./main</text:span></text:p>
            <text:p text:style-name="P13"><text:span text:style-name="T77"/></text:p>
          </draw:text-box>
        </draw:frame>
        <draw:frame draw:style-name="gr26" draw:text-style-name="P32" draw:layer="layout" svg:width="7.4cm" svg:height="3.095cm" svg:x="19.4cm" svg:y="11.505cm">
          <draw:text-box>
            <text:p><text:span text:style-name="T82">mod.go</text:span></text:p>
            <text:p><text:span text:style-name="T83"/></text:p>
            <text:p><text:span text:style-name="T83">module sample</text:span></text:p>
            <text:p><text:span text:style-name="T83">go 1.23.2</text:span></text:p>
            <text:p><text:span text:style-name="T83">replace sample/module =&gt; ./module</text:span></text:p>
            <text:p><text:span text:style-name="T83"/></text:p>
          </draw:text-box>
        </draw:frame>
        <draw:frame draw:style-name="gr27" draw:text-style-name="P34" draw:layer="layout" svg:width="6.9cm" svg:height="4.991cm" svg:x="20cm" svg:y="2.406cm">
          <draw:text-box>
            <text:p text:style-name="P33"><text:span text:style-name="T82">~/go/src</text:span></text:p>
            <text:p text:style-name="P33"><text:span text:style-name="T83"><text:s text:c="9"/></text:span><text:span text:style-name="T83">|</text:span></text:p>
            <text:p text:style-name="P33"><text:span text:style-name="T83"><text:s text:c="9"/></text:span><text:span text:style-name="T84">˪ /</text:span><text:span text:style-name="T83">sample/</text:span></text:p>
            <text:p text:style-name="P33"><text:span text:style-name="T83"><text:s text:c="12"/></text:span><text:span text:style-name="T83">| <text:s text:c="11"/>go.mod</text:span></text:p>
            <text:p text:style-name="P33"><text:span text:style-name="T83"><text:s text:c="12"/></text:span><text:span text:style-name="T83">| <text:s text:c="11"/>main.go</text:span></text:p>
            <text:p text:style-name="P13"><text:span text:style-name="T83"><text:s text:c="12"/></text:span><text:span text:style-name="T83">| <text:s text:c="11"/>main</text:span></text:p>
            <text:p text:style-name="P33"><text:span text:style-name="T83"><text:s text:c="12"/></text:span><text:span text:style-name="T83">|</text:span></text:p>
            <text:p text:style-name="P33"><text:span text:style-name="T85"><text:s text:c="12"/></text:span><text:span text:style-name="T84">˪ /</text:span><text:span text:style-name="T83">module/</text:span></text:p>
            <text:p text:style-name="P33"><text:span text:style-name="T83"><text:s text:c="28"/></text:span><text:span text:style-name="T83">module1.go</text:span></text:p>
            <text:p text:style-name="P33"><text:span text:style-name="T83"/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Синтаксис</text:span></text:p>
          </draw:text-box>
        </draw:frame>
        <draw:frame draw:style-name="gr28" draw:text-style-name="P36" draw:layer="layout" svg:width="13.2cm" svg:height="13.1cm" svg:x="0.6cm" svg:y="2.1cm">
          <draw:text-box>
            <text:p text:style-name="P13"><text:span text:style-name="T63">const START, STOP = 10, 16</text:span></text:p>
            <text:p text:style-name="P13"><text:span text:style-name="T63"/></text:p>
            <text:p text:style-name="P13"><text:span text:style-name="T63">type PointerToInt *int</text:span></text:p>
            <text:p text:style-name="P13"><text:span text:style-name="T63"/></text:p>
            <text:p text:style-name="P13"><text:span text:style-name="T63">var </text:span><text:span text:style-name="T86">i</text:span><text:span text:style-name="T63"> int = START</text:span></text:p>
            <text:p text:style-name="P13"><text:span text:style-name="T63">var p1 *int = &amp;i</text:span></text:p>
            <text:p text:style-name="P13"><text:span text:style-name="T63">var p2 PointerToInt</text:span></text:p>
            <text:p text:style-name="P13"><text:span text:style-name="T63">p2 = p1</text:span></text:p>
            <text:p text:style-name="P13"><text:span text:style-name="T63"/></text:p>
            <text:p text:style-name="P13"><text:span text:style-name="T63">loop:</text:span></text:p>
            <text:p text:style-name="P13"><text:span text:style-name="T63">for i := </text:span><text:span text:style-name="T86">i</text:span><text:span text:style-name="T63">; i &lt; STOP; i++ {</text:span></text:p>
            <text:p text:style-name="P13"><text:span text:style-name="T63"><text:s text:c="2"/></text:span><text:span text:style-name="T63">*p1++; *p2 += 2</text:span></text:p>
            <text:p text:style-name="P13"><text:span text:style-name="T63"><text:s text:c="2"/></text:span><text:span text:style-name="T63">if i &lt; 0 { break loop }</text:span></text:p>
            <text:p text:style-name="P13"><text:span text:style-name="T63"><text:s text:c="2"/></text:span><text:span text:style-name="T63">fmt.Printf("i=%d outer i=%d \n", i, *p1)</text:span></text:p>
            <text:p text:style-name="P13"><text:span text:style-name="T63">}</text:span></text:p>
            <text:p text:style-name="P13"><text:span text:style-name="T63"/></text:p>
            <text:p text:style-name="P13"><text:span text:style-name="T63"/></text:p>
          </draw:text-box>
        </draw:frame>
        <draw:frame draw:style-name="gr29" draw:text-style-name="P14" draw:layer="layout" svg:width="13.4cm" svg:height="13.1cm" svg:x="14cm" svg:y="2.1cm">
          <draw:text-box>
            <text:p text:style-name="P13"><text:span text:style-name="T10">Синтаксис похож на язык C</text:span></text:p>
            <text:p text:style-name="P13"><text:span text:style-name="T10"/></text:p>
            <text:p text:style-name="P13"><text:span text:style-name="T9">тип </text:span><text:span text:style-name="T87">*int</text:span><text:span text:style-name="T10"> – указатель на </text:span><text:span text:style-name="T88">int</text:span></text:p>
            <text:p text:style-name="P13"><text:span text:style-name="T87"/></text:p>
            <text:p text:style-name="P13"><text:span text:style-name="T87">&amp;i</text:span><text:span text:style-name="T10"> – получить адрес </text:span><text:span text:style-name="T88">i</text:span></text:p>
            <text:p text:style-name="P13"><text:span text:style-name="T10"/></text:p>
            <text:p text:style-name="P13"><text:span text:style-name="T88"/></text:p>
            <text:p text:style-name="P13"><text:span text:style-name="T88"/></text:p>
            <text:p text:style-name="P13"><text:span text:style-name="T88">for</text:span><text:span text:style-name="T10"> – единственная форма цикла</text:span></text:p>
            <text:p text:style-name="P13"><text:span text:style-name="T10">“ </text:span><text:span text:style-name="T89">;</text:span><text:span text:style-name="T10"> ” == перевод строки</text:span></text:p>
            <text:p text:style-name="P13"><text:span text:style-name="T10">в </text:span><text:span text:style-name="T88">if</text:span><text:span text:style-name="T10">, </text:span><text:span text:style-name="T88">for</text:span><text:span text:style-name="T10">, </text:span><text:span text:style-name="T88">switch</text:span><text:span text:style-name="T10"> – нет скобок при условии</text:span></text:p>
            <text:p text:style-name="P13"><text:span text:style-name="T9">в </text:span><text:span text:style-name="T87">Printf</text:span><text:span text:style-name="T9"> </text:span><text:span text:style-name="T10">– много удобных %verb и #adverb</text:span></text:p>
            <text:p text:style-name="P13"><text:span text:style-name="T10"/></text:p>
            <text:p text:style-name="P13"><text:span text:style-name="T10"><text:s text:c="11"/></text:span></text:p>
          </draw:text-box>
        </draw:frame>
        <draw:custom-shape draw:style-name="gr30" draw:text-style-name="P38" draw:layer="layout" svg:width="11.6cm" svg:height="1.8cm" svg:x="0.8cm" svg:y="13.4cm">
          <text:p text:style-name="P37"><text:span text:style-name="T90">Почти всё в синтаксисе стало понятно, когда </text:span></text:p>
          <text:p text:style-name="P37"><text:span text:style-name="T90">прочитал статью про Go в Википедии. <text:s text:c="7"/></text:span><text:span text:style-name="T91">8-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39" draw:layer="layout" svg:width="7.4cm" svg:height="3.095cm" svg:x="20.2cm" svg:y="12.206cm">
          <draw:text-box>
            <text:p><text:span text:style-name="T92">i=10 outer i=13</text:span></text:p>
            <text:p><text:span text:style-name="T92">i=11 outer i=16</text:span></text:p>
            <text:p><text:span text:style-name="T92">i=12 outer i=19</text:span></text:p>
            <text:p><text:span text:style-name="T92">i=13 outer i=22</text:span></text:p>
            <text:p><text:span text:style-name="T92">i=14 outer i=25</text:span></text:p>
            <text:p><text:span text:style-name="T92">i=15 outer i=28 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Пунктуация</text:span></text:p>
          </draw:text-box>
        </draw:frame>
        <draw:frame draw:style-name="gr32" draw:text-style-name="P40" draw:layer="layout" svg:width="11.6cm" svg:height="13.1cm" svg:x="0.6cm" svg:y="2.1cm">
          <draw:text-box>
            <text:p text:style-name="P13"><text:span text:style-name="T93">()</text:span><text:span text:style-name="T94"> список: импортов, констант, параметров,</text:span></text:p>
            <text:p text:style-name="P13"><text:span text:style-name="T94"><text:s text:c="3"/></text:span><text:span text:style-name="T94">возвращаемых значений, ...</text:span></text:p>
            <text:p text:style-name="P13"><text:span text:style-name="T94"/></text:p>
            <text:p text:style-name="P13"><text:span text:style-name="T94"/></text:p>
            <text:p text:style-name="P13"><text:span text:style-name="T93">[]</text:span><text:span text:style-name="T94"> размер массива, показатель среза</text:span></text:p>
            <text:p text:style-name="P13"><text:span text:style-name="T94"/></text:p>
            <text:p text:style-name="P13"><text:span text:style-name="T94"/></text:p>
            <text:p text:style-name="P13"><text:span text:style-name="T93">{}</text:span><text:span text:style-name="T94"> блок определения</text:span></text:p>
            <text:p text:style-name="P13"><text:span text:style-name="T93">{}</text:span><text:span text:style-name="T94"> блок начальных значений</text:span></text:p>
            <text:p text:style-name="P13"><text:span text:style-name="T93">{}</text:span><text:span text:style-name="T94"> блок кода</text:span></text:p>
            <text:p text:style-name="P13"><text:span text:style-name="T94"/></text:p>
            <text:p text:style-name="P13"><text:span text:style-name="T93">:</text:span><text:span text:style-name="T94"> отделяет индекс или ключ от значения</text:span></text:p>
            <text:p text:style-name="P13"><text:span text:style-name="T94"/></text:p>
            <text:p text:style-name="P13"><text:span text:style-name="T93"/></text:p>
            <text:p text:style-name="P13"><text:span text:style-name="T93">...</text:span><text:span text:style-name="T94"> размер массива вычисляется по значениям</text:span></text:p>
            <text:p text:style-name="P13"><text:span text:style-name="T93">...</text:span><text:span text:style-name="T94"> список параметров переменной длины</text:span></text:p>
            <text:p text:style-name="P13"><text:span text:style-name="T93">...</text:span><text:span text:style-name="T94"> список аргументов переменной длины</text:span></text:p>
            <text:p text:style-name="P13"><text:span text:style-name="T93"/></text:p>
            <text:p text:style-name="P13"><text:span text:style-name="T93">;</text:span><text:span text:style-name="T94"> перевод строки (разделитель утверждений)</text:span></text:p>
            <text:p text:style-name="P13"><text:span text:style-name="T94"/></text:p>
            <text:p text:style-name="P13"><text:span text:style-name="T93">:=</text:span><text:span text:style-name="T94"> объявление и присваивание</text:span></text:p>
            <text:p text:style-name="P13"><text:span text:style-name="T94"/></text:p>
            <text:p text:style-name="P13"><text:span text:style-name="T93">,</text:span><text:span text:style-name="T94"> разделитель в списке</text:span></text:p>
            <text:p text:style-name="P13"><text:span text:style-name="T94"/></text:p>
            <text:p text:style-name="P13"><text:span text:style-name="T94"/></text:p>
          </draw:text-box>
        </draw:frame>
        <draw:frame draw:style-name="gr33" draw:text-style-name="P40" draw:layer="layout" svg:width="15.4cm" svg:height="13.1cm" svg:x="12.2cm" svg:y="2.1cm">
          <draw:text-box>
            <text:p text:style-name="P13"><text:span text:style-name="T95">import </text:span><text:span text:style-name="T96">(</text:span><text:span text:style-name="T95"> </text:span><text:span text:style-name="T97">"</text:span><text:span text:style-name="T98">fmt</text:span><text:span text:style-name="T99">"</text:span><text:span text:style-name="T94"> </text:span><text:span text:style-name="T100">)</text:span></text:p>
            <text:p text:style-name="P13"><text:span text:style-name="T94">const </text:span><text:span text:style-name="T100">(</text:span><text:span text:style-name="T94"> answer = 42 </text:span><text:span text:style-name="T100">)</text:span></text:p>
            <text:p text:style-name="P13"><text:span text:style-name="T94">func f</text:span><text:span text:style-name="T100">(</text:span><text:span text:style-name="T94">x float64</text:span><text:span text:style-name="T100">)</text:span><text:span text:style-name="T94"> float64 { return 0.0 } </text:span></text:p>
            <text:p text:style-name="P13"><text:span text:style-name="T94"/></text:p>
            <text:p text:style-name="P13"><text:span text:style-name="T94">array </text:span><text:span text:style-name="T100">[</text:span><text:span text:style-name="T94">4</text:span><text:span text:style-name="T100">]</text:span><text:span text:style-name="T94">int</text:span></text:p>
            <text:p text:style-name="P13"><text:span text:style-name="T94">slice </text:span><text:span text:style-name="T100">[]</text:span><text:span text:style-name="T94">string </text:span></text:p>
            <text:p text:style-name="P13"><text:span text:style-name="T94"/></text:p>
            <text:p text:style-name="P13"><text:span text:style-name="T94">type struct Point </text:span><text:span text:style-name="T100">{</text:span><text:span text:style-name="T94"> x, y int32 </text:span><text:span text:style-name="T100">}</text:span></text:p>
            <text:p text:style-name="P13"><text:span text:style-name="T94">ipAddress = [4]int</text:span><text:span text:style-name="T100">{</text:span><text:span text:style-name="T94">127, 0, 0, 1</text:span><text:span text:style-name="T100">}</text:span></text:p>
            <text:p text:style-name="P13"><text:span text:style-name="T94">func answer() int </text:span><text:span text:style-name="T100">{</text:span><text:span text:style-name="T94"> return 42 </text:span><text:span text:style-name="T100">}</text:span><text:span text:style-name="T94"> </text:span></text:p>
            <text:p text:style-name="P13"><text:span text:style-name="T94"/></text:p>
            <text:p text:style-name="P13"><text:span text:style-name="T94">gender := [2]string{ 0</text:span><text:span text:style-name="T100">:</text:span><text:span text:style-name="T94">"Female", 1</text:span><text:span text:style-name="T100">:</text:span><text:span text:style-name="T94">"Male" }</text:span></text:p>
            <text:p text:style-name="P13"><text:span text:style-name="T94">language := map[string]int { "Go"</text:span><text:span text:style-name="T100">:</text:span><text:span text:style-name="T94"> 2007 }</text:span></text:p>
            <text:p text:style-name="P13"><text:span text:style-name="T94"/></text:p>
            <text:p text:style-name="P13"><text:span text:style-name="T94">shadrinsk := [</text:span><text:span text:style-name="T100">...</text:span><text:span text:style-name="T94">] float32 { 56.05, 63.38 }</text:span></text:p>
            <text:p text:style-name="P13"><text:span text:style-name="T94">func sum(numbers </text:span><text:span text:style-name="T100">...</text:span><text:span text:style-name="T94">int) (sum int) { /* range numbers */ }</text:span></text:p>
            <text:p text:style-name="P13"><text:span text:style-name="T94">integers := []int{1,2,3,4,5}; sum(integers</text:span><text:span text:style-name="T100">...</text:span><text:span text:style-name="T94">)</text:span></text:p>
            <text:p text:style-name="P13"><text:span text:style-name="T94"/></text:p>
            <text:p text:style-name="P13"><text:span text:style-name="T98">version := 1.0</text:span><text:span text:style-name="T101">;</text:span><text:span text:style-name="T99"> released := 2012</text:span></text:p>
            <text:p text:style-name="P13"><text:span text:style-name="T99"/></text:p>
            <text:p text:style-name="P13"><text:span text:style-name="T97">site </text:span><text:span text:style-name="T102">:=</text:span><text:span text:style-name="T97"> "</text:span><text:span text:style-name="T98"><text:a xlink:href="https://go.dev/" xlink:type="simple">https://go.dev/</text:a></text:span><text:span text:style-name="T99">"</text:span></text:p>
            <text:p text:style-name="P13"><text:span text:style-name="T99"/></text:p>
            <text:p text:style-name="P13"><text:span text:style-name="T99">place = findLocation(latitude</text:span><text:span text:style-name="T101">,</text:span><text:span text:style-name="T99"> longitude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Управление выполнением: ветвление</text:span></text:p>
          </draw:text-box>
        </draw:frame>
        <draw:frame draw:style-name="gr34" draw:text-style-name="P41" draw:layer="layout" svg:width="13.4cm" svg:height="13.1cm" svg:x="0.6cm" svg:y="2.1cm">
          <draw:text-box>
            <text:p text:style-name="P13"><text:span text:style-name="T103">if</text:span><text:span text:style-name="T104"> </text:span><text:span text:style-name="T105">условие</text:span><text:span text:style-name="T73"> </text:span><text:span text:style-name="T72">{</text:span><text:span text:style-name="T70"> </text:span></text:p>
            <text:p text:style-name="P13"><text:span text:style-name="T73"><text:tab/></text:span><text:span text:style-name="T73">//</text:span><text:span text:style-name="T106"> </text:span><text:span text:style-name="T107">код</text:span></text:p>
            <text:p text:style-name="P13"><text:span text:style-name="T72">} </text:span><text:span text:style-name="T108">else </text:span><text:span text:style-name="T72">{</text:span></text:p>
            <text:p text:style-name="P13"><text:span text:style-name="T73"><text:tab/></text:span><text:span text:style-name="T73">//</text:span><text:span text:style-name="T106"> </text:span><text:span text:style-name="T107">код</text:span></text:p>
            <text:p text:style-name="P13"><text:span text:style-name="T72">}</text:span></text:p>
            <text:p text:style-name="P13"><text:span text:style-name="T70"/></text:p>
            <text:p text:style-name="P13"><text:span text:style-name="T72">switch</text:span><text:span text:style-name="T70"> </text:span><text:span text:style-name="T107">выражение</text:span><text:span text:style-name="T70"> </text:span><text:span text:style-name="T72">{</text:span></text:p>
            <text:p text:style-name="P13"><text:span text:style-name="T108"><text:tab/></text:span><text:span text:style-name="T108">case</text:span><text:span text:style-name="T73"> </text:span><text:span text:style-name="T105">значение-1</text:span><text:span text:style-name="T73">, </text:span><text:span text:style-name="T107">значение-2</text:span><text:span text:style-name="T72">:</text:span></text:p>
            <text:p text:style-name="P13"><text:span text:style-name="T73"><text:tab/></text:span><text:span text:style-name="T73"><text:tab/></text:span><text:span text:style-name="T73">//</text:span><text:span text:style-name="T106"> </text:span><text:span text:style-name="T109">код</text:span></text:p>
            <text:p text:style-name="P13"><text:span text:style-name="T109"><text:tab/></text:span><text:span text:style-name="T109"><text:tab/></text:span><text:span text:style-name="T110">fallthrough</text:span></text:p>
            <text:p text:style-name="P13"><text:span text:style-name="T108"><text:tab/></text:span><text:span text:style-name="T108">case</text:span><text:span text:style-name="T73"> </text:span><text:span text:style-name="T107">значение-N</text:span><text:span text:style-name="T72">:</text:span></text:p>
            <text:p text:style-name="P13"><text:span text:style-name="T105"><text:tab/></text:span><text:span text:style-name="T105"><text:tab/></text:span><text:span text:style-name="T105">// </text:span><text:span text:style-name="T107">код</text:span></text:p>
            <text:p text:style-name="P13"><text:span text:style-name="T110"><text:tab/></text:span><text:span text:style-name="T110"><text:tab/></text:span><text:span text:style-name="T110">break</text:span></text:p>
            <text:p text:style-name="P13"><text:span text:style-name="T72"><text:tab/></text:span><text:span text:style-name="T72">default:</text:span></text:p>
            <text:p text:style-name="P13"><text:span text:style-name="T105"><text:tab/></text:span><text:span text:style-name="T105"><text:tab/></text:span><text:span text:style-name="T105">// </text:span><text:span text:style-name="T107">код</text:span></text:p>
            <text:p text:style-name="P13"><text:span text:style-name="T72">}</text:span></text:p>
            <text:p text:style-name="P13"><text:span text:style-name="T72"/></text:p>
            <text:p text:style-name="P13"><text:span text:style-name="T70"/></text:p>
          </draw:text-box>
        </draw:frame>
        <draw:frame draw:style-name="gr35" draw:text-style-name="P42" draw:layer="layout" svg:width="13.1cm" svg:height="13.1cm" svg:x="14cm" svg:y="2.1cm">
          <draw:text-box>
            <text:p text:style-name="P13"><text:span text:style-name="T103">if</text:span><text:span text:style-name="T104"> </text:span><text:span text:style-name="T111">выражение</text:span><text:span text:style-name="T105">; условие</text:span><text:span text:style-name="T73"> </text:span><text:span text:style-name="T72">{</text:span><text:span text:style-name="T70"> </text:span></text:p>
            <text:p text:style-name="P13"><text:span text:style-name="T73"><text:tab/></text:span><text:span text:style-name="T73">//</text:span><text:span text:style-name="T106"> </text:span><text:span text:style-name="T107">код</text:span></text:p>
            <text:p text:style-name="P13"><text:span text:style-name="T72">} </text:span><text:span text:style-name="T108">else </text:span><text:span text:style-name="T72">{</text:span></text:p>
            <text:p text:style-name="P13"><text:span text:style-name="T73"><text:tab/></text:span><text:span text:style-name="T73">//</text:span><text:span text:style-name="T106"> </text:span><text:span text:style-name="T107">код</text:span></text:p>
            <text:p text:style-name="P13"><text:span text:style-name="T72">}</text:span></text:p>
            <text:p text:style-name="P13"><text:span text:style-name="T70"/></text:p>
            <text:p text:style-name="P13"><text:span text:style-name="T72">switch</text:span><text:span text:style-name="T70"> </text:span><text:span text:style-name="T72">{</text:span><text:span text:style-name="T70"> <text:s text:c="12"/>//</text:span></text:p>
            <text:p text:style-name="P13"><text:span text:style-name="T73"><text:tab/></text:span><text:span text:style-name="T108">case</text:span><text:span text:style-name="T73"> </text:span><text:span text:style-name="T105">условие</text:span><text:span text:style-name="T107">-1</text:span><text:span text:style-name="T70">:</text:span></text:p>
            <text:p text:style-name="P13"><text:span text:style-name="T73"><text:tab/></text:span><text:span text:style-name="T73"><text:tab/></text:span><text:span text:style-name="T73">//</text:span><text:span text:style-name="T106"> </text:span><text:span text:style-name="T107">код</text:span></text:p>
            <text:p text:style-name="P13"><text:span text:style-name="T105"><text:tab/></text:span><text:span text:style-name="T108">case</text:span><text:span text:style-name="T105"> условие-2:</text:span></text:p>
            <text:p text:style-name="P13"><text:span text:style-name="T73"><text:tab/></text:span><text:span text:style-name="T73"><text:tab/></text:span><text:span text:style-name="T73">//</text:span><text:span text:style-name="T106"> </text:span><text:span text:style-name="T107">код</text:span></text:p>
            <text:p><text:span text:style-name="T70">}</text:span></text:p>
          </draw:text-box>
        </draw:frame>
        <draw:custom-shape draw:style-name="gr36" draw:text-style-name="P44" draw:layer="layout" svg:width="7.4cm" svg:height="1.8cm" svg:x="20cm" svg:y="13.4cm">
          <text:p text:style-name="P43"><text:span text:style-name="T90">«Всё уже придумано до нас!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Управление выполнением: циклы</text:span></text:p>
          </draw:text-box>
        </draw:frame>
        <draw:frame draw:style-name="gr37" draw:text-style-name="P41" draw:layer="layout" svg:width="26.8cm" svg:height="13.1cm" svg:x="0.6cm" svg:y="2.1cm">
          <draw:text-box>
            <text:p text:style-name="P13"><text:span text:style-name="T107">метка</text:span><text:span text:style-name="T112">:</text:span></text:p>
            <text:p text:style-name="P13"><text:span text:style-name="T72">for</text:span><text:span text:style-name="T70"> </text:span><text:span text:style-name="T107">инициализация</text:span><text:span text:style-name="T70">; </text:span><text:span text:style-name="T107">условие</text:span><text:span text:style-name="T70">; </text:span><text:span text:style-name="T107">изменение</text:span><text:span text:style-name="T70"> </text:span><text:span text:style-name="T72">{</text:span><text:span text:style-name="T72"><text:tab/></text:span><text:span text:style-name="T72"><text:tab/></text:span><text:span text:style-name="T70">// классический итерационный</text:span></text:p>
            <text:p text:style-name="P13"><text:span text:style-name="T70"><text:s text:c="2"/></text:span><text:span text:style-name="T70">// </text:span><text:span text:style-name="T72">break</text:span><text:span text:style-name="T70"> </text:span><text:span text:style-name="T107">метка</text:span></text:p>
            <text:p text:style-name="P13"><text:span text:style-name="T70"><text:s text:c="2"/></text:span><text:span text:style-name="T70">// </text:span><text:span text:style-name="T72">continue</text:span></text:p>
            <text:p text:style-name="P13"><text:span text:style-name="T72">}</text:span></text:p>
            <text:p text:style-name="P13"><text:span text:style-name="T72"/></text:p>
            <text:p text:style-name="P13"><text:span text:style-name="T72">for</text:span><text:span text:style-name="T70"> </text:span><text:span text:style-name="T107">условие</text:span><text:span text:style-name="T70"> {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// == while</text:span></text:p>
            <text:p text:style-name="P13"><text:span text:style-name="T73"><text:tab/></text:span><text:span text:style-name="T73">//</text:span><text:span text:style-name="T106"> </text:span><text:span text:style-name="T107">код</text:span></text:p>
            <text:p text:style-name="P13"><text:span text:style-name="T72">}</text:span></text:p>
            <text:p text:style-name="P13"><text:span text:style-name="T103"/></text:p>
            <text:p text:style-name="P13"><text:span text:style-name="T103">for</text:span><text:span text:style-name="T104"> </text:span><text:span text:style-name="T105">индекс</text:span><text:span text:style-name="T104">, </text:span><text:span text:style-name="T105">элемент</text:span><text:span text:style-name="T104"> := </text:span><text:span text:style-name="T113">range</text:span><text:span text:style-name="T104"> </text:span><text:span text:style-name="T105">array</text:span><text:span text:style-name="T73"> </text:span><text:span text:style-name="T108">{</text:span><text:span text:style-name="T108"><text:tab/></text:span><text:span text:style-name="T108"><text:tab/></text:span><text:span text:style-name="T73">// перебор </text:span><text:span text:style-name="T105">массива</text:span><text:span text:style-name="T73"> или </text:span><text:span text:style-name="T105">среза</text:span></text:p>
            <text:p text:style-name="P13"><text:span text:style-name="T73"><text:tab/></text:span><text:span text:style-name="T73">//</text:span><text:span text:style-name="T106"> </text:span><text:span text:style-name="T107">код</text:span></text:p>
            <text:p text:style-name="P13"><text:span text:style-name="T72">}</text:span></text:p>
            <text:p text:style-name="P13"><text:span text:style-name="T72"/></text:p>
            <text:p text:style-name="P13"><text:span text:style-name="T72">for</text:span><text:span text:style-name="T70"> </text:span><text:span text:style-name="T107">ключ</text:span><text:span text:style-name="T70">, </text:span><text:span text:style-name="T107">значение</text:span><text:span text:style-name="T70"> := </text:span><text:span text:style-name="T71">range</text:span><text:span text:style-name="T70"> </text:span><text:span text:style-name="T107">map</text:span><text:span text:style-name="T70"> </text:span><text:span text:style-name="T72">{</text:span><text:span text:style-name="T70"><text:tab/></text:span><text:span text:style-name="T70"><text:tab/></text:span><text:span text:style-name="T70"><text:tab/></text:span><text:span text:style-name="T70">// перебор </text:span><text:span text:style-name="T107">хэша</text:span></text:p>
            <text:p text:style-name="P13"><text:span text:style-name="T73"><text:tab/></text:span><text:span text:style-name="T73">//</text:span><text:span text:style-name="T106"> </text:span><text:span text:style-name="T107">код</text:span></text:p>
            <text:p text:style-name="P13"><text:span text:style-name="T72">}</text:span></text:p>
            <text:p text:style-name="P13"><text:span text:style-name="T70"/></text:p>
            <text:p text:style-name="P13"><text:span text:style-name="T72">for {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0">// бесконечный цикл</text:span></text:p>
            <text:p text:style-name="P13"><text:span text:style-name="T73"><text:tab/></text:span><text:span text:style-name="T73">//</text:span><text:span text:style-name="T106"> </text:span><text:span text:style-name="T107">код</text:span></text:p>
            <text:p text:style-name="P13"><text:span text:style-name="T72">}</text:span></text:p>
          </draw:text-box>
        </draw:frame>
        <draw:custom-shape draw:style-name="gr38" draw:text-style-name="P44" draw:layer="layout" svg:width="7.4cm" svg:height="1.401cm" svg:x="20.1cm" svg:y="13.8cm">
          <text:p text:style-name="P43"><text:span text:style-name="T90">«One </text:span><text:span text:style-name="T114">for</text:span><text:span text:style-name="T90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</text:span></text:p>
          </draw:text-box>
        </draw:frame>
        <draw:custom-shape draw:style-name="gr39" draw:text-style-name="P46" xml:id="id2" draw:id="id2" draw:layer="layout" svg:width="4.24cm" svg:height="1.4cm" svg:x="3.5cm" svg:y="4.9cm">
          <text:p text:style-name="P45"><text:span text:style-name="T10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46" xml:id="id1" draw:id="id1" draw:layer="layout" svg:width="5.6cm" svg:height="1.4cm" svg:x="10.6cm" svg:y="2.3cm">
          <text:p text:style-name="P45"><text:span text:style-name="T10">Data types in 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2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42" draw:text-style-name="P46" xml:id="id5" draw:id="id5" draw:layer="layout" svg:width="4.8cm" svg:height="1.4cm" svg:x="9.5cm" svg:y="4.9cm">
          <text:p text:style-name="P45"><text:span text:style-name="T10">Aggregat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6" xml:id="id7" draw:id="id7" draw:layer="layout" svg:width="3.099cm" svg:height="1.4cm" svg:x="1.001cm" svg:y="7.1cm">
          <text:p text:style-name="P45"><text:span text:style-name="T10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8" xml:id="id3" draw:id="id3" draw:layer="layout" svg:width="2.699cm" svg:height="1.4cm" svg:x="4.301cm" svg:y="7.1cm">
          <text:p text:style-name="P47"><text:span text:style-name="T115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8" xml:id="id4" draw:id="id4" draw:layer="layout" svg:width="2.699cm" svg:height="1.4cm" svg:x="7.201cm" svg:y="7.1cm">
          <text:p text:style-name="P47"><text:span text:style-name="T115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2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41" draw:text-style-name="P2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44" draw:text-style-name="P48" xml:id="id8" draw:id="id8" draw:layer="layout" svg:width="2.699cm" svg:height="1.4cm" svg:x="1.001cm" svg:y="8.7cm">
          <text:p text:style-name="P47"><text:span text:style-name="T115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48" xml:id="id9" draw:id="id9" draw:layer="layout" svg:width="4.799cm" svg:height="1.4cm" svg:x="1.001cm" svg:y="11.9cm">
          <text:p text:style-name="P47"><text:span text:style-name="T115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8" xml:id="id10" draw:id="id10" draw:layer="layout" svg:width="2.699cm" svg:height="1.4cm" svg:x="1.001cm" svg:y="13.8cm">
          <text:p text:style-name="P47"><text:span text:style-name="T115">compl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8" xml:id="id6" draw:id="id6" draw:layer="layout" svg:width="2.699cm" svg:height="1.4cm" svg:x="8.801cm" svg:y="9.8cm">
          <text:p text:style-name="P47"><text:span text:style-name="T115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2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46" draw:text-style-name="P48" xml:id="id15" draw:id="id15" draw:layer="layout" svg:width="2.9cm" svg:height="1.4cm" svg:x="11.7cm" svg:y="9.8cm">
          <text:p text:style-name="P47"><text:span text:style-name="T115">[</text:span><text:span text:style-name="T11">N</text:span><text:span text:style-name="T115">]</text:span><text:span text:style-name="T11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2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41" draw:text-style-name="P2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41" draw:text-style-name="P2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47" draw:text-style-name="P46" xml:id="id11" draw:id="id11" draw:layer="layout" svg:width="4.6cm" svg:height="1.4cm" svg:x="16cm" svg:y="5cm">
          <text:p text:style-name="P45"><text:span text:style-name="T10">Referen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8" xml:id="id16" draw:id="id16" draw:layer="layout" svg:width="3.099cm" svg:height="1.4cm" svg:x="21.601cm" svg:y="10cm">
          <text:p text:style-name="P47"><text:span text:style-name="T115">*</text:span><text:span text:style-name="T11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8" xml:id="id12" draw:id="id12" draw:layer="layout" svg:width="3.099cm" svg:height="1.4cm" svg:x="14.8cm" svg:y="9.8cm">
          <text:p text:style-name="P47"><text:span text:style-name="T115">[ ]</text:span><text:span text:style-name="T11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8" xml:id="id13" draw:id="id13" draw:layer="layout" svg:width="2.6cm" svg:height="1.4cm" svg:x="18.1cm" svg:y="9.8cm">
          <text:p text:style-name="P47"><text:span text:style-name="T115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2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49" draw:text-style-name="P2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43" draw:text-style-name="P48" xml:id="id17" draw:id="id17" draw:layer="layout" svg:width="3.099cm" svg:height="1.4cm" svg:x="21.601cm" svg:y="11.8cm">
          <text:p text:style-name="P47"><text:span text:style-name="T115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8" xml:id="id18" draw:id="id18" draw:layer="layout" svg:width="3.099cm" svg:height="1.4cm" svg:x="21.601cm" svg:y="13.7cm">
          <text:p text:style-name="P47"><text:span text:style-name="T115">chan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46" xml:id="id14" draw:id="id14" draw:layer="layout" svg:width="4.6cm" svg:height="1.4cm" svg:x="22.8cm" svg:y="4.9cm">
          <text:p text:style-name="P45"><text:span text:style-name="T10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2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50" draw:text-style-name="P46" xml:id="id19" draw:id="id19" draw:layer="layout" svg:width="5cm" svg:height="1.4cm" svg:x="12.3cm" svg:y="13.7cm">
          <text:p text:style-name="P45"><text:span text:style-name="T10">Composit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2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41" draw:text-style-name="P2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49" draw:text-style-name="P2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49" draw:text-style-name="P2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49" draw:text-style-name="P2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41" draw:text-style-name="P2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41" draw:text-style-name="P2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41" draw:text-style-name="P2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41" draw:text-style-name="P2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41" draw:text-style-name="P2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43" draw:text-style-name="P48" xml:id="id20" draw:id="id20" draw:layer="layout" svg:width="3.099cm" svg:height="1.4cm" svg:x="23.54cm" svg:y="6.6cm">
          <text:p text:style-name="P47"><text:span text:style-name="T115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2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43" draw:text-style-name="P48" xml:id="id21" draw:id="id21" draw:layer="layout" svg:width="3.099cm" svg:height="1.4cm" svg:x="23.54cm" svg:y="8.3cm">
          <text:p text:style-name="P47"><text:span text:style-name="T115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2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44" draw:text-style-name="P48" xml:id="id22" draw:id="id22" draw:layer="layout" svg:width="2.699cm" svg:height="1.4cm" svg:x="4.301cm" svg:y="8.7cm">
          <text:p text:style-name="P47"><text:span text:style-name="T115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8" xml:id="id23" draw:id="id23" draw:layer="layout" svg:width="2.699cm" svg:height="1.4cm" svg:x="1.001cm" svg:y="10.3cm">
          <text:p text:style-name="P47"><text:span text:style-name="T115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2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41" draw:text-style-name="P2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44" draw:text-style-name="P50" xml:id="id24" draw:id="id24" draw:layer="layout" svg:width="2.699cm" svg:height="1.4cm" svg:x="4.301cm" svg:y="10.3cm">
          <text:p text:style-name="P49"><text:span text:style-name="T12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0" xml:id="id25" draw:id="id25" draw:layer="layout" svg:width="2.6cm" svg:height="1.4cm" svg:x="6.4cm" svg:y="12.9cm">
          <text:p text:style-name="P49"><text:span text:style-name="T12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2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41" draw:text-style-name="P2" draw:layer="layout" svg:x1="1.001cm" svg:y1="7.8cm" svg:x2="6.4cm" svg:y2="13.6cm" draw:start-shape="id7" draw:start-glue-point="3" draw:end-shape="id25" svg:d="M1001 7800h-502v5800h5901" svg:viewBox="0 0 5902 5801">
          <text:p/>
        </draw:connector>
        <draw:connector draw:style-name="gr41" draw:text-style-name="P2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116">Константы: </text:span><text:span text:style-name="T44">const</text:span></text:p>
          </draw:text-box>
        </draw:frame>
        <draw:frame draw:style-name="gr51" draw:text-style-name="P51" draw:layer="layout" svg:width="26.8cm" svg:height="13.1cm" svg:x="0.6cm" svg:y="2.1cm">
          <draw:text-box>
            <text:p text:style-name="P13"><text:span text:style-name="T117">Predefined constants:</text:span></text:p>
            <text:p text:style-name="P13"><text:span text:style-name="T73"><text:tab/></text:span><text:span text:style-name="T108">true false nil</text:span><text:span text:style-name="T118"> iota</text:span></text:p>
            <text:p text:style-name="P13"><text:span text:style-name="T118"/></text:p>
            <text:p text:style-name="P13"><text:span text:style-name="T117">Untyped constants:</text:span></text:p>
            <text:p text:style-name="P13"><text:span text:style-name="T72"><text:tab/></text:span><text:span text:style-name="T72">const</text:span><text:span text:style-name="T70"> </text:span><text:span text:style-name="T107">constant</text:span><text:span text:style-name="T70"> = </text:span><text:span text:style-name="T107">expression</text:span></text:p>
            <text:p text:style-name="P13"><text:span text:style-name="T72"><text:tab/></text:span><text:span text:style-name="T72">const</text:span><text:span text:style-name="T70"> </text:span><text:span text:style-name="T107">constant1</text:span><text:span text:style-name="T70">, </text:span><text:span text:style-name="T107">constant2</text:span><text:span text:style-name="T70"> = </text:span><text:span text:style-name="T107">value1</text:span><text:span text:style-name="T70">, </text:span><text:span text:style-name="T107">value2</text:span></text:p>
            <text:p text:style-name="P13"><text:span text:style-name="T108"><text:tab/></text:span><text:span text:style-name="T108">const</text:span><text:span text:style-name="T73"> </text:span><text:span text:style-name="T108">(</text:span><text:span text:style-name="T73"> </text:span><text:span text:style-name="T105">constant1</text:span><text:span text:style-name="T70"> = </text:span><text:span text:style-name="T107">value1</text:span><text:span text:style-name="T70">, </text:span><text:span text:style-name="T107">constant2</text:span><text:span text:style-name="T70"> = </text:span><text:span text:style-name="T107">value2</text:span><text:span text:style-name="T70"> </text:span><text:span text:style-name="T72">)</text:span></text:p>
            <text:p text:style-name="P13"><text:span text:style-name="T70"/></text:p>
            <text:p text:style-name="P13"><text:span text:style-name="T70"><text:tab/></text:span><text:span text:style-name="T70">const (</text:span></text:p>
            <text:p text:style-name="P13"><text:span text:style-name="T70"><text:tab/></text:span><text:span text:style-name="T70"><text:tab/></text:span><text:span text:style-name="T70">e <text:s/>= 2.71828182845904523536028747135266249775724709369995957496696763</text:span></text:p>
            <text:p text:style-name="P13"><text:span text:style-name="T70"><text:tab/></text:span><text:span text:style-name="T70"><text:tab/></text:span><text:span text:style-name="T70">pi = 3.14159265358979323846264338327950288419716939937510582097494459</text:span></text:p>
            <text:p text:style-name="P13"><text:span text:style-name="T70"><text:tab/></text:span><text:span text:style-name="T70">)</text:span></text:p>
            <text:p text:style-name="P13"><text:span text:style-name="T119">Typed constants:</text:span></text:p>
            <text:p text:style-name="P13"><text:span text:style-name="T72"><text:tab/></text:span><text:span text:style-name="T72">const</text:span><text:span text:style-name="T70"> </text:span><text:span text:style-name="T107">constant</text:span><text:span text:style-name="T70"> </text:span><text:span text:style-name="T107">Type</text:span><text:span text:style-name="T70"> = </text:span><text:span text:style-name="T107">expression</text:span></text:p>
            <text:p text:style-name="P13"><text:span text:style-name="T72"/></text:p>
            <text:p text:style-name="P13"><text:span text:style-name="T73"><text:tab/></text:span><text:span text:style-name="T108">const</text:span><text:span text:style-name="T73"> b </text:span><text:span text:style-name="T108">byte</text:span><text:span text:style-name="T73"> = 0Xf</text:span></text:p>
            <text:p text:style-name="P13"><text:span text:style-name="T73"><text:tab/></text:span><text:span text:style-name="T108">const</text:span><text:span text:style-name="T73"> x </text:span><text:span text:style-name="T108">complex128</text:span><text:span text:style-name="T73"> = 2+5i</text:span></text:p>
            <text:p text:style-name="P13"><text:span text:style-name="T73"><text:tab/></text:span><text:span text:style-name="T108">const</text:span><text:span text:style-name="T73"> Big </text:span><text:span text:style-name="T108">float64</text:span><text:span text:style-name="T73"> = 1 &lt;&lt; 100</text:span><text:span text:style-name="T73"><text:tab/></text:span><text:span text:style-name="T73"><text:tab/></text:span><text:span text:style-name="T73"><text:tab/></text:span><text:span text:style-name="T73">// binary 1 with 100 zeros</text:span></text:p>
            <text:p text:style-name="P13"><text:span text:style-name="T73"><text:tab/></text:span><text:span text:style-name="T108">const</text:span><text:span text:style-name="T73"> i </text:span><text:span text:style-name="T108">int32</text:span><text:span text:style-name="T73"> = -273</text:span></text:p>
            <text:p text:style-name="P13"><text:span text:style-name="T73"><text:tab/></text:span><text:span text:style-name="T108">const</text:span><text:span text:style-name="T73"> Go </text:span><text:span text:style-name="T108">rune</text:span><text:span text:style-name="T73"> = '</text:span><text:span text:style-name="T73">碁</text:span><text:span text:style-name="T73">'</text:span></text:p>
            <text:p text:style-name="P13"><text:span text:style-name="T73"><text:tab/></text:span><text:span text:style-name="T108">const</text:span><text:span text:style-name="T73"> language</text:span><text:span text:style-name="T108"> string</text:span><text:span text:style-name="T73"> = </text:span><text:span text:style-name="T120">"Go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Операции: объявление и присваивание</text:span></text:p>
          </draw:text-box>
        </draw:frame>
        <draw:frame draw:style-name="gr52" draw:text-style-name="P14" draw:layer="layout" svg:width="26.8cm" svg:height="13.1cm" svg:x="0.6cm" svg:y="2.1cm">
          <draw:text-box>
            <text:p text:style-name="P13"><text:span text:style-name="T87">i := 0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// объявление новой переменной и присваивание </text:span><text:span text:style-name="T88">значения</text:span></text:p>
            <text:p text:style-name="P13"><text:span text:style-name="T88">t, f := true, false</text:span><text:span text:style-name="T88"><text:tab/></text:span></text:p>
            <text:p text:style-name="P13"><text:span text:style-name="T88"/></text:p>
            <text:p text:style-name="P13"><text:span text:style-name="T88"/></text:p>
            <text:p text:style-name="P13"><text:span text:style-name="T88"/></text:p>
            <text:p text:style-name="P13"><text:span text:style-name="T88"/></text:p>
            <text:p text:style-name="P13"><text:span text:style-name="T87">s = </text:span><text:span text:style-name="T88">""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// присваивание значения уже объявленной переменной</text:span></text:p>
            <text:p text:style-name="P13"><text:span text:style-name="T87">G, o = "G", "o"</text:span><text:span text:style-name="T87"><text:tab/></text:span><text:span text:style-name="T87"><text:tab/></text:span><text:span text:style-name="T87">// tuple assignment</text:span></text:p>
            <text:p text:style-name="P13"><text:span text:style-name="T87">i, j = j, i</text:span><text:span text:style-name="T87"><text:tab/></text:span><text:span text:style-name="T87"><text:tab/></text:span><text:span text:style-name="T87"><text:tab/></text:span><text:span text:style-name="T87"><text:tab/></text:span><text:span text:style-name="T87">// обмен значений i и j</text:span></text:p>
            <text:p text:style-name="P13"><text:span text:style-name="T87"/></text:p>
            <text:p text:style-name="P13"><text:span text:style-name="T87"/></text:p>
            <text:p text:style-name="P13"><text:span text:style-name="T87"/></text:p>
            <text:p text:style-name="P13"><text:span text:style-name="T88"/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Переменные: var</text:span></text:p>
          </draw:text-box>
        </draw:frame>
        <draw:frame draw:style-name="gr53" draw:text-style-name="P52" draw:layer="layout" svg:width="26.8cm" svg:height="13.1cm" svg:x="0.6cm" svg:y="2.1cm">
          <draw:text-box>
            <text:p text:style-name="P13"><text:span text:style-name="T87">Несколько вариантов </text:span><text:span text:style-name="T121">объявления</text:span><text:span text:style-name="T87"> переменных:</text:span></text:p>
            <text:p text:style-name="P13"><text:span text:style-name="T122"><text:tab/></text:span><text:span text:style-name="T122">var</text:span><text:span text:style-name="T87"> s1 string; s1 = </text:span><text:span text:style-name="T123">""</text:span><text:span text:style-name="T123"><text:tab/></text:span><text:span text:style-name="T123"> // объявили с типом, присвоили</text:span></text:p>
            <text:p text:style-name="P13"><text:span text:style-name="T122"><text:tab/></text:span><text:span text:style-name="T122">var</text:span><text:span text:style-name="T87"> s2 string = ""</text:span><text:span text:style-name="T87"><text:tab/></text:span><text:span text:style-name="T87"><text:tab/></text:span><text:span text:style-name="T87"> </text:span><text:span text:style-name="T123">// объявили с типом и проинициализировали</text:span></text:p>
            <text:p text:style-name="P13"><text:span text:style-name="T122"><text:tab/></text:span><text:span text:style-name="T122">var</text:span><text:span text:style-name="T87"> s3 = ""</text:span><text:span text:style-name="T87"><text:tab/></text:span><text:span text:style-name="T87"><text:tab/></text:span><text:span text:style-name="T87"><text:tab/></text:span><text:span text:style-name="T87"><text:tab/></text:span><text:span text:style-name="T87"> </text:span><text:span text:style-name="T123">// объявили и проинициализировали, тип по значению</text:span></text:p>
            <text:p text:style-name="P13"><text:span text:style-name="T87"><text:tab/></text:span><text:span text:style-name="T87">s4 </text:span><text:span text:style-name="T122">:=</text:span><text:span text:style-name="T87"> ""</text:span><text:span text:style-name="T87"><text:tab/></text:span><text:span text:style-name="T87"><text:tab/></text:span><text:span text:style-name="T87"><text:tab/></text:span><text:span text:style-name="T87"><text:tab/></text:span><text:span text:style-name="T87"> // </text:span><text:span text:style-name="T123">присвоили, объявление и тип – по значению</text:span></text:p>
            <text:p text:style-name="P13"/>
            <text:p text:style-name="P13"><text:span text:style-name="T123"><text:tab/></text:span><text:span text:style-name="T123">var r rune</text:span></text:p>
            <text:p text:style-name="P13"><text:span text:style-name="T123"><text:tab/></text:span><text:span text:style-name="T123">r = '</text:span><text:span text:style-name="T123">碁</text:span><text:span text:style-name="T123">'</text:span></text:p>
            <text:p text:style-name="P13"><text:span text:style-name="T123"><text:tab/></text:span><text:span text:style-name="T123">fmt.Printf("%T %</text:span><text:span text:style-name="T124">v</text:span><text:span text:style-name="T123"> %#x %c \n", r, r, r, r) // int32 30849 0x7881 </text:span><text:span text:style-name="T123">碁</text:span></text:p>
            <text:p text:style-name="P13"><text:span text:style-name="T123"><text:tab/></text:span><text:span text:style-name="T123">// <text:s text:c="9"/>Type</text:span></text:p>
            <text:p text:style-name="P13"><text:span text:style-name="T123"><text:tab/></text:span><text:span text:style-name="T123">// <text:s text:c="12"/>value</text:span></text:p>
            <text:p text:style-name="P13"><text:span text:style-name="T123"><text:tab/></text:span><text:span text:style-name="T123">// <text:s text:c="15"/>hex char <text:s/></text:span></text:p>
            <text:p text:style-name="P13"><text:span text:style-name="T123"/></text:p>
            <text:p text:style-name="P13"><text:span text:style-name="T123"/></text:p>
            <text:p text:style-name="P13"><text:span text:style-name="T123"/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Операции: operators </text:span></text:p>
          </draw:text-box>
        </draw:frame>
        <draw:frame draw:style-name="gr54" draw:text-style-name="P14" draw:layer="layout" svg:width="26.8cm" svg:height="13.1cm" svg:x="0.6cm" svg:y="2.1cm">
          <draw:text-box>
            <text:p text:style-name="P13"><text:span text:style-name="T122"/></text:p>
            <text:p text:style-name="P13"><text:span text:style-name="T122"/></text:p>
            <text:p text:style-name="P13"><text:span text:style-name="T122"/></text:p>
            <text:p text:style-name="P13"><text:span text:style-name="T122"/></text:p>
            <text:p text:style-name="P13"><text:span text:style-name="T122">+ <text:s text:c="3"/>&amp; <text:s text:c="4"/>+= <text:s text:c="3"/>&amp;= <text:s text:c="4"/>&amp;&amp; <text:s text:c="3"/>== <text:s text:c="3"/>!= <text:s text:c="3"/>( <text:s text:c="3"/>)</text:span></text:p>
            <text:p text:style-name="P13"><text:span text:style-name="T122">- <text:s text:c="3"/>| <text:s text:c="4"/>-= <text:s text:c="3"/>|= <text:s text:c="4"/>|| <text:s text:c="3"/>&lt; <text:s text:c="4"/>&lt;= <text:s text:c="3"/>[ <text:s text:c="3"/>]</text:span></text:p>
            <text:p text:style-name="P13"><text:span text:style-name="T122">* <text:s text:c="3"/>^ <text:s text:c="4"/>*= <text:s text:c="3"/>^= <text:s text:c="4"/>&lt;- <text:s text:c="3"/>&gt; <text:s text:c="4"/>&gt;= <text:s text:c="3"/>{ <text:s text:c="3"/>}</text:span></text:p>
            <text:p text:style-name="P13"><text:span text:style-name="T122">/ <text:s text:c="3"/>&lt;&lt; <text:s text:c="3"/>/= <text:s text:c="3"/>&lt;&lt;= <text:s text:c="3"/>++ <text:s text:c="3"/>= <text:s text:c="4"/>:= <text:s text:c="3"/>, <text:s text:c="3"/>;</text:span></text:p>
            <text:p text:style-name="P13"><text:span text:style-name="T122">% <text:s text:c="3"/>&gt;&gt; <text:s text:c="3"/>%= <text:s text:c="3"/>&gt;&gt;= <text:s text:c="3"/>-- <text:s text:c="3"/>! <text:s text:c="4"/>... <text:s text:c="2"/>. <text:s text:c="3"/>:</text:span></text:p>
            <text:p text:style-name="P13"><text:span text:style-name="T122"><text:s text:c="5"/></text:span><text:span text:style-name="T122">&amp;^ <text:s text:c="9"/>&amp;^= <text:s text:c="9"/>~</text:span></text:p>
            <text:p text:style-name="P13"><text:span text:style-name="T87"/></text:p>
            <text:p text:style-name="P13"><text:span text:style-name="T88"/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basic types</text:span></text:p>
          </draw:text-box>
        </draw:frame>
        <draw:frame draw:style-name="gr55" draw:text-style-name="P51" draw:layer="layout" svg:width="26.8cm" svg:height="13.1cm" svg:x="0.6cm" svg:y="2.1cm">
          <draw:text-box>
            <text:p text:style-name="P13"><text:span text:style-name="T72">bool</text:span><text:span text:style-name="T70"> ~ логические: true, false</text:span></text:p>
            <text:p text:style-name="P13"><text:span text:style-name="T70"/></text:p>
            <text:p text:style-name="P13"><text:span text:style-name="T108">byte</text:span><text:span text:style-name="T73"> = uint8</text:span><text:span text:style-name="T108"> </text:span><text:span text:style-name="T73">~ байты: 0b00011001, 031, 0x19, 0X19</text:span></text:p>
            <text:p text:style-name="P13"><text:span text:style-name="T70"/></text:p>
            <text:p text:style-name="P13"><text:span text:style-name="T72">complex128</text:span><text:span text:style-name="T70"> </text:span><text:span text:style-name="T72">complex64</text:span><text:span text:style-name="T70"> ~ комплексные: 10 + 11i, complex(1, 2) // 1+2i</text:span></text:p>
            <text:p text:style-name="P13"><text:span text:style-name="T70"/></text:p>
            <text:p text:style-name="P13"><text:span text:style-name="T72">error</text:span><text:span text:style-name="T70"> ~ ошибка: err := os.WriteFile(file, data, 0666)</text:span></text:p>
            <text:p text:style-name="P13"><text:span text:style-name="T73"/></text:p>
            <text:p text:style-name="P13"><text:span text:style-name="T108">float32</text:span><text:span text:style-name="T73"> </text:span><text:span text:style-name="T108">float64</text:span><text:span text:style-name="T73"> ~ дробные числа с плавающей точкой: 0.0, </text:span><text:span text:style-name="T70">-273.15, 3.14, 2e-8</text:span></text:p>
            <text:p text:style-name="P13"><text:span text:style-name="T73"/></text:p>
            <text:p text:style-name="P13"><text:span text:style-name="T108">int int8 int16 int32 int64</text:span><text:span text:style-name="T73"> </text:span><text:span text:style-name="T70">~ целые со знаком: 0, -273, +100, 0xF</text:span></text:p>
            <text:p text:style-name="P13"><text:span text:style-name="T73"/></text:p>
            <text:p text:style-name="P13"><text:span text:style-name="T108">rune</text:span><text:span text:style-name="T73"> = int32</text:span><text:span text:style-name="T108"> </text:span><text:span text:style-name="T73">~ символ (code point) Unicode: 'G', 'o', '</text:span><text:span text:style-name="T73">碁</text:span><text:span text:style-name="T73">', </text:span><text:span text:style-name="T70">'\n' </text:span></text:p>
            <text:p text:style-name="P13"><text:span text:style-name="T73"/></text:p>
            <text:p text:style-name="P13"><text:span text:style-name="T108">string</text:span><text:span text:style-name="T70"> ~ </text:span><text:span text:style-name="T125">"строка в кодировке UTF-8 \n"</text:span></text:p>
            <text:p text:style-name="P13"><text:span text:style-name="T73"/></text:p>
            <text:p text:style-name="P13"><text:span text:style-name="T108">uint uint8 uint16 uint32 uint64 uintptr</text:span><text:span text:style-name="T73"> </text:span><text:span text:style-name="T70">~ целые беззнаковые: 0, 25, 42, <text:s text:c="2"/></text:span></text:p>
            <text:p text:style-name="P20"><text:span text:style-name="T107"/></text:p>
            <text:p text:style-name="P20"><text:span text:style-name="T105">Типы </text:span><text:span text:style-name="T108">int, uint</text:span><text:span text:style-name="T105"> отличаются от их собратьев с явно указанными размерами, поэтому нужны явные преобразования: </text:span><text:span text:style-name="T108">i = int(i32); </text:span><text:span text:style-name="T110">i32 = int32(i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complex</text:span></text:p>
          </draw:text-box>
        </draw:frame>
        <draw:frame draw:style-name="gr56" draw:text-style-name="P51" draw:layer="layout" svg:width="26.8cm" svg:height="13.1cm" svg:x="0.6cm" svg:y="2.1cm">
          <draw:text-box>
            <text:p text:style-name="P13"><text:span text:style-name="T70"/></text:p>
            <text:p text:style-name="P13"><text:span text:style-name="T72">complex128</text:span><text:span text:style-name="T70"> </text:span><text:span text:style-name="T72">complex64</text:span><text:span text:style-name="T70"> ~ комплексные числа:</text:span></text:p>
            <text:p text:style-name="P13"><text:span text:style-name="T70"/></text:p>
            <text:p text:style-name="P13"><text:span text:style-name="T70"><text:tab/></text:span><text:span text:style-name="T70">var x complex128 = complex(2, 3) // 2+3i </text:span></text:p>
            <text:p text:style-name="P13"><text:span text:style-name="T70"><text:tab/></text:span><text:span text:style-name="T70">var y complex128 = complex(4, 5) // 4+5i</text:span></text:p>
            <text:p text:style-name="P13"><text:span text:style-name="T70"><text:tab/></text:span><text:span text:style-name="T70">fmt.Println(x*y) // "(-7+22i)"</text:span></text:p>
            <text:p text:style-name="P13"><text:span text:style-name="T70"><text:tab/></text:span><text:span text:style-name="T70">fmt.Println(real(x*y)) // "-7"</text:span></text:p>
            <text:p text:style-name="P13"><text:span text:style-name="T70"><text:tab/></text:span><text:span text:style-name="T70">fmt.Println(imag(x*y)) // "22"</text:span></text:p>
            <text:p text:style-name="P13"><text:span text:style-name="T70"/></text:p>
            <text:p text:style-name="P13"><text:span text:style-name="T126"><text:tab/></text:span><text:span text:style-name="T126">n := 2</text:span><text:span text:style-name="T127">i</text:span><text:span text:style-name="T126"><text:tab/></text:span><text:span text:style-name="T126"><text:tab/></text:span><text:span text:style-name="T126">// imaginary literal: a complex number with a zero real component </text:span></text:p>
            <text:p text:style-name="P13"><text:span text:style-name="T70"><text:tab/></text:span><text:span text:style-name="T70">fmt.Println(n) // (0+2i)</text:span></text:p>
            <text:p text:style-name="P13"><text:span text:style-name="T70"/></text:p>
            <text:p text:style-name="P13"><text:span text:style-name="T70"><text:tab/></text:span><text:span text:style-name="T70">var c complex64 = 1 // </text:span></text:p>
            <text:p text:style-name="P13"><text:span text:style-name="T70"><text:tab/></text:span><text:span text:style-name="T70">fmt.Println(c) // (1+0i)</text:span></text:p>
            <text:p text:style-name="P13"><text:span text:style-name="T70"/></text:p>
            <text:p text:style-name="P13"><text:span text:style-name="T70"/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[N]array // массив</text:span></text:p>
          </draw:text-box>
        </draw:frame>
        <draw:frame draw:style-name="gr57" draw:text-style-name="P53" draw:layer="layout" svg:width="26.8cm" svg:height="13.1cm" svg:x="0.6cm" svg:y="2.1cm">
          <draw:text-box>
            <text:p text:style-name="P13"><text:span text:style-name="T128">Массив фиксированной длины:</text:span></text:p>
            <text:p text:style-name="P13"><text:span text:style-name="T129"><text:tab/></text:span><text:span text:style-name="T130">var </text:span><text:span text:style-name="T121">array</text:span><text:span text:style-name="T130"> </text:span><text:span text:style-name="T129">[</text:span><text:span text:style-name="T121">размер</text:span><text:span text:style-name="T122">]</text:span><text:span text:style-name="T131">Type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87">// массив типа </text:span><text:span text:style-name="T89">[</text:span><text:span text:style-name="T132">размер</text:span><text:span text:style-name="T89">]</text:span><text:span text:style-name="T133">Type</text:span></text:p>
            <text:p text:style-name="P13"><text:span text:style-name="T129"><text:tab/></text:span><text:span text:style-name="T130">var </text:span><text:span text:style-name="T121">array</text:span><text:span text:style-name="T130"> </text:span><text:span text:style-name="T129">[</text:span><text:span text:style-name="T121">размер</text:span><text:span text:style-name="T122">]</text:span><text:span text:style-name="T131">Type</text:span><text:span text:style-name="T122"><text:tab/></text:span><text:span text:style-name="T122"> {</text:span><text:span text:style-name="T121">initial</text:span><text:span text:style-name="T122">,</text:span><text:span text:style-name="T121"> values</text:span><text:span text:style-name="T122">}</text:span><text:span text:style-name="T122"><text:tab/></text:span></text:p>
            <text:p text:style-name="P13"><text:span text:style-name="T88"><text:tab/></text:span><text:span text:style-name="T132">array</text:span><text:span text:style-name="T88">[</text:span><text:span text:style-name="T132">index</text:span><text:span text:style-name="T88">] = </text:span><text:span text:style-name="T132">value</text:span></text:p>
            <text:p text:style-name="P13"><text:span text:style-name="T130"/></text:p>
            <text:p text:style-name="P13"><text:span text:style-name="T130"><text:tab/></text:span><text:span text:style-name="T121">array</text:span><text:span text:style-name="T87"> := </text:span><text:span text:style-name="T122">[</text:span><text:span text:style-name="T121">размер</text:span><text:span text:style-name="T122">]</text:span><text:span text:style-name="T131">Type</text:span><text:span text:style-name="T122">{</text:span><text:span text:style-name="T132">index1</text:span><text:span text:style-name="T124">:</text:span><text:span text:style-name="T88"> </text:span><text:span text:style-name="T132">value1</text:span><text:span text:style-name="T124">,</text:span><text:span text:style-name="T132"> index2</text:span><text:span text:style-name="T124">:</text:span><text:span text:style-name="T132"> value2</text:span><text:span text:style-name="T89">}</text:span></text:p>
            <text:p text:style-name="P13"><text:span text:style-name="T87"/></text:p>
            <text:p text:style-name="P13"><text:span text:style-name="T122"><text:tab/></text:span><text:span text:style-name="T122">len(</text:span><text:span text:style-name="T121">array</text:span><text:span text:style-name="T122">)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// длина = размер массива</text:span></text:p>
            <text:p text:style-name="P13"><text:span text:style-name="T88"/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[N]array // массив</text:span></text:p>
          </draw:text-box>
        </draw:frame>
        <draw:frame draw:style-name="gr58" draw:text-style-name="P53" draw:layer="layout" svg:width="26.8cm" svg:height="13.1cm" svg:x="0.6cm" svg:y="2.1cm">
          <draw:text-box>
            <text:p text:style-name="P13"><text:span text:style-name="T122"><text:tab/></text:span><text:span text:style-name="T87">var ipAddress </text:span><text:span text:style-name="T122">[</text:span><text:span text:style-name="T87">4</text:span><text:span text:style-name="T122">]int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87">// массив типа </text:span><text:span text:style-name="T89">[</text:span><text:span text:style-name="T123">4</text:span><text:span text:style-name="T89">]int</text:span></text:p>
            <text:p text:style-name="P13"><text:span text:style-name="T122"><text:tab/></text:span><text:span text:style-name="T87">ipAddress = [4]int{8,8,8,8}</text:span></text:p>
            <text:p text:style-name="P13"><text:span text:style-name="T87"><text:tab/></text:span><text:span text:style-name="T87">fmt.Printf("%T %v \n", ipAddress, ipAddress)</text:span><text:span text:style-name="T87"><text:tab/></text:span><text:span text:style-name="T87">// [4]int [8 8 8 8]</text:span><text:span text:style-name="T87"><text:tab/></text:span></text:p>
            <text:p text:style-name="P13"><text:span text:style-name="T87"/></text:p>
            <text:p text:style-name="P13"><text:span text:style-name="T87"><text:tab/></text:span><text:span text:style-name="T87">numbers := </text:span><text:span text:style-name="T122">[...]</text:span><text:span text:style-name="T87">int{3:25, 8:42}</text:span><text:span text:style-name="T87"><text:tab/></text:span><text:span text:style-name="T87"><text:tab/></text:span><text:span text:style-name="T87"><text:tab/></text:span><text:span text:style-name="T87"><text:tab/></text:span><text:span text:style-name="T87">// [0 0 0 25 0 0 0 0 42] </text:span></text:p>
            <text:p text:style-name="P13"><text:span text:style-name="T87"/></text:p>
            <text:p text:style-name="P13"><text:span text:style-name="T88"><text:tab/></text:span><text:span text:style-name="T88">months := </text:span><text:span text:style-name="T89">[</text:span><text:span text:style-name="T134">...</text:span><text:span text:style-name="T89">]string{</text:span><text:span text:style-name="T88"> <text:s text:c="21"/>// размер берётся из значений</text:span></text:p>
            <text:p text:style-name="P13"><text:span text:style-name="T88"><text:tab/></text:span><text:span text:style-name="T88"><text:tab/></text:span><text:span text:style-name="T88">1:"Jan", 2:"Feb", 3:"Mar", 4:"Apr", 5:"May", 6:"Jun",</text:span></text:p>
            <text:p text:style-name="P13"><text:span text:style-name="T88"><text:tab/></text:span><text:span text:style-name="T88"><text:tab/></text:span><text:span text:style-name="T88">7:"Jul", 8:"Aug", 9:"Sep", 10:"Oct", 11:"Nov", 12: "Dec"</text:span><text:span text:style-name="T135">,</text:span><text:span text:style-name="T88"> // нужна!</text:span></text:p>
            <text:p text:style-name="P13"><text:span text:style-name="T88"><text:tab/></text:span><text:span text:style-name="T89">}</text:span></text:p>
            <text:p text:style-name="P13"><text:span text:style-name="T88"><text:tab/></text:span><text:span text:style-name="T88">fmt.Printf("%T \n", months)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// [13]string</text:span></text:p>
            <text:p text:style-name="P13"><text:span text:style-name="T88"/></text:p>
            <text:p text:style-name="P13"><text:span text:style-name="T88">[32]byte</text:span></text:p>
            <text:p text:style-name="P13"><text:span text:style-name="T88">[2*N] struct { x, y int32 }</text:span></text:p>
            <text:p text:style-name="P13"><text:span text:style-name="T88">[1000]*float64</text:span></text:p>
            <text:p text:style-name="P13"><text:span text:style-name="T88">[2][2][2]float64</text:span><text:span text:style-name="T88"><text:tab/></text:span><text:span text:style-name="T88">// same as [2]([2]([2]float64))</text:span></text:p>
            <text:p text:style-name="P13"><text:span text:style-name="T88">[10]func(a, b int) int</text:span></text:p>
            <text:p text:style-name="P13"><text:span text:style-name="T88"/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[ ]slice // срез</text:span></text:p>
          </draw:text-box>
        </draw:frame>
        <draw:frame draw:style-name="gr59" draw:text-style-name="P53" draw:layer="layout" svg:width="26.8cm" svg:height="13.1cm" svg:x="0.6cm" svg:y="2.1cm">
          <draw:text-box>
            <text:p text:style-name="P13"><text:span text:style-name="T128">Динамический массив изменяемой длины:</text:span></text:p>
            <text:p text:style-name="P13"><text:span text:style-name="T87"><text:tab/></text:span><text:span text:style-name="T87">var</text:span><text:span text:style-name="T87"><text:tab/></text:span><text:span text:style-name="T121">slice</text:span><text:span text:style-name="T87"> = </text:span><text:span text:style-name="T122">[]</text:span><text:span text:style-name="T131">Type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87">// у среза есть underlying array</text:span></text:p>
            <text:p text:style-name="P13"><text:span text:style-name="T87"/></text:p>
            <text:p text:style-name="P13"><text:span text:style-name="T87"><text:tab/></text:span><text:span text:style-name="T121">slice</text:span><text:span text:style-name="T87"> = </text:span><text:span text:style-name="T122">make</text:span><text:span text:style-name="T87">([]</text:span><text:span text:style-name="T121">Type</text:span><text:span text:style-name="T87">, </text:span><text:span text:style-name="T121">length</text:span><text:span text:style-name="T87">)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// выделить память под срез</text:span></text:p>
            <text:p text:style-name="P13"><text:span text:style-name="T87"><text:tab/></text:span><text:span text:style-name="T121">slice</text:span><text:span text:style-name="T87"> = </text:span><text:span text:style-name="T122">make</text:span><text:span text:style-name="T87">([]</text:span><text:span text:style-name="T121">Type</text:span><text:span text:style-name="T87">, </text:span><text:span text:style-name="T121">length</text:span><text:span text:style-name="T87">, </text:span><text:span text:style-name="T121">capacity</text:span><text:span text:style-name="T87">)</text:span><text:span text:style-name="T87"><text:tab/></text:span><text:span text:style-name="T87"><text:tab/></text:span><text:span text:style-name="T87">//</text:span></text:p>
            <text:p text:style-name="P13"><text:span text:style-name="T87"><text:tab/></text:span><text:span text:style-name="T121">slice</text:span><text:span text:style-name="T87"> = </text:span><text:span text:style-name="T122">make</text:span><text:span text:style-name="T87">([]</text:span><text:span text:style-name="T121">Type</text:span><text:span text:style-name="T87">, </text:span><text:span text:style-name="T121">capacity</text:span><text:span text:style-name="T87">)[:</text:span><text:span text:style-name="T121">length</text:span><text:span text:style-name="T87">]</text:span><text:span text:style-name="T87"><text:tab/></text:span><text:span text:style-name="T87"><text:tab/></text:span><text:span text:style-name="T87">// то же, что предыдущее</text:span><text:span text:style-name="T87"><text:tab/></text:span><text:span text:style-name="T87"><text:tab/></text:span></text:p>
            <text:p text:style-name="P13"><text:span text:style-name="T87"/></text:p>
            <text:p text:style-name="P13"><text:span text:style-name="T87"><text:tab/></text:span><text:span text:style-name="T122">len</text:span><text:span text:style-name="T87">(</text:span><text:span text:style-name="T121">slice</text:span><text:span text:style-name="T87">)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// текущий размер среза</text:span></text:p>
            <text:p text:style-name="P13"><text:span text:style-name="T87"><text:tab/></text:span><text:span text:style-name="T122">cap</text:span><text:span text:style-name="T87">(</text:span><text:span text:style-name="T121">slice</text:span><text:span text:style-name="T87">)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// предельная ёмкость среза</text:span></text:p>
            <text:p text:style-name="P13"><text:span text:style-name="T87"/></text:p>
            <text:p text:style-name="P13"><text:span text:style-name="T87"><text:tab/></text:span><text:span text:style-name="T121">slice</text:span><text:span text:style-name="T87"> = </text:span><text:span text:style-name="T122">append</text:span><text:span text:style-name="T87">(</text:span><text:span text:style-name="T121">slice</text:span><text:span text:style-name="T87">, </text:span><text:span text:style-name="T121">element1, element2</text:span><text:span text:style-name="T87">)</text:span><text:span text:style-name="T87"><text:tab/></text:span><text:span text:style-name="T87">// добавить данные к срезу</text:span></text:p>
            <text:p text:style-name="P13"><text:span text:style-name="T87"><text:tab/></text:span></text:p>
            <text:p text:style-name="P13"><text:span text:style-name="T87"><text:tab/></text:span><text:span text:style-name="T122">copy</text:span><text:span text:style-name="T87">(</text:span><text:span text:style-name="T121">newSlice</text:span><text:span text:style-name="T87">, </text:span><text:span text:style-name="T121">slice</text:span><text:span text:style-name="T87">) 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// встроенная функция копирования</text:span></text:p>
            <text:p text:style-name="P13"><text:span text:style-name="T87"/></text:p>
            <text:p text:style-name="P13"><text:span text:style-name="T87"/></text:p>
            <text:p text:style-name="P13"><text:span text:style-name="T88"/></text:p>
            <text:p text:style-name="P13"><text:span text:style-name="T128"/></text:p>
            <text:p text:style-name="P13"><text:span text:style-name="T128"/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[ ]slice // срез</text:span></text:p>
          </draw:text-box>
        </draw:frame>
        <draw:frame draw:style-name="gr60" draw:text-style-name="P53" draw:layer="layout" svg:width="26.8cm" svg:height="13.1cm" svg:x="0.6cm" svg:y="2.1cm">
          <draw:text-box>
            <text:p text:style-name="P13"><text:span text:style-name="T136"/></text:p>
            <text:p text:style-name="P13"><text:span text:style-name="T88"><text:tab/></text:span><text:span text:style-name="T88">var s []int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// len(s) == 0, s == nil </text:span></text:p>
            <text:p text:style-name="P13"><text:span text:style-name="T88"><text:tab/></text:span><text:span text:style-name="T88">s = nil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// len(s) == 0, s == nil </text:span></text:p>
            <text:p text:style-name="P13"><text:span text:style-name="T88"><text:tab/></text:span><text:span text:style-name="T88">s = []int(nil)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// len(s) == 0, s == nil </text:span></text:p>
            <text:p text:style-name="P13"><text:span text:style-name="T88"><text:tab/></text:span><text:span text:style-name="T88">s = []int{}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// len(s) == 0, s != nil</text:span></text:p>
            <text:p text:style-name="P13"><text:span text:style-name="T87"/></text:p>
            <text:p text:style-name="P13"><text:span text:style-name="T87"/></text:p>
            <text:p text:style-name="P13"><text:span text:style-name="T87"/></text:p>
            <text:p text:style-name="P13"><text:span text:style-name="T87"/></text:p>
            <text:p text:style-name="P13"><text:span text:style-name="T87"/></text:p>
            <text:p text:style-name="P13"><text:span text:style-name="T88"/></text:p>
            <text:p text:style-name="P13"><text:span text:style-name="T128"/></text:p>
            <text:p text:style-name="P13"><text:span text:style-name="T128"/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пользовательские</text:span></text:p>
          </draw:text-box>
        </draw:frame>
        <draw:frame draw:style-name="gr61" draw:text-style-name="P14" draw:layer="layout" svg:width="26.8cm" svg:height="13cm" svg:x="0.6cm" svg:y="2.2cm">
          <draw:text-box>
            <text:p text:style-name="P13"><text:span text:style-name="T89">type</text:span><text:span text:style-name="T88"> ~ определение нового типа, часто как ограничение базового (underlying)</text:span></text:p>
            <text:p text:style-name="P13"><text:span text:style-name="T88"><text:tab/></text:span><text:span text:style-name="T89">type</text:span><text:span text:style-name="T88"> </text:span><text:span text:style-name="T132">NewTypeName</text:span><text:span text:style-name="T88"> </text:span><text:span text:style-name="T132">UnderlyingType</text:span><text:span text:style-name="T88"> </text:span></text:p>
            <text:p text:style-name="P13"><text:span text:style-name="T88"/></text:p>
            <text:p text:style-name="P13"><text:span text:style-name="T130"><text:tab/></text:span><text:span text:style-name="T129">type</text:span><text:span text:style-name="T130"> </text:span><text:span text:style-name="T137">Celsius</text:span><text:span text:style-name="T87"> float32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// </text:span><text:span text:style-name="T121">Celsius</text:span><text:span text:style-name="T88"> с базовым типом float32</text:span></text:p>
            <text:p text:style-name="P13"><text:span text:style-name="T87"><text:tab/></text:span><text:span text:style-name="T87">var t </text:span><text:span text:style-name="T137">Celsius</text:span><text:span text:style-name="T132"> </text:span><text:span text:style-name="T88">= 0.0</text:span></text:p>
            <text:p text:style-name="P13"><text:span text:style-name="T88"><text:tab/></text:span><text:span text:style-name="T88">const </text:span><text:span text:style-name="T132">AbsoluteZeroC</text:span><text:span text:style-name="T88"> </text:span><text:span text:style-name="T138">Celsius</text:span><text:span text:style-name="T88"> = -273.15</text:span></text:p>
            <text:p text:style-name="P13"><text:span text:style-name="T87"/></text:p>
            <text:p text:style-name="P13"><text:span text:style-name="T87"><text:tab/></text:span><text:span text:style-name="T87">var f float32 = 0.0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// </text:span><text:span text:style-name="T121">Celsius</text:span><text:span text:style-name="T88"> и float32 – разные типы</text:span></text:p>
            <text:p text:style-name="P13"><text:span text:style-name="T87"><text:tab/></text:span><text:span text:style-name="T87">if t == </text:span><text:span text:style-name="T137">Celsius</text:span><text:span text:style-name="T88">(f)) { }</text:span><text:span text:style-name="T88"><text:tab/></text:span><text:span text:style-name="T88"><text:tab/></text:span><text:span text:style-name="T88"><text:tab/></text:span><text:span text:style-name="T88"><text:tab/></text:span><text:span text:style-name="T88">// поэтому нужно преобразование</text:span></text:p>
            <text:p text:style-name="P13"><text:span text:style-name="T88"/></text:p>
            <text:p text:style-name="P13"><text:span text:style-name="T121">Type</text:span><text:span text:style-name="T130">(</text:span><text:span text:style-name="T121">value</text:span><text:span text:style-name="T87">)</text:span><text:span text:style-name="T9"> ~ преобразование значения </text:span><text:span text:style-name="T121">value</text:span><text:span text:style-name="T9"> к типу </text:span><text:span text:style-name="T121">Type</text:span></text:p>
            <text:p text:style-name="P13"><text:span text:style-name="T88"/></text:p>
            <text:p text:style-name="P13"><text:span text:style-name="T87"><text:tab/></text:span><text:span text:style-name="T87">func C2F (c </text:span><text:span text:style-name="T137">Celsius</text:span><text:span text:style-name="T87">) float32 {</text:span><text:span text:style-name="T87"><text:tab/></text:span><text:span text:style-name="T87"><text:tab/></text:span><text:span text:style-name="T87">// принимает только значения </text:span><text:span text:style-name="T121">Celsius</text:span></text:p>
            <text:p text:style-name="P13"><text:span text:style-name="T87"><text:tab/></text:span><text:span text:style-name="T87">}</text:span></text:p>
            <text:p text:style-name="P13"><text:span text:style-name="T87"/></text:p>
            <text:p text:style-name="P13"><text:span text:style-name="T87"><text:tab/></text:span><text:span text:style-name="T122">type</text:span><text:span text:style-name="T87"> </text:span><text:span text:style-name="T121">IPv4</text:span><text:span text:style-name="T87"> [4]int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// массив из 4-х целых </text:span></text:p>
            <text:p text:style-name="P13"><text:span text:style-name="T87"><text:tab/></text:span><text:span text:style-name="T87">var localhost </text:span><text:span text:style-name="T121">IPv4</text:span><text:span text:style-name="T87"> = </text:span><text:span text:style-name="T121">IPv4</text:span><text:span text:style-name="T87"> {127, 0, 0, 1}</text:span></text:p>
            <text:p text:style-name="P13"><text:span text:style-name="T87"><text:tab/></text:span><text:span text:style-name="T87">localhost := </text:span><text:span text:style-name="T121">IPv4</text:span><text:span text:style-name="T87"> {127, 0, 0, 1}</text:span><text:span text:style-name="T87"><text:tab/></text:span><text:span text:style-name="T87"><text:tab/></text:span><text:span text:style-name="T87"><text:tab/></text:span><text:span text:style-name="T87">// краткая запись</text:span></text:p>
            <text:p text:style-name="P13"><text:span text:style-name="T88"/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пользовательские</text:span></text:p>
          </draw:text-box>
        </draw:frame>
        <draw:frame draw:style-name="gr62" draw:text-style-name="P14" draw:layer="layout" svg:width="26.8cm" svg:height="13.1cm" svg:x="0.6cm" svg:y="2.1cm">
          <draw:text-box>
            <text:p text:style-name="P13"><text:span text:style-name="T88">Type aliasing: an alias name T1—an alternate spelling—for the type denoted by T2; that is, both T1 and T2 denote the same type.</text:span></text:p>
            <text:p text:style-name="P13"><text:span text:style-name="T88"/></text:p>
            <text:p text:style-name="P13"><text:span text:style-name="T88"><text:tab/></text:span><text:span text:style-name="T89">type</text:span><text:span text:style-name="T88"> </text:span><text:span text:style-name="T132">T1 = T2</text:span></text:p>
            <text:p text:style-name="P13"><text:span text:style-name="T132"/></text:p>
            <text:p text:style-name="P13"><text:span text:style-name="T132">//</text:span><text:span text:style-name="T132"><text:tab/></text:span><text:span text:style-name="T124">type</text:span><text:span text:style-name="T132"> T1 T2</text:span></text:p>
            <text:p text:style-name="P13"><text:span text:style-name="T132"/></text:p>
            <text:p text:style-name="P13"><text:span text:style-name="T132"/></text:p>
            <text:p text:style-name="P13"><text:span text:style-name="T123">type Weekday int</text:span></text:p>
            <text:p text:style-name="P13"><text:span text:style-name="T123">const (</text:span></text:p>
            <text:p text:style-name="P13"><text:span text:style-name="T123"><text:tab/></text:span><text:span text:style-name="T123">Sunday Weekday = </text:span><text:span text:style-name="T124">iota</text:span></text:p>
            <text:p text:style-name="P13"><text:span text:style-name="T123"><text:tab/></text:span><text:span text:style-name="T123">Monday </text:span><text:span text:style-name="T123"><text:tab/></text:span><text:span text:style-name="T123">Tuesday Wednesday Thursday Friday Saturday )</text:span></text:p>
            <text:p text:style-name="P13"><text:span text:style-name="T87">fmt.Println(</text:span><text:span text:style-name="T123">Sunday,Monday,Tuesday,Wednesday,Thursday,Friday,Saturday)</text:span></text:p>
            <text:p text:style-name="P13"><text:span text:style-name="T88"/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struct</text:span></text:p>
          </draw:text-box>
        </draw:frame>
        <draw:frame draw:style-name="gr63" draw:text-style-name="P14" draw:layer="layout" svg:width="26.8cm" svg:height="13.1cm" svg:x="0.6cm" svg:y="2.1cm">
          <draw:text-box>
            <text:p text:style-name="P13"><text:span text:style-name="T10"/></text:p>
            <text:p text:style-name="P13"><text:span text:style-name="T89">struct</text:span><text:span text:style-name="T88"> ~ структура: набор разнотипных полей, аналог класса</text:span></text:p>
            <text:p text:style-name="P13"><text:span text:style-name="T88"/></text:p>
            <text:p text:style-name="P13"><text:span text:style-name="T87"><text:tab/></text:span><text:span text:style-name="T87">type </text:span><text:span text:style-name="T122">struct</text:span><text:span text:style-name="T87"> </text:span><text:span text:style-name="T132">Structure</text:span><text:span text:style-name="T123"> </text:span><text:span text:style-name="T124">{</text:span></text:p>
            <text:p text:style-name="P13"><text:span text:style-name="T123"><text:tab/></text:span><text:span text:style-name="T123"><text:tab/></text:span><text:span text:style-name="T132">field1</text:span><text:span text:style-name="T123"> </text:span><text:span text:style-name="T132">Type</text:span></text:p>
            <text:p text:style-name="P13"><text:span text:style-name="T123"><text:tab/></text:span><text:span text:style-name="T123"><text:tab/></text:span><text:span text:style-name="T132">field2, field3</text:span><text:span text:style-name="T123"> </text:span><text:span text:style-name="T132">Type2</text:span></text:p>
            <text:p text:style-name="P13"><text:span text:style-name="T123"><text:tab/></text:span><text:span text:style-name="T124">}</text:span></text:p>
            <text:p text:style-name="P13"><text:span text:style-name="T88"/></text:p>
            <text:p text:style-name="P13"><text:span text:style-name="T88"><text:tab/></text:span><text:span text:style-name="T88">s := </text:span><text:span text:style-name="T89">struct</text:span><text:span text:style-name="T88"> </text:span><text:span text:style-name="T132">Structure</text:span><text:span text:style-name="T88"> </text:span><text:span text:style-name="T89">{</text:span></text:p>
            <text:p text:style-name="P13"><text:span text:style-name="T88"><text:tab/></text:span><text:span text:style-name="T88"><text:tab/></text:span><text:span text:style-name="T132">field1</text:span><text:span text:style-name="T88"> </text:span><text:span text:style-name="T132">Type</text:span></text:p>
            <text:p text:style-name="P13"><text:span text:style-name="T88"><text:tab/></text:span><text:span text:style-name="T88"><text:tab/></text:span><text:span text:style-name="T132">field2, field3</text:span><text:span text:style-name="T88"> </text:span><text:span text:style-name="T132">Type2</text:span></text:p>
            <text:p text:style-name="P13"><text:span text:style-name="T88"><text:tab/></text:span><text:span text:style-name="T89">}</text:span></text:p>
            <text:p text:style-name="P13"><text:span text:style-name="T88"/></text:p>
            <text:p text:style-name="P13"><text:span text:style-name="T88"/></text:p>
            <text:p text:style-name="P13"><text:span text:style-name="T10"/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struct: field tags</text:span></text:p>
          </draw:text-box>
        </draw:frame>
        <draw:frame draw:style-name="gr64" draw:text-style-name="P54" draw:layer="layout" svg:width="26.8cm" svg:height="13.1cm" svg:x="0.6cm" svg:y="2.1cm">
          <draw:text-box>
            <text:p text:style-name="P13"><text:span text:style-name="T19">import (</text:span></text:p>
            <text:p text:style-name="P13"><text:span text:style-name="T19"><text:tab/></text:span><text:span text:style-name="T19">"fmt"</text:span></text:p>
            <text:p text:style-name="P13"><text:span text:style-name="T19"><text:tab/></text:span><text:span text:style-name="T19">"reflect"</text:span></text:p>
            <text:p text:style-name="P13"><text:span text:style-name="T19">)</text:span></text:p>
            <text:p text:style-name="P13"><text:span text:style-name="T19"/></text:p>
            <text:p text:style-name="P13"><text:span text:style-name="T19">func main() {</text:span></text:p>
            <text:p text:style-name="P13"><text:span text:style-name="T19"><text:tab/></text:span><text:span text:style-name="T19">type User struct {</text:span></text:p>
            <text:p text:style-name="P13"><text:span text:style-name="T19"><text:tab/></text:span><text:span text:style-name="T19"><text:tab/></text:span><text:span text:style-name="T19">Name <text:s/>string `mytag:"MyName"`</text:span></text:p>
            <text:p text:style-name="P13"><text:span text:style-name="T19"><text:tab/></text:span><text:span text:style-name="T19"><text:tab/></text:span><text:span text:style-name="T19">Email string `mytag:"MyEmail"`</text:span></text:p>
            <text:p text:style-name="P13"><text:span text:style-name="T19"><text:tab/></text:span><text:span text:style-name="T19">}</text:span></text:p>
            <text:p text:style-name="P13"><text:span text:style-name="T19"/></text:p>
            <text:p text:style-name="P13"><text:span text:style-name="T19"><text:tab/></text:span><text:span text:style-name="T19">u := User{"Bob", "bob@mycompany.com"}</text:span></text:p>
            <text:p text:style-name="P13"><text:span text:style-name="T19"><text:tab/></text:span><text:span text:style-name="T19">t := reflect.TypeOf(u)</text:span></text:p>
            <text:p text:style-name="P13"><text:span text:style-name="T19"/></text:p>
            <text:p text:style-name="P13"><text:span text:style-name="T19"><text:tab/></text:span><text:span text:style-name="T19">for _, fieldName := range []string{"Name", "Email"} {</text:span></text:p>
            <text:p text:style-name="P13"><text:span text:style-name="T19"><text:tab/></text:span><text:span text:style-name="T19"><text:tab/></text:span><text:span text:style-name="T19">field, found := t.FieldByName(fieldName)</text:span></text:p>
            <text:p text:style-name="P13"><text:span text:style-name="T19"><text:tab/></text:span><text:span text:style-name="T19"><text:tab/></text:span><text:span text:style-name="T19">if !found {</text:span></text:p>
            <text:p text:style-name="P13"><text:span text:style-name="T19"><text:tab/></text:span><text:span text:style-name="T19"><text:tab/></text:span><text:span text:style-name="T19"><text:tab/></text:span><text:span text:style-name="T19">continue</text:span></text:p>
            <text:p text:style-name="P13"><text:span text:style-name="T19"><text:tab/></text:span><text:span text:style-name="T19"><text:tab/></text:span><text:span text:style-name="T19">}</text:span></text:p>
            <text:p text:style-name="P13"><text:span text:style-name="T19"><text:tab/></text:span><text:span text:style-name="T19"><text:tab/></text:span><text:span text:style-name="T19">fmt.Printf("\nField: User.%s\n", fieldName)</text:span></text:p>
            <text:p text:style-name="P13"><text:span text:style-name="T19"><text:tab/></text:span><text:span text:style-name="T19"><text:tab/></text:span><text:span text:style-name="T19">fmt.Printf("\tWhole tag value : %q\n", field.Tag)</text:span></text:p>
            <text:p text:style-name="P13"><text:span text:style-name="T19"><text:tab/></text:span><text:span text:style-name="T19"><text:tab/></text:span><text:span text:style-name="T19">fmt.Printf("\tValue of 'mytag': %q\n", field.Tag.Get("mytag"))</text:span></text:p>
            <text:p text:style-name="P13"><text:span text:style-name="T19"><text:tab/></text:span><text:span text:style-name="T19">}</text:span></text:p>
            <text:p text:style-name="P13"><text:span text:style-name="T19">}</text:span></text:p>
            <text:p text:style-name="P13"><text:span text:style-name="T19"/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3">Ссылочные типы: reference types</text:span></text:p>
          </draw:text-box>
        </draw:frame>
        <draw:frame draw:style-name="gr65" draw:text-style-name="P53" draw:layer="layout" svg:width="26.8cm" svg:height="13.1cm" svg:x="0.6cm" svg:y="2.1cm">
          <draw:text-box>
            <text:p text:style-name="P13"><text:span text:style-name="T87"/></text:p>
            <text:p text:style-name="P13"><text:span text:style-name="T122">pointer</text:span><text:span text:style-name="T88"> ~ указатель: </text:span></text:p>
            <text:p text:style-name="P13"><text:span text:style-name="T88"><text:tab/></text:span><text:span text:style-name="T88"><text:tab/></text:span><text:span text:style-name="T88">p := *Type</text:span></text:p>
            <text:p text:style-name="P13"><text:span text:style-name="T87"/></text:p>
            <text:p text:style-name="P13"><text:span text:style-name="T122">map</text:span><text:span text:style-name="T88"> ~ хэш | ассоциативный массив | словарь: </text:span></text:p>
            <text:p text:style-name="P13"><text:span text:style-name="T88"><text:tab/></text:span><text:span text:style-name="T88"><text:tab/></text:span><text:span text:style-name="T88">m := map[KeyType]ValueType = { key: value }</text:span></text:p>
            <text:p text:style-name="P13"><text:span text:style-name="T87"/></text:p>
            <text:p text:style-name="P13"><text:span text:style-name="T122">slice</text:span><text:span text:style-name="T88"> ~ динамический массив: </text:span></text:p>
            <text:p text:style-name="P13"><text:span text:style-name="T88"><text:tab/></text:span><text:span text:style-name="T88"><text:tab/></text:span><text:span text:style-name="T88">s := []Type</text:span></text:p>
            <text:p text:style-name="P13"><text:span text:style-name="T88"/></text:p>
            <text:p text:style-name="P13"><text:span text:style-name="T122">function</text:span><text:span text:style-name="T88"> ~ функция: </text:span></text:p>
            <text:p text:style-name="P13"><text:span text:style-name="T87"><text:tab/></text:span><text:span text:style-name="T87"><text:tab/></text:span><text:span text:style-name="T122">func</text:span><text:span text:style-name="T87"> </text:span><text:span text:style-name="T121">f</text:span><text:span text:style-name="T87">() { /* код */</text:span><text:span text:style-name="T88"> } </text:span></text:p>
            <text:p text:style-name="P13"><text:span text:style-name="T87"/></text:p>
            <text:p text:style-name="P13"><text:span text:style-name="T89">channel</text:span><text:span text:style-name="T88"> ~ канал: </text:span></text:p>
            <text:p text:style-name="P13"><text:span text:style-name="T88"><text:tab/></text:span><text:span text:style-name="T88"><text:tab/></text:span><text:span text:style-name="T89">chan</text:span><text:span text:style-name="T88"> </text:span><text:span text:style-name="T132">ch</text:span></text:p>
            <text:p text:style-name="P13"><text:span text:style-name="T87"/></text:p>
            <text:p text:style-name="P13"><text:span text:style-name="T87"/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Указатели: pointer</text:span></text:p>
          </draw:text-box>
        </draw:frame>
        <draw:frame draw:style-name="gr66" draw:text-style-name="P53" draw:layer="layout" svg:width="26.8cm" svg:height="13.1cm" svg:x="0.6cm" svg:y="2.1cm">
          <draw:text-box>
            <text:p text:style-name="P13"><text:span text:style-name="T87"/></text:p>
            <text:p text:style-name="P13"><text:span text:style-name="T122">pointer</text:span><text:span text:style-name="T88"> ~ указатель: </text:span></text:p>
            <text:p text:style-name="P13"><text:span text:style-name="T88"><text:tab/></text:span><text:span text:style-name="T88"><text:tab/></text:span><text:span text:style-name="T88">p := *Type</text:span></text:p>
            <text:p text:style-name="P13"><text:span text:style-name="T87"/></text:p>
            <text:p text:style-name="P13"><text:span text:style-name="T87"/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Хэши: map</text:span></text:p>
          </draw:text-box>
        </draw:frame>
        <draw:frame draw:style-name="gr67" draw:text-style-name="P53" draw:layer="layout" svg:width="26.8cm" svg:height="13.1cm" svg:x="0.6cm" svg:y="2.1cm">
          <draw:text-box>
            <text:p text:style-name="P13"><text:span text:style-name="T87"/></text:p>
            <text:p text:style-name="P13"><text:span text:style-name="T87"/></text:p>
            <text:p text:style-name="P13"><text:span text:style-name="T122">map</text:span><text:span text:style-name="T88"> ~ хэш | ассоциативный массив | словарь: </text:span></text:p>
            <text:p text:style-name="P13"><text:span text:style-name="T88"><text:tab/></text:span><text:span text:style-name="T88"><text:tab/></text:span><text:span text:style-name="T88">m := map[KeyType]ValueType = { key: value }</text:span></text:p>
            <text:p text:style-name="P13"><text:span text:style-name="T87"/></text:p>
            <text:p text:style-name="P13"><text:span text:style-name="T87"/></text:p>
            <text:p text:style-name="P13"><text:span text:style-name="T87"/></text:p>
            <text:p text:style-name="P13"><text:span text:style-name="T87"/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Функции: func</text:span></text:p>
          </draw:text-box>
        </draw:frame>
        <draw:frame draw:style-name="gr68" draw:text-style-name="P14" draw:layer="layout" svg:width="26.8cm" svg:height="13.1cm" svg:x="0.6cm" svg:y="2.1cm">
          <draw:text-box>
            <text:p text:style-name="P13"><text:span text:style-name="T10">Predefined functions: </text:span></text:p>
            <text:p text:style-name="P13"><text:span text:style-name="T10"><text:tab/></text:span><text:span text:style-name="T115">make len cap new append copy close delete complex real imag panic recover</text:span></text:p>
            <text:p text:style-name="P13"><text:span text:style-name="T10"/></text:p>
            <text:p text:style-name="P13"><text:span text:style-name="T10"/></text:p>
            <text:p text:style-name="P13"><text:span text:style-name="T89">func</text:span><text:span text:style-name="T88"> </text:span><text:span text:style-name="T132">functionName</text:span><text:span text:style-name="T89">(</text:span><text:span text:style-name="T132">param1, param2 Type1, param3 Type3</text:span><text:span text:style-name="T89">)</text:span><text:span text:style-name="T88"> </text:span><text:span text:style-name="T132">ReturnType</text:span><text:span text:style-name="T88"> </text:span><text:span text:style-name="T89">{</text:span></text:p>
            <text:p text:style-name="P13"><text:span text:style-name="T121"><text:s text:c="3"/></text:span><text:span text:style-name="T121">/* </text:span><text:span text:style-name="T132">код */</text:span></text:p>
            <text:p text:style-name="P13"><text:span text:style-name="T89">}</text:span></text:p>
            <text:p text:style-name="P13"><text:span text:style-name="T88"/></text:p>
            <text:p text:style-name="P13"><text:span text:style-name="T129">func</text:span><text:span text:style-name="T130"> </text:span><text:span text:style-name="T121">functionName</text:span><text:span text:style-name="T122">(</text:span><text:span text:style-name="T132">p1 T1, p2 T2</text:span><text:span text:style-name="T89">) (</text:span><text:span text:style-name="T132">returnValue1 ReturnType1, rv2 RT2</text:span><text:span text:style-name="T89">)</text:span><text:span text:style-name="T88"> </text:span><text:span text:style-name="T89">{</text:span></text:p>
            <text:p text:style-name="P13"><text:span text:style-name="T121"><text:s text:c="3"/></text:span><text:span text:style-name="T121">/* </text:span><text:span text:style-name="T132">код */</text:span></text:p>
            <text:p text:style-name="P13"><text:span text:style-name="T89">}</text:span></text:p>
            <text:p text:style-name="P13"><text:span text:style-name="T88"/></text:p>
            <text:p text:style-name="P13"><text:span text:style-name="T88"/></text:p>
            <text:p text:style-name="P13"><text:span text:style-name="T88"/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Методы: func</text:span></text:p>
          </draw:text-box>
        </draw:frame>
        <draw:frame draw:style-name="gr69" draw:text-style-name="P14" draw:layer="layout" svg:width="26.8cm" svg:height="13.1cm" svg:x="0.6cm" svg:y="2.1cm">
          <draw:text-box>
            <text:p text:style-name="P13"><text:span text:style-name="T10">behavior attached to data through methods </text:span></text:p>
            <text:p text:style-name="P13"><text:span text:style-name="T139"/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Функции: type T func()</text:span></text:p>
          </draw:text-box>
        </draw:frame>
        <draw:frame draw:style-name="gr70" draw:text-style-name="P55" draw:layer="layout" svg:width="26.8cm" svg:height="13.1cm" svg:x="0.6cm" svg:y="2.1cm">
          <draw:text-box>
            <text:p text:style-name="P13"><text:span text:style-name="T140">type </text:span><text:span text:style-name="T141">appError</text:span><text:span text:style-name="T140"> struct {</text:span></text:p>
            <text:p text:style-name="P13"><text:span text:style-name="T140"><text:s text:c="4"/></text:span><text:span text:style-name="T140">Error <text:s text:c="2"/>error</text:span></text:p>
            <text:p text:style-name="P13"><text:span text:style-name="T140"><text:s text:c="4"/></text:span><text:span text:style-name="T140">Message string</text:span></text:p>
            <text:p text:style-name="P13"><text:span text:style-name="T140"><text:s text:c="4"/></text:span><text:span text:style-name="T140">Code <text:s text:c="3"/>int</text:span></text:p>
            <text:p text:style-name="P13"><text:span text:style-name="T140">}</text:span></text:p>
            <text:p text:style-name="P13"><text:span text:style-name="T140"/></text:p>
            <text:p text:style-name="P13"><text:span text:style-name="T140">type </text:span><text:span text:style-name="T141">appHandler</text:span><text:span text:style-name="T140"> func(http.ResponseWriter, *http.Request) *appError</text:span></text:p>
            <text:p text:style-name="P13"><text:span text:style-name="T140"/></text:p>
            <text:p text:style-name="P13"><text:span text:style-name="T140">func (fn </text:span><text:span text:style-name="T141">appHandler</text:span><text:span text:style-name="T140">) ServeHTTP(w http.ResponseWriter, r *http.Request) {</text:span></text:p>
            <text:p text:style-name="P13"><text:span text:style-name="T140"><text:s text:c="4"/></text:span><text:span text:style-name="T140">if e := fn(w, r); e != nil { // e is *</text:span><text:span text:style-name="T141">appError</text:span><text:span text:style-name="T140">, not os.Error.</text:span></text:p>
            <text:p text:style-name="P13"><text:span text:style-name="T140"><text:s text:c="8"/></text:span><text:span text:style-name="T140">c := appengine.NewContext(r)</text:span></text:p>
            <text:p text:style-name="P13"><text:span text:style-name="T140"><text:s text:c="8"/></text:span><text:span text:style-name="T140">c.Errorf("%v", e.Error)</text:span></text:p>
            <text:p text:style-name="P13"><text:span text:style-name="T140"><text:s text:c="8"/></text:span><text:span text:style-name="T140">http.Error(w, e.Message, e.Code)</text:span></text:p>
            <text:p text:style-name="P13"><text:span text:style-name="T140"><text:s text:c="4"/></text:span><text:span text:style-name="T140">}</text:span></text:p>
            <text:p text:style-name="P13"><text:span text:style-name="T140">}</text:span></text:p>
            <text:p text:style-name="P13"><text:span text:style-name="T140">func viewRecord(w http.ResponseWriter, r *http.Request) *</text:span><text:span text:style-name="T141">appError</text:span><text:span text:style-name="T140"> {</text:span></text:p>
            <text:p text:style-name="P13"><text:span text:style-name="T140"><text:s text:c="4"/></text:span><text:span text:style-name="T140">c := appengine.NewContext(r)</text:span></text:p>
            <text:p text:style-name="P13"><text:span text:style-name="T140"><text:s text:c="4"/></text:span><text:span text:style-name="T140">key := datastore.NewKey(c, "Record", r.FormValue("id"), 0, nil)</text:span></text:p>
            <text:p text:style-name="P13"><text:span text:style-name="T140"><text:s text:c="4"/></text:span><text:span text:style-name="T140">record := new(Record)</text:span></text:p>
            <text:p text:style-name="P13"><text:span text:style-name="T140"><text:s text:c="4"/></text:span><text:span text:style-name="T140">if err := datastore.Get(c, key, record); err != nil {</text:span></text:p>
            <text:p text:style-name="P13"><text:span text:style-name="T140"><text:s text:c="8"/></text:span><text:span text:style-name="T140">return &amp;appError{err, "Record not found", 404}</text:span></text:p>
            <text:p text:style-name="P13"><text:span text:style-name="T140"><text:s text:c="4"/></text:span><text:span text:style-name="T140">}</text:span></text:p>
            <text:p text:style-name="P13"><text:span text:style-name="T140"><text:s text:c="4"/></text:span><text:span text:style-name="T140">if err := viewTemplate.Execute(w, record); err != nil {</text:span></text:p>
            <text:p text:style-name="P13"><text:span text:style-name="T140"><text:s text:c="8"/></text:span><text:span text:style-name="T140">return &amp;</text:span><text:span text:style-name="T141">appError</text:span><text:span text:style-name="T140">{err, "Can't display record", 500}</text:span></text:p>
            <text:p text:style-name="P13"><text:span text:style-name="T140"><text:s text:c="4"/></text:span><text:span text:style-name="T140">}</text:span></text:p>
            <text:p text:style-name="P13"><text:span text:style-name="T140"><text:s text:c="4"/></text:span><text:span text:style-name="T140">return nil</text:span></text:p>
            <text:p text:style-name="P13"><text:span text:style-name="T140">}</text:span></text:p>
            <text:p text:style-name="P13"><text:span text:style-name="T140">func init() {</text:span></text:p>
            <text:p text:style-name="P13"><text:span text:style-name="T140"><text:s text:c="4"/></text:span><text:span text:style-name="T140">http.Handle("/view", </text:span><text:span text:style-name="T141">appHandler</text:span><text:span text:style-name="T140">(viewRecord))</text:span></text:p>
            <text:p text:style-name="P13"><text:span text:style-name="T140">}</text:span></text:p>
            <text:p text:style-name="P13"><text:span text:style-name="T140"/></text:p>
            <text:p text:style-name="P13"><text:span text:style-name="T140">// </text:span><text:span text:style-name="T140"><text:a xlink:href="https://go.dev/blog/error-handling-and-go" xlink:type="simple">https://go.dev/blog/error-handling-and-go</text:a></text:span></text:p>
          </draw:text-box>
        </draw:frame>
        <draw:frame draw:style-name="gr71" draw:text-style-name="P56" draw:layer="layout" svg:width="7.4cm" svg:height="3.256cm" svg:x="19.2cm" svg:y="3.4cm">
          <draw:text-box>
            <text:p><text:span text:style-name="T70">Сделать:</text:span></text:p>
            <text:p><text:span text:style-name="T70">1) пример с типом-функцией;</text:span></text:p>
            <text:p><text:span text:style-name="T70">2) хороший пример с обработкой ошибок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draw:style-name="gr2" draw:text-style-name="P29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29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29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72" draw:text-style-name="P30" draw:layer="layout" svg:width="24.599cm" svg:height="1.352cm" svg:x="0.701cm" svg:y="0.401cm">
          <draw:text-box>
            <text:p><text:span text:style-name="T75">Интерфейсные типы: interface types</text:span></text:p>
          </draw:text-box>
        </draw:frame>
        <draw:frame draw:style-name="gr73" draw:text-style-name="P57" draw:layer="layout" svg:width="26.8cm" svg:height="13.662cm" svg:x="0.6cm" svg:y="2.115cm">
          <draw:text-box>
            <text:p text:style-name="P20"><text:span text:style-name="T142">interface</text:span><text:span text:style-name="T143"> – это абстрактный тип данных, у которого может быть набор методов (set of method signatures), которые определяют контракт поведения (defines behavior contract):</text:span></text:p>
            <text:p text:style-name="P13"><text:span text:style-name="T143"/></text:p>
            <text:p text:style-name="P13"><text:span text:style-name="T143"><text:tab/></text:span><text:span text:style-name="T143">type </text:span><text:span text:style-name="T144">Messenger</text:span><text:span text:style-name="T143"> interface{</text:span></text:p>
            <text:p text:style-name="P13"><text:span text:style-name="T143"><text:tab/></text:span><text:span text:style-name="T143"><text:tab/></text:span><text:span text:style-name="T145">Send</text:span><text:span text:style-name="T143">(message string) error</text:span></text:p>
            <text:p text:style-name="P13"><text:span text:style-name="T143"><text:tab/></text:span><text:span text:style-name="T143"><text:tab/></text:span><text:span text:style-name="T145">Receive</text:span><text:span text:style-name="T143">() string</text:span><text:span text:style-name="T143"><text:tab/></text:span><text:span text:style-name="T143"><text:tab/></text:span><text:span text:style-name="T143"><text:tab/></text:span><text:span text:style-name="T143"><text:tab/></text:span><text:span text:style-name="T143">// </text:span></text:p>
            <text:p text:style-name="P13"><text:span text:style-name="T143"><text:tab/></text:span><text:span text:style-name="T143">}</text:span></text:p>
            <text:p text:style-name="P13"><text:span text:style-name="T146"/></text:p>
            <text:p text:style-name="P13"><text:span text:style-name="T147">// объявление корректно: это переменные абстрактного типа,</text:span></text:p>
            <text:p text:style-name="P13"><text:span text:style-name="T147">// которым можно присваивать значения, соответствующие контракту (интерфейсу);</text:span></text:p>
            <text:p text:style-name="P13"><text:span text:style-name="T147">// но пока у них нет конкретного типа (реализации), а значение = nil</text:span></text:p>
            <text:p text:style-name="P13"><text:span text:style-name="T147"><text:tab/></text:span><text:span text:style-name="T147">var icq, skype, whatapp, viber, signal </text:span><text:span text:style-name="T148">Messenger</text:span><text:span text:style-name="T147"> <text:s/></text:span></text:p>
            <text:p text:style-name="P13"><text:span text:style-name="T147"/></text:p>
            <text:p text:style-name="P13"><text:span text:style-name="T147">// Конкретный тип будет </text:span><text:span text:style-name="T148">неявно</text:span><text:span text:style-name="T147"> соответствовать ранее описанному <text:s/>интерфейсу,</text:span></text:p>
            <text:p text:style-name="P13"><text:span text:style-name="T147">// если реализует все методы этого интерфейса</text:span></text:p>
            <text:p text:style-name="P13"><text:span text:style-name="T147"><text:tab/></text:span><text:span text:style-name="T147">type </text:span><text:span text:style-name="T148">Telegram</text:span><text:span text:style-name="T147"> struct { }</text:span><text:span text:style-name="T147"><text:tab/></text:span><text:span text:style-name="T147"><text:tab/></text:span><text:span text:style-name="T147"> </text:span></text:p>
            <text:p text:style-name="P13"><text:span text:style-name="T147"><text:tab/></text:span><text:span text:style-name="T147">func (t </text:span><text:span text:style-name="T148">Telegram</text:span><text:span text:style-name="T147">) </text:span><text:span text:style-name="T149">Send</text:span><text:span text:style-name="T147">(m string) error { return nil }</text:span></text:p>
            <text:p text:style-name="P13"><text:span text:style-name="T147"><text:tab/></text:span><text:span text:style-name="T147">func (t </text:span><text:span text:style-name="T148">Telegram</text:span><text:span text:style-name="T147">) </text:span><text:span text:style-name="T149">Receive</text:span><text:span text:style-name="T147">() (m string) { return m }</text:span></text:p>
            <text:p text:style-name="P13"><text:span text:style-name="T147"/></text:p>
            <text:p text:style-name="P13"><text:span text:style-name="T147">// у абстрактного типа </text:span><text:span text:style-name="T148">динамически</text:span><text:span text:style-name="T147"> появляется конкретный тип (underlying type)</text:span></text:p>
            <text:p text:style-name="P13"><text:span text:style-name="T147">// и конкретное значение</text:span></text:p>
            <text:p text:style-name="P13"><text:span text:style-name="T147"><text:tab/></text:span><text:span text:style-name="T147">var telegram </text:span><text:span text:style-name="T148">Messenger</text:span><text:span text:style-name="T147"> = </text:span><text:span text:style-name="T148">Telegram</text:span><text:span text:style-name="T147">{}</text:span></text:p>
            <text:p text:style-name="P13"><text:span text:style-name="T147"><text:tab/></text:span><text:span text:style-name="T147">telegram.Send(</text:span><text:span text:style-name="T150">"Интерфейсы в Go"</text:span><text:span text:style-name="T147">)</text:span><text:span text:style-name="T147"><text:tab/></text:span><text:span text:style-name="T147"><text:tab/></text:span><text:span text:style-name="T147"><text:tab/></text:span><text:span text:style-name="T147">// вызывается реализованный метод <text:s/></text:span></text:p>
          </draw:text-box>
        </draw:frame>
        <presentation:notes draw:style-name="dp1">
          <draw:page-thumbnail draw:style-name="gr9" draw:layer="layout" svg:width="19.798cm" svg:height="11.136cm" svg:x="0.6cm" svg:y="2.257cm" draw:page-number="37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29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29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29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0" draw:layer="layout" svg:width="24.599cm" svg:height="1.352cm" svg:x="0.701cm" svg:y="0.401cm">
          <draw:text-box>
            <text:p><text:span text:style-name="T75">Интерфейсные типы: interface types</text:span></text:p>
          </draw:text-box>
        </draw:frame>
        <draw:frame draw:style-name="gr74" draw:text-style-name="P57" draw:layer="layout" svg:width="26.8cm" svg:height="13.587cm" svg:x="0.6cm" svg:y="2.115cm">
          <draw:text-box>
            <text:p text:style-name="P13"><text:span text:style-name="T143">// Интерфейс также может включать в себя (embed) другие интерфейсы:</text:span></text:p>
            <text:p text:style-name="P13"><text:span text:style-name="T151"><text:tab/></text:span><text:span text:style-name="T151">type </text:span><text:span text:style-name="T152">File</text:span><text:span text:style-name="T151"> interface{ </text:span></text:p>
            <text:p text:style-name="P13"><text:span text:style-name="T152"><text:tab/></text:span><text:span text:style-name="T152"><text:tab/></text:span><text:span text:style-name="T153">Reader</text:span></text:p>
            <text:p text:style-name="P13"><text:span text:style-name="T152"><text:tab/></text:span><text:span text:style-name="T152"><text:tab/></text:span><text:span text:style-name="T152">Writer</text:span></text:p>
            <text:p text:style-name="P13"><text:span text:style-name="T152"><text:tab/></text:span><text:span text:style-name="T152"><text:tab/></text:span><text:span text:style-name="T152">Seeker</text:span></text:p>
            <text:p text:style-name="P13"><text:span text:style-name="T152"><text:tab/></text:span><text:span text:style-name="T152"><text:tab/></text:span><text:span text:style-name="T152">ReaderAt</text:span></text:p>
            <text:p text:style-name="P13"><text:span text:style-name="T152"><text:tab/></text:span><text:span text:style-name="T152"><text:tab/></text:span><text:span text:style-name="T152">WriterAt</text:span></text:p>
            <text:p text:style-name="P13"><text:span text:style-name="T152"><text:tab/></text:span><text:span text:style-name="T152"><text:tab/></text:span><text:span text:style-name="T152">Closer</text:span></text:p>
            <text:p text:style-name="P13"><text:span text:style-name="T151"><text:tab/></text:span><text:span text:style-name="T151">}</text:span></text:p>
            <text:p text:style-name="P13"><text:span text:style-name="T151"/></text:p>
            <text:p text:style-name="P13"><text:span text:style-name="T151"><text:tab/></text:span><text:span text:style-name="T152">type </text:span><text:span text:style-name="T153">Reader</text:span><text:span text:style-name="T152"> interface {</text:span></text:p>
            <text:p text:style-name="P13"><text:span text:style-name="T152"><text:s text:c="4"/></text:span><text:span text:style-name="T152"><text:tab/></text:span><text:span text:style-name="T152"><text:tab/></text:span><text:span text:style-name="T152">Read(b []byte) (n int, err error)</text:span></text:p>
            <text:p text:style-name="P13"><text:span text:style-name="T152"><text:tab/></text:span><text:span text:style-name="T152">}</text:span></text:p>
            <text:p text:style-name="P13"><text:span text:style-name="T143"/></text:p>
            <text:p text:style-name="P13"><text:span text:style-name="T152">// Конкретный тип может соответсвовать (implement) нескольким интерфейсам</text:span></text:p>
            <text:p text:style-name="P13"><text:span text:style-name="T146"><text:tab/></text:span><text:span text:style-name="T146">func (t </text:span><text:span text:style-name="T154">Telegram</text:span><text:span text:style-name="T146">) </text:span><text:span text:style-name="T155">Read</text:span><text:span text:style-name="T146">(b</text:span><text:span text:style-name="T152"> []byte) (int, error)</text:span><text:span text:style-name="T146"> { return 0, nil }</text:span></text:p>
            <text:p text:style-name="P13"><text:span text:style-name="T151"/></text:p>
            <text:p text:style-name="P13"><text:span text:style-name="T143">// </text:span><text:span text:style-name="T142">any == </text:span><text:span text:style-name="T143">пустой интерфейс</text:span></text:p>
            <text:p text:style-name="P13"><text:span text:style-name="T151"><text:tab/></text:span><text:span text:style-name="T151">type </text:span><text:span text:style-name="T153">AnyObjectSatisfyMe</text:span><text:span text:style-name="T151"> interface{}</text:span><text:span text:style-name="T152"> // ему соответствует любой объект</text:span></text:p>
            <text:p text:style-name="P13"><text:span text:style-name="T152"/></text:p>
            <text:p text:style-name="P13"><text:span text:style-name="T152"/></text:p>
            <text:p text:style-name="P13"><text:span text:style-name="T152"/></text:p>
          </draw:text-box>
        </draw:frame>
        <presentation:notes draw:style-name="dp1">
          <draw:page-thumbnail draw:style-name="gr9" draw:layer="layout" svg:width="19.798cm" svg:height="11.136cm" svg:x="0.6cm" svg:y="2.257cm" draw:page-number="38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3">Интерфейсные типы: interface types</text:span></text:p>
          </draw:text-box>
        </draw:frame>
        <draw:frame draw:style-name="gr75" draw:text-style-name="P51" draw:layer="layout" svg:width="26.8cm" svg:height="13.1cm" svg:x="0.6cm" svg:y="2.1cm">
          <draw:text-box>
            <text:p text:style-name="P13"><text:span text:style-name="T73"/></text:p>
            <text:p text:style-name="P13"><text:span text:style-name="T73"/></text:p>
            <text:p text:style-name="P13"><text:span text:style-name="T64">type </text:span><text:span text:style-name="T66">Flyer</text:span><text:span text:style-name="T64"> interface { </text:span><text:span text:style-name="T66">fly</text:span><text:span text:style-name="T64">() string }</text:span><text:span text:style-name="T64"><text:tab/></text:span><text:span text:style-name="T64"><text:tab/></text:span><text:span text:style-name="T64"><text:tab/></text:span><text:span text:style-name="T64"> <text:s text:c="3"/>// 1-й интерфейс с методом</text:span></text:p>
            <text:p text:style-name="P13"><text:span text:style-name="T64">type </text:span><text:span text:style-name="T66">Swimmer</text:span><text:span text:style-name="T64"> interface { </text:span><text:span text:style-name="T66">swim</text:span><text:span text:style-name="T64">() string }</text:span><text:span text:style-name="T64"><text:tab/></text:span><text:span text:style-name="T64"> <text:s text:c="7"/>// 2-й интерфейс с методом</text:span></text:p>
            <text:p text:style-name="P13"><text:span text:style-name="T64"/></text:p>
            <text:p text:style-name="P13"><text:span text:style-name="T64">type </text:span><text:span text:style-name="T66">Bird</text:span><text:span text:style-name="T64"> struct { Name string }</text:span><text:span text:style-name="T64"><text:tab/></text:span><text:span text:style-name="T64"><text:tab/></text:span><text:span text:style-name="T64"><text:tab/></text:span><text:span text:style-name="T64"><text:tab/></text:span><text:span text:style-name="T64"> <text:s text:c="3"/>// пользовательский тип </text:span><text:span text:style-name="T66">Bird</text:span></text:p>
            <text:p text:style-name="P13"><text:span text:style-name="T64">func (b *</text:span><text:span text:style-name="T66">Bird</text:span><text:span text:style-name="T64">)</text:span><text:span text:style-name="T66">fly</text:span><text:span text:style-name="T64">() string {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 <text:s text:c="3"/>// реализует метод для типа </text:span><text:span text:style-name="T66">Bird</text:span></text:p>
            <text:p text:style-name="P13"><text:span text:style-name="T64"><text:s text:c="4"/></text:span><text:span text:style-name="T64">return "flying..."</text:span></text:p>
            <text:p text:style-name="P13"><text:span text:style-name="T64">}</text:span></text:p>
            <text:p text:style-name="P13"><text:span text:style-name="T64"/></text:p>
            <text:p text:style-name="P13"><text:span text:style-name="T64">type </text:span><text:span text:style-name="T66">Penguin</text:span><text:span text:style-name="T64"> struct { Name string }</text:span><text:span text:style-name="T64"><text:tab/></text:span><text:span text:style-name="T64"><text:tab/></text:span><text:span text:style-name="T64"><text:tab/></text:span><text:span text:style-name="T64"><text:tab/></text:span><text:span text:style-name="T64">// пользовательский тип </text:span><text:span text:style-name="T66">Penguin</text:span></text:p>
            <text:p text:style-name="P13"><text:span text:style-name="T64">func (f *</text:span><text:span text:style-name="T66">Penguin</text:span><text:span text:style-name="T64">)</text:span><text:span text:style-name="T66">swim</text:span><text:span text:style-name="T64">() string { return "swimming..." }</text:span></text:p>
            <text:p text:style-name="P13"><text:span text:style-name="T64">func (b *</text:span><text:span text:style-name="T66">Penguin</text:span><text:span text:style-name="T64">)</text:span><text:span text:style-name="T66">fly</text:span><text:span text:style-name="T64">() string { return "can’t fly!" }</text:span></text:p>
            <text:p text:style-name="P13"><text:span text:style-name="T64"/></text:p>
            <text:p text:style-name="P13"><text:span text:style-name="T64"><text:tab/></text:span><text:span text:style-name="T64">var s = </text:span><text:span text:style-name="T66">Bird</text:span><text:span text:style-name="T64">{"Sparrow"}</text:span></text:p>
            <text:p text:style-name="P13"><text:span text:style-name="T73"><text:tab/></text:span><text:span text:style-name="T73">var p = </text:span><text:span text:style-name="T105">Penguin</text:span><text:span text:style-name="T73">{"Gentoo"}</text:span></text:p>
            <text:p text:style-name="P13"><text:span text:style-name="T73"><text:tab/></text:span><text:span text:style-name="T73">birds := []</text:span><text:span text:style-name="T105">Flyer</text:span><text:span text:style-name="T73">{&amp;s, &amp;p, &amp;Bird{"Dove"}}</text:span></text:p>
            <text:p text:style-name="P13"><text:span text:style-name="T64"><text:tab/></text:span><text:span text:style-name="T64">for _, b := range birds {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// polymorphism</text:span></text:p>
            <text:p text:style-name="P13"><text:span text:style-name="T64"><text:s text:c="4"/></text:span><text:span text:style-name="T64"><text:tab/></text:span><text:span text:style-name="T64"><text:tab/></text:span><text:span text:style-name="T64">fmt.Println(b, b.fly())</text:span></text:p>
            <text:p text:style-name="P13"><text:span text:style-name="T64"><text:tab/></text:span><text:span text:style-name="T64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type assertion</text:span></text:p>
          </draw:text-box>
        </draw:frame>
        <draw:frame draw:style-name="gr76" draw:text-style-name="P51" draw:layer="layout" svg:width="26.8cm" svg:height="14.675cm" svg:x="0.6cm" svg:y="2.1cm">
          <draw:text-box>
            <text:p text:style-name="P13"><text:span text:style-name="T70">value := data.(Type) // type assertion provides access to an interface value's underlying concrete value</text:span></text:p>
            <text:p text:style-name="P13"><text:span text:style-name="T70">value, ok := data.(Type) // type assertion and value conversion</text:span></text:p>
            <text:p text:style-name="P13"><text:span text:style-name="T70"/></text:p>
            <text:p text:style-name="P13"><text:span text:style-name="T70">func printType(i interface{}) {</text:span></text:p>
            <text:p text:style-name="P13"><text:span text:style-name="T70"><text:tab/></text:span><text:span text:style-name="T70">switch v := i.(type) {</text:span></text:p>
            <text:p text:style-name="P13"><text:span text:style-name="T70"><text:tab/></text:span><text:span text:style-name="T70">case int:</text:span></text:p>
            <text:p text:style-name="P13"><text:span text:style-name="T70"><text:tab/></text:span><text:span text:style-name="T70"><text:tab/></text:span><text:span text:style-name="T70">fmt.Printf("type of %v is %T, value is %v\n", i, v, v)</text:span></text:p>
            <text:p text:style-name="P13"><text:span text:style-name="T70"><text:tab/></text:span><text:span text:style-name="T70"><text:tab/></text:span><text:span text:style-name="T70">// type of 21 is int</text:span></text:p>
            <text:p text:style-name="P13"><text:span text:style-name="T70"><text:tab/></text:span><text:span text:style-name="T70">case string:</text:span></text:p>
            <text:p text:style-name="P13"><text:span text:style-name="T70"><text:tab/></text:span><text:span text:style-name="T70"><text:tab/></text:span><text:span text:style-name="T70">fmt.Printf("type of %v is %T, value is %v\n", i, v, v)</text:span></text:p>
            <text:p text:style-name="P13"><text:span text:style-name="T70"><text:tab/></text:span><text:span text:style-name="T70"><text:tab/></text:span><text:span text:style-name="T70">// type of hello is string</text:span></text:p>
            <text:p text:style-name="P13"><text:span text:style-name="T70"><text:tab/></text:span><text:span text:style-name="T70">default:</text:span></text:p>
            <text:p text:style-name="P13"><text:span text:style-name="T70"><text:tab/></text:span><text:span text:style-name="T70"><text:tab/></text:span><text:span text:style-name="T70">fmt.Printf("type of %v is %T, value is %v\n", i, v, v)</text:span></text:p>
            <text:p text:style-name="P13"><text:span text:style-name="T70"><text:tab/></text:span><text:span text:style-name="T70"><text:tab/></text:span><text:span text:style-name="T70">// type of true is bool</text:span></text:p>
            <text:p text:style-name="P13"><text:span text:style-name="T70"><text:tab/></text:span><text:span text:style-name="T70">}</text:span></text:p>
            <text:p text:style-name="P13"><text:span text:style-name="T70">}</text:span></text:p>
            <text:p text:style-name="P13"><text:span text:style-name="T70"/></text:p>
            <text:p text:style-name="P13"><text:span text:style-name="T70"><text:tab/></text:span><text:span text:style-name="T70">printType(25)</text:span></text:p>
            <text:p text:style-name="P13"><text:span text:style-name="T70"><text:tab/></text:span><text:span text:style-name="T70">printType("hello")</text:span></text:p>
            <text:p text:style-name="P13"><text:span text:style-name="T70"><text:tab/></text:span><text:span text:style-name="T70">printType(true)</text:span></text:p>
            <text:p text:style-name="P13"><text:span text:style-name="T70"/></text:p>
            <text:p text:style-name="P13"><text:span text:style-name="T70"/></text:p>
            <text:p text:style-name="P13"><text:span text:style-name="T70"/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Мно</text:span><text:span text:style-name="T62">Go</text:span><text:span text:style-name="T44">задачность</text:span></text:p>
          </draw:text-box>
        </draw:frame>
        <draw:frame draw:style-name="gr77" draw:text-style-name="P53" draw:layer="layout" svg:width="26.8cm" svg:height="13.1cm" svg:x="0.6cm" svg:y="2.1cm">
          <draw:text-box>
            <text:p text:style-name="P13"><text:span text:style-name="T128">CSP (communicating sequential processes)</text:span></text:p>
            <text:p text:style-name="P13"><text:span text:style-name="T128"/></text:p>
            <text:p text:style-name="P13"><text:span text:style-name="T128">Goroutines</text:span></text:p>
            <text:p text:style-name="P13"><text:span text:style-name="T128">Channel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Каналы: channel</text:span></text:p>
          </draw:text-box>
        </draw:frame>
        <draw:frame draw:style-name="gr78" draw:text-style-name="P53" draw:layer="layout" svg:width="26.8cm" svg:height="13.1cm" svg:x="0.6cm" svg:y="2.1cm">
          <draw:text-box>
            <text:p text:style-name="P13"><text:span text:style-name="T130">// var </text:span><text:span text:style-name="T121">channelName</text:span><text:span text:style-name="T130"> </text:span><text:span text:style-name="T129">chan</text:span><text:span text:style-name="T130"> </text:span><text:span text:style-name="T121">ValueType</text:span><text:span text:style-name="T87"> // type: </text:span><text:span text:style-name="T88">chan </text:span><text:span text:style-name="T132">ValueType</text:span></text:p>
            <text:p text:style-name="P13"><text:span text:style-name="T88"/></text:p>
            <text:p text:style-name="P13"><text:span text:style-name="T88">var c</text:span><text:span text:style-name="T132">hannel</text:span><text:span text:style-name="T88"> </text:span><text:span text:style-name="T89">chan</text:span><text:span text:style-name="T88"> string</text:span><text:span text:style-name="T88"><text:tab/></text:span><text:span text:style-name="T88"><text:tab/></text:span><text:span text:style-name="T88">// declare a channel: value is nil</text:span></text:p>
            <text:p text:style-name="P13"><text:span text:style-name="T88">ch := make(</text:span><text:span text:style-name="T89">chan</text:span><text:span text:style-name="T88"> int)</text:span><text:span text:style-name="T88"><text:tab/></text:span><text:span text:style-name="T88"><text:tab/></text:span><text:span text:style-name="T88"><text:tab/></text:span><text:span text:style-name="T88">// create a channel for int value</text:span></text:p>
            <text:p text:style-name="P13"><text:span text:style-name="T87">five := make(</text:span><text:span text:style-name="T122">chan</text:span><text:span text:style-name="T87"> string, 5)</text:span><text:span text:style-name="T87"><text:tab/></text:span><text:span text:style-name="T87">// </text:span><text:span text:style-name="T88">create a channel for 5 strings maximum</text:span></text:p>
            <text:p text:style-name="P13"><text:span text:style-name="T88"/></text:p>
            <text:p text:style-name="P13"><text:span text:style-name="T132">in</text:span><text:span text:style-name="T88"> := make(</text:span><text:span text:style-name="T89">chan</text:span><text:span text:style-name="T88">&lt;- data_type) <text:s/>// The channel is send-only</text:span></text:p>
            <text:p text:style-name="P13"><text:span text:style-name="T132">out</text:span><text:span text:style-name="T88"> := make(&lt;-</text:span><text:span text:style-name="T89">chan</text:span><text:span text:style-name="T88"> data_type) // The channel is receive-only </text:span></text:p>
            <text:p text:style-name="P13"><text:span text:style-name="T132"/></text:p>
            <text:p text:style-name="P13"><text:span text:style-name="T132">ch</text:span><text:span text:style-name="T88"> &lt;- element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// write to channel</text:span></text:p>
            <text:p text:style-name="P13"><text:span text:style-name="T87">element := &lt;-</text:span><text:span text:style-name="T121">ch</text:span><text:span text:style-name="T87"><text:tab/></text:span><text:span text:style-name="T87"><text:tab/></text:span><text:span text:style-name="T87"><text:tab/></text:span><text:span text:style-name="T87"><text:tab/></text:span><text:span text:style-name="T87">// read from channel</text:span></text:p>
            <text:p text:style-name="P13"><text:span text:style-name="T87"/></text:p>
            <text:p text:style-name="P13"><text:span text:style-name="T87">e, ok:= &lt;-</text:span><text:span text:style-name="T121">ch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// read from channel and check if it’s opened </text:span></text:p>
            <text:p text:style-name="P13"><text:span text:style-name="T87"/></text:p>
            <text:p text:style-name="P13"><text:span text:style-name="T156">for el := </text:span><text:span text:style-name="T89">range</text:span><text:span text:style-name="T156"> </text:span><text:span text:style-name="T157">ch</text:span><text:span text:style-name="T156"> { </text:span></text:p>
            <text:p text:style-name="P13"><text:span text:style-name="T87"><text:s text:c="8"/></text:span><text:span text:style-name="T87">fmt.Println(el, len(</text:span><text:span text:style-name="T121">ch</text:span><text:span text:style-name="T87">)</text:span><text:span text:style-name="T156">) </text:span></text:p>
            <text:p text:style-name="P13"><text:span text:style-name="T156">}</text:span></text:p>
            <text:p text:style-name="P13"><text:span text:style-name="T87"/></text:p>
            <text:p text:style-name="P13"><text:span text:style-name="T87">close(</text:span><text:span text:style-name="T121">ch</text:span><text:span text:style-name="T87">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Инструменты: go command</text:span></text:p>
          </draw:text-box>
        </draw:frame>
        <draw:frame draw:style-name="gr79" draw:text-style-name="P41" draw:layer="layout" svg:width="26.8cm" svg:height="13.1cm" svg:x="0.6cm" svg:y="2.1cm">
          <draw:text-box>
            <text:p text:style-name="P13"><text:span text:style-name="T73"><text:tab/></text:span><text:span text:style-name="T108">go</text:span><text:span text:style-name="T73"> &lt;command&gt; [arguments]</text:span></text:p>
            <text:p text:style-name="P13"><text:span text:style-name="T73">The commands are:</text:span></text:p>
            <text:p text:style-name="P13"><text:span text:style-name="T73"><text:tab/></text:span><text:span text:style-name="T73">bug <text:s text:c="8"/>start a bug report</text:span></text:p>
            <text:p text:style-name="P13"><text:span text:style-name="T73"><text:tab/></text:span><text:span text:style-name="T108">build</text:span><text:span text:style-name="T73"> <text:s text:c="6"/>compile packages and dependencies</text:span></text:p>
            <text:p text:style-name="P13"><text:span text:style-name="T73"><text:tab/></text:span><text:span text:style-name="T73">clean <text:s text:c="6"/>remove object files and cached files</text:span></text:p>
            <text:p text:style-name="P13"><text:span text:style-name="T73"><text:tab/></text:span><text:span text:style-name="T108">doc</text:span><text:span text:style-name="T73"> <text:s text:c="8"/>show documentation for package or symbol</text:span></text:p>
            <text:p text:style-name="P13"><text:span text:style-name="T73"><text:tab/></text:span><text:span text:style-name="T73">env <text:s text:c="8"/>print Go environment information</text:span></text:p>
            <text:p text:style-name="P13"><text:span text:style-name="T73"><text:tab/></text:span><text:span text:style-name="T73">fix <text:s text:c="8"/>update packages to use new APIs</text:span></text:p>
            <text:p text:style-name="P13"><text:span text:style-name="T73"><text:tab/></text:span><text:span text:style-name="T108">fmt</text:span><text:span text:style-name="T73"> <text:s text:c="8"/>gofmt (reformat) package sources</text:span></text:p>
            <text:p text:style-name="P13"><text:span text:style-name="T73"><text:tab/></text:span><text:span text:style-name="T73">generate <text:s text:c="3"/>generate Go files by processing source</text:span></text:p>
            <text:p text:style-name="P13"><text:span text:style-name="T73"><text:tab/></text:span><text:span text:style-name="T108">get</text:span><text:span text:style-name="T73"> <text:s text:c="8"/>add dependencies to current module and install them</text:span></text:p>
            <text:p text:style-name="P13"><text:span text:style-name="T73"><text:tab/></text:span><text:span text:style-name="T108">install</text:span><text:span text:style-name="T73"> <text:s text:c="4"/>compile and install packages and dependencies</text:span></text:p>
            <text:p text:style-name="P13"><text:span text:style-name="T73"><text:tab/></text:span><text:span text:style-name="T73">list <text:s text:c="7"/>list packages or modules</text:span></text:p>
            <text:p text:style-name="P13"><text:span text:style-name="T73"><text:tab/></text:span><text:span text:style-name="T108">mod</text:span><text:span text:style-name="T73"> <text:s text:c="8"/>module maintenance</text:span></text:p>
            <text:p text:style-name="P13"><text:span text:style-name="T73"><text:tab/></text:span><text:span text:style-name="T73">work <text:s text:c="7"/>workspace maintenance</text:span></text:p>
            <text:p text:style-name="P13"><text:span text:style-name="T73"><text:tab/></text:span><text:span text:style-name="T108">run</text:span><text:span text:style-name="T73"> <text:s text:c="8"/>compile and run Go program</text:span></text:p>
            <text:p text:style-name="P13"><text:span text:style-name="T73"><text:tab/></text:span><text:span text:style-name="T73">telemetry <text:s text:c="2"/>manage telemetry data and settings</text:span></text:p>
            <text:p text:style-name="P13"><text:span text:style-name="T73"><text:tab/></text:span><text:span text:style-name="T108">test</text:span><text:span text:style-name="T73"> <text:s text:c="7"/>test packages</text:span></text:p>
            <text:p text:style-name="P13"><text:span text:style-name="T73"><text:tab/></text:span><text:span text:style-name="T73">tool <text:s text:c="7"/>run specified go tool</text:span></text:p>
            <text:p text:style-name="P13"><text:span text:style-name="T73"><text:tab/></text:span><text:span text:style-name="T73">version <text:s text:c="4"/>print Go version</text:span></text:p>
            <text:p text:style-name="P13"><text:span text:style-name="T73"><text:tab/></text:span><text:span text:style-name="T73">vet <text:s text:c="8"/>report likely mistakes in packag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Инструменты: IDEs</text:span></text:p>
          </draw:text-box>
        </draw:frame>
        <draw:frame draw:style-name="gr80" draw:text-style-name="P53" draw:layer="layout" svg:width="26.8cm" svg:height="13.1cm" svg:x="0.6cm" svg:y="2.1cm">
          <draw:text-box>
            <text:p text:style-name="P13"><text:span text:style-name="T136"/></text:p>
            <text:p text:style-name="P13"><text:span text:style-name="T158"><text:a xlink:href="https://go.dev/wiki/IDEsAndTextEditorPlugins" xlink:type="simple">▲ IDEs And Text Editor Plugins @ go.dev</text:a></text:span><text:span text:style-name="T158">:</text:span></text:p>
            <text:p text:style-name="P13"><text:span text:style-name="T158"/></text:p>
            <text:list text:style-name="L1">
              <text:list-item>
                <text:p text:style-name="P13"><text:span text:style-name="T159">Visual Studio Code</text:span><text:span text:style-name="T158"> + plug-in (Microsoft)</text:span></text:p>
              </text:list-item>
              <text:list-item>
                <text:p text:style-name="P13"><text:span text:style-name="T159">GoLand</text:span><text:span text:style-name="T158"> (JetBrains)</text:span></text:p>
              </text:list-item>
              <text:list-item>
                <text:p text:style-name="P13"><text:span text:style-name="T159">LiteIDE</text:span><text:span text:style-name="T158"> (open source and cross-platform Go IDE)</text:span></text:p>
              </text:list-item>
              <text:list-item>
                <text:p text:style-name="P13"><text:span text:style-name="T159">jEdit</text:span><text:span text:style-name="T158"> (open-source, cross-platform text editor: Java)</text:span></text:p>
              </text:list-item>
              <text:list-item>
                <text:p text:style-name="P13"><text:span text:style-name="T159">Komodo IDE</text:span><text:span text:style-name="T158"> (cross-platform IDE with built-in Go support)</text:span></text:p>
              </text:list-item>
              <text:list-item>
                <text:p text:style-name="P13"><text:span text:style-name="T159">Komodo Edit</text:span><text:span text:style-name="T158"> + plug-in (cross-platform text editor)</text:span></text:p>
              </text:list-item>
              <text:list-item>
                <text:p text:style-name="P13"><text:span text:style-name="T159">Geany</text:span><text:span text:style-name="T158"> (cross-platform programmer's text editor)</text:span></text:p>
              </text:list-item>
              <text:list-item>
                <text:p text:style-name="P13"><text:span text:style-name="T159">Notepad++</text:span><text:span text:style-name="T158"> (text &amp; source code editor: Windows)</text:span></text:p>
              </text:list-item>
              <text:list-item>
                <text:p text:style-name="P13"><text:span text:style-name="T159">Kate</text:span><text:span text:style-name="T158"> (cross-platform text editor with Go support out-of-the-box: KDE)</text:span></text:p>
              </text:list-item>
              <text:list-item>
                <text:p text:style-name="P13"><text:span text:style-name="T159">Sublime Text</text:span><text:span text:style-name="T158"> (commercial text editor: macOS, Windows, Linux)</text:span></text:p>
              </text:list-item>
              <text:list-item>
                <text:p text:style-name="P13"><text:span text:style-name="T159">TextMate</text:span><text:span text:style-name="T158"> (commercial text editor: macOS)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Применение</text:span></text:p>
          </draw:text-box>
        </draw:frame>
        <draw:frame draw:style-name="gr81" draw:text-style-name="P53" draw:layer="layout" svg:width="26.8cm" svg:height="13.1cm" svg:x="0.6cm" svg:y="2.1cm">
          <draw:text-box>
            <text:p text:style-name="P13"><text:span text:style-name="T160">Области </text:span><text:span text:style-name="T160"><text:a xlink:href="https://github.com/avelino/awesome-go" xlink:type="simple">применения ▲</text:a></text:span><text:span text:style-name="T160"><text:s/>Go:</text:span></text:p>
            <text:list text:style-name="L1">
              <text:list-item>
                <text:p text:style-name="P58"><text:span text:style-name="T161"><text:a xlink:href="https://go.dev/solutions/devops" xlink:type="simple">DevOps &amp; SRE ▲</text:a></text:span><text:span text:style-name="T161"><text:s/>(Development Operations &amp; Site Reliability Engineering)</text:span></text:p>
              </text:list-item>
              <text:list-item>
                <text:p text:style-name="P58"><text:span text:style-name="T161"><text:a xlink:href="https://go.dev/solutions/cloud" xlink:type="simple">Cloud &amp; Distributed Network Services ▲</text:a></text:span><text:span text:style-name="T161"><text:s/></text:span></text:p>
              </text:list-item>
              <text:list-item>
                <text:p text:style-name="P58"><text:span text:style-name="T128"><text:a xlink:href="https://go.dev/solutions/webdev" xlink:type="simple">Web Development ▲</text:a></text:span><text:span text:style-name="T128"><text:s/>(frameworks, toolkits, engines, servers)</text:span></text:p>
              </text:list-item>
              <text:list-item>
                <text:p text:style-name="P58"><text:span text:style-name="T161"><text:a xlink:href="https://go.dev/solutions/clis" xlink:type="simple">System Automation &amp; CLIs ▲</text:a></text:span><text:span text:style-name="T161">, Utilities &amp; Stand-Alone Tools </text:span></text:p>
              </text:list-item>
            </text:list>
            <text:p text:style-name="P13"><text:span text:style-name="T162">Software на Go:</text:span></text:p>
            <text:p text:style-name="P20"><text:span text:style-name="T136"><text:tab/></text:span><text:span text:style-name="T136">Allegro </text:span><text:span text:style-name="T163">(eCommerce)</text:span><text:span text:style-name="T136">, AmneziaWG, </text:span><text:span text:style-name="T164">AKS</text:span><text:span text:style-name="T136"> [Azure Container Service] @ Microsoft, AresDB </text:span><text:span text:style-name="T163">(@ Uber)</text:span><text:span text:style-name="T136">, Buffalo </text:span><text:span text:style-name="T163">(web framework)</text:span><text:span text:style-name="T136">, Caddy </text:span><text:span text:style-name="T163">(web server)</text:span><text:span text:style-name="T136">, CockroachDB, Digger </text:span><text:span text:style-name="T163">(IaC)</text:span><text:span text:style-name="T136">, </text:span><text:span text:style-name="T164">Docker</text:span><text:span text:style-name="T136">, Drone </text:span><text:span text:style-name="T163">(CD)</text:span><text:span text:style-name="T136">, </text:span><text:span text:style-name="T164">DropBox</text:span><text:span text:style-name="T136"> </text:span><text:span text:style-name="T163">(backend)</text:span><text:span text:style-name="T136">, Flamingo </text:span><text:span text:style-name="T163">(web framework)</text:span><text:span text:style-name="T136">, Gin </text:span><text:span text:style-name="T163">(web framework)</text:span><text:span text:style-name="T136">, </text:span><text:span text:style-name="T164">Google Cloud</text:span><text:span text:style-name="T136">, Gorilla </text:span><text:span text:style-name="T163">(web toolkit)</text:span><text:span text:style-name="T136">, </text:span><text:span text:style-name="T164">Grafana</text:span><text:span text:style-name="T136">, Hugo </text:span><text:span text:style-name="T163">(website engine)</text:span><text:span text:style-name="T136">, InfluxDB, JuiceFS, </text:span><text:span text:style-name="T164">Kubernetes</text:span><text:span text:style-name="T136">, LXD </text:span><text:span text:style-name="T163">(@ Canonical)</text:span><text:span text:style-name="T136">, Mattermost </text:span><text:span text:style-name="T163">(messaging platform)</text:span><text:span text:style-name="T136">, </text:span><text:span text:style-name="T164">Prometheus</text:span><text:span text:style-name="T136"> </text:span><text:span text:style-name="T163">(monitoring &amp; alerting toolkit)</text:span><text:span text:style-name="T136">, Rend </text:span><text:span text:style-name="T163">(large scale data caching @ Netflix)</text:span><text:span text:style-name="T136">, </text:span><text:span text:style-name="T164">SoundCloud</text:span><text:span text:style-name="T136">, Soundscape </text:span><text:span text:style-name="T163">(music streaming server)</text:span><text:span text:style-name="T136">, Terraform </text:span><text:span text:style-name="T163">(IaC)</text:span><text:span text:style-name="T136">, Timesheets </text:span><text:span text:style-name="T163">(project management)</text:span><text:span text:style-name="T136">, VITESS </text:span><text:span text:style-name="T163">(@ YouTube)</text:span><text:span text:style-name="T136">, Zabbix agent2, …</text:span></text:p>
            <text:p text:style-name="P20"><text:span text:style-name="T136"/></text:p>
            <text:p text:style-name="P13"><text:span text:style-name="T136"><text:a xlink:href="https://medevel.com/golang-apps-6729/#gsc.tab=0" xlink:type="simple">Top 60+ Open-source Apps Written with Golang in 2024 ▲</text:a></text:span><text:span text:style-name="T136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165">TinyGo</text:span><text:span text:style-name="T44"> </text:span></text:p>
          </draw:text-box>
        </draw:frame>
        <draw:frame draw:style-name="gr82" draw:text-style-name="P53" draw:layer="layout" svg:width="26.8cm" svg:height="13.1cm" svg:x="0.6cm" svg:y="2.1cm">
          <draw:text-box>
            <text:p text:style-name="P13"><text:span text:style-name="T128">Tiny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Мои впечатления от Go </text:span></text:p>
          </draw:text-box>
        </draw:frame>
        <draw:frame draw:style-name="gr83" draw:text-style-name="P53" draw:layer="layout" svg:width="26.8cm" svg:height="13.049cm" svg:x="0.6cm" svg:y="2.1cm">
          <draw:text-box>
            <text:p text:style-name="P13"><text:span text:style-name="T128">Синтаксис простой, но с некоторыми непривычными конструкциями.</text:span></text:p>
            <text:p text:style-name="P13"><text:span text:style-name="T128">Логично спроектирован, предсказуем. Исходники хорошо понимаются.</text:span></text:p>
            <text:p text:style-name="P13"><text:span text:style-name="T128">Непривычно после Ruby: все объявления и преобразования надо делать явно.</text:span></text:p>
            <text:p text:style-name="P13"><text:span text:style-name="T128"/></text:p>
            <text:p text:style-name="P13"><text:span text:style-name="T128">Низкоуровневый, как Си – вспомнил молодость!</text:span></text:p>
            <text:p text:style-name="P13"><text:span text:style-name="T128">Быстро компилируется.</text:span></text:p>
            <text:p text:style-name="P13"><text:span text:style-name="T128">Действительно очень быстро выполняется.</text:span></text:p>
            <text:p text:style-name="P13"><text:span text:style-name="T136"/></text:p>
            <text:p text:style-name="P13"><text:span text:style-name="T136">Очень строгий: </text:span><text:span text:style-name="T128">переменная не используется – код компилироваться не будет!</text:span></text:p>
            <text:p text:style-name="P13"><text:span text:style-name="T128">Strong typing и другие строгости важны для надёжности больших приложений.</text:span></text:p>
            <text:p text:style-name="P13"><text:span text:style-name="T128">Явная работа с ошибками дисциплинирует программиста.</text:span></text:p>
            <text:p text:style-name="P13"><text:span text:style-name="T128"/></text:p>
            <text:p text:style-name="P13"><text:span text:style-name="T128">Много библиотек – на все случаи жизни.</text:span></text:p>
            <text:p text:style-name="P13"><text:span text:style-name="T128">Много сайтов с примерами – изучать легко.</text:span></text:p>
            <text:p text:style-name="P13"><text:span text:style-name="T128"/></text:p>
            <text:p text:style-name="P13"><text:span text:style-name="T128"/></text:p>
            <text:p text:style-name="P13"><text:span text:style-name="T128"/></text:p>
            <text:p text:style-name="P13"><text:span text:style-name="T128"/></text:p>
          </draw:text-box>
        </draw:frame>
        <draw:custom-shape draw:style-name="gr84" draw:text-style-name="P60" draw:layer="layout" svg:width="8.4cm" svg:height="2.501cm" svg:x="19.2cm" svg:y="12.8cm">
          <text:p text:style-name="P59"><text:span text:style-name="T90">Наверное, это последний язык, </text:span></text:p>
          <text:p text:style-name="P59"><text:span text:style-name="T90">разработанный «классиками»,</text:span></text:p>
          <text:p text:style-name="P59"><text:span text:style-name="T90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Книг много </text:span><text:span text:style-name="T166">(лучше читать на английс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85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85" draw:text-style-name="P4" draw:layer="layout" svg:width="3.41cm" svg:height="4cm" svg:x="0.6cm" svg:y="2.8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85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85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85" draw:text-style-name="P4" draw:layer="layout" svg:width="2.86cm" svg:height="4cm" svg:x="14.44cm" svg:y="3.6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85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86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85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сылки </text:span><text:span text:style-name="T167">▲</text:span></text:p>
          </draw:text-box>
        </draw:frame>
        <draw:frame draw:style-name="gr87" draw:text-style-name="P62" draw:layer="layout" svg:width="26.4cm" svg:height="12.873cm" svg:x="0.8cm" svg:y="2.127cm">
          <draw:text-box>
            <text:list text:style-name="L1">
              <text:list-item>
                <text:p text:style-name="P61"><text:span text:style-name="T168"><text:a xlink:href="https://go.dev/" xlink:type="simple">go.dev/</text:a></text:span><text:span text:style-name="T168"><text:s text:c="35"/></text:span><text:span text:style-name="T169"><text:s text:c="4"/>// Официальный сайт языка</text:span></text:p>
              </text:list-item>
              <text:list-item>
                <text:p text:style-name="P61"><text:span text:style-name="T168"><text:a xlink:href="https://go.dev/play/" xlink:type="simple">go.dev/play/</text:a></text:span><text:span text:style-name="T170"><text:s text:c="30"/></text:span><text:span text:style-name="T169"><text:s text:c="4"/>// Go Playground ~ выполнение в браузере</text:span></text:p>
              </text:list-item>
              <text:list-item>
                <text:p text:style-name="P61"><text:span text:style-name="T168"><text:a xlink:href="https://go.dev/ref/spec" xlink:type="simple">go.dev/ref/spec</text:a></text:span><text:span text:style-name="T168"><text:s text:c="27"/></text:span><text:span text:style-name="T169"><text:s text:c="4"/></text:span><text:span text:style-name="T171">// Спецификация языка</text:span></text:p>
              </text:list-item>
              <text:list-item>
                <text:p text:style-name="P61"><text:span text:style-name="T168"><text:a xlink:href="https://go.dev/doc/" xlink:type="simple">go.dev/doc/</text:a></text:span><text:span text:style-name="T170"><text:s text:c="31"/></text:span><text:span text:style-name="T169"><text:s text:c="4"/>// Документация</text:span></text:p>
              </text:list-item>
              <text:list-item>
                <text:p text:style-name="P61"><text:span text:style-name="T168"><text:a xlink:href="https://go.dev/doc/code" xlink:type="simple">go.dev/doc/code</text:a></text:span><text:span text:style-name="T170"><text:s text:c="27"/></text:span><text:span text:style-name="T169"><text:s text:c="4"/>// How to Write Go Code</text:span></text:p>
              </text:list-item>
              <text:list-item>
                <text:p text:style-name="P61"><text:span text:style-name="T168"><text:a xlink:href="https://pkg.go.dev/std" xlink:type="simple">pkg.go.dev/std</text:a></text:span><text:span text:style-name="T168"><text:s text:c="20"/></text:span><text:span text:style-name="T170"><text:s text:c="8"/></text:span><text:span text:style-name="T169"><text:s text:c="4"/>// стандартная библиотека</text:span></text:p>
              </text:list-item>
              <text:list-item>
                <text:p text:style-name="P20"><text:span text:style-name="T168"><text:a xlink:href="https://gobyexample.com/" xlink:type="simple">gobyexample.com</text:a></text:span><text:span text:style-name="T170"><text:s text:c="27"/></text:span><text:span text:style-name="T169"><text:s text:c="4"/>// Go в примерах</text:span></text:p>
              </text:list-item>
              <text:list-item>
                <text:p text:style-name="P20"><text:span text:style-name="T171"><text:a xlink:href="https://go.dev/doc/modules/layout" xlink:type="simple">go.dev/doc/modules/layout</text:a></text:span><text:span text:style-name="T169"><text:s text:c="21"/>// Структура каталогов</text:span></text:p>
              </text:list-item>
              <text:list-item>
                <text:p text:style-name="P20"><text:span text:style-name="T168"><text:a xlink:href="https://github.com/golang-standards/project-layout/blob/master/README_ru.md" xlink:type="simple">github.com/golang-standards/project-layout</text:a></text:span><text:span text:style-name="T170"><text:s text:c="4"/>// </text:span><text:span text:style-name="T169">Стандартный макет [большого] Go проекта</text:span></text:p>
              </text:list-item>
            </text:list>
            <text:p text:style-name="P61"><text:span text:style-name="T169"/></text:p>
            <text:list text:continue-numbering="true" text:style-name="L1">
              <text:list-item>
                <text:p text:style-name="P61"><text:span text:style-name="T168"><text:a xlink:href="https://tour.golang.org/" xlink:type="simple">tour.golang.org</text:a></text:span><text:span text:style-name="T170"><text:s text:c="27"/></text:span><text:span text:style-name="T169"><text:s text:c="4"/>// Экскурсия по возможностям Go</text:span></text:p>
              </text:list-item>
              <text:list-item>
                <text:p text:style-name="P61"><text:span text:style-name="T168"><text:a xlink:href="https://golangdocs.com/" xlink:type="simple">golangdocs.com</text:a></text:span><text:span text:style-name="T170"><text:s text:c="28"/></text:span><text:span text:style-name="T169"><text:s text:c="4"/>// примеры конструкций</text:span></text:p>
              </text:list-item>
            </text:list>
            <text:p text:style-name="P61"><text:span text:style-name="T171"/></text:p>
            <text:list text:continue-numbering="true" text:style-name="L1">
              <text:list-item>
                <text:p text:style-name="P20"><text:span text:style-name="T168"><text:a xlink:href="https://go.dev/doc/effective_go" xlink:type="simple">go.dev/doc/effective_go</text:a></text:span><text:span text:style-name="T168"><text:s text:c="4"/></text:span><text:span text:style-name="T170"><text:s text:c="9"/></text:span><text:span text:style-name="T169"><text:s text:c="10"/>// "Effecive Go" бесплатная web-книга</text:span></text:p>
              </text:list-item>
              <text:list-item>
                <text:p text:style-name="P61"><text:span text:style-name="T171"><text:a xlink:href="https://gopl.io/" xlink:type="simple">gopl.io</text:a></text:span><text:span text:style-name="T169"><text:s text:c="18"/>// "The Go Programming Language" by A.A.A.Donovan &amp; B.W.Kernighan</text:span></text:p>
              </text:list-item>
            </text:list>
            <text:p text:style-name="P61"><text:span text:style-name="T169"/></text:p>
            <text:list text:continue-numbering="true" text:style-name="L1">
              <text:list-item>
                <text:p text:style-name="P61"><text:span text:style-name="T168"><text:a xlink:href="https://www.w3schools.com/go/index.php" xlink:type="simple">w3schools.com/go/</text:a></text:span><text:span text:style-name="T170"><text:s text:c="16"/></text:span><text:span text:style-name="T169">@ w3schools <text:s/>// Справочник</text:span></text:p>
              </text:list-item>
              <text:list-item>
                <text:p text:style-name="P61"><text:span text:style-name="T168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70"><text:s/></text:span><text:span text:style-name="T169">@ proglib.io // Самоучитель</text:span></text:p>
              </text:list-item>
              <text:list-item>
                <text:p text:style-name="P61"><text:span text:style-name="T168"><text:a xlink:href="https://proglib.io/p/dorozhnaya-karta-go-razrabotchika-v-2023-godu-2023-11-01" xlink:type="simple">Дорожная карта Go-разработчика</text:a></text:span><text:span text:style-name="T170"><text:s text:c="3"/></text:span><text:span text:style-name="T169">@ proglib.io // План изучения</text:span></text:p>
              </text:list-item>
              <text:list-item>
                <text:p text:style-name="P61"><text:span text:style-name="T171"><text:a xlink:href="https://lyceum.yandex.ru/go" xlink:type="simple">lyceum.yandex.ru/go</text:a></text:span><text:span text:style-name="T169"><text:s text:c="27"/>// Яндекс-лицей: Программирование на Go</text:span></text:p>
              </text:list-item>
              <text:list-item>
                <text:p text:style-name="P61"><text:span text:style-name="T171"><text:a xlink:href="https://codelibs.ru/category/go/" xlink:type="simple">Книги по Go</text:a></text:span><text:span text:style-name="T169"><text:s text:c="22"/>@codelibs.ru //</text:span></text:p>
              </text:list-item>
            </text:list>
            <text:p text:style-name="P61"><text:span text:style-name="T169"/></text:p>
            <text:list text:continue-numbering="true" text:style-name="L1">
              <text:list-item>
                <text:p text:style-name="P61"><text:span text:style-name="T171"><text:a xlink:href="https://tinygo.org/" xlink:type="simple">tinygo.org</text:a></text:span><text:span text:style-name="T169"><text:s text:c="36"/>// 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custom-shape draw:style-name="gr88" draw:text-style-name="P63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Готов ответить на вопросы</text:span></text:p>
          </draw:text-box>
        </draw:frame>
        <draw:frame draw:style-name="gr12" draw:text-style-name="P64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172"/></text:p>
            <text:p text:style-name="P2"><text:span text:style-name="T172"/></text:p>
            <text:p text:style-name="P2"><text:span text:style-name="T172"/></text:p>
            <text:p text:style-name="P2"><text:span text:style-name="T172"/></text:p>
            <text:p text:style-name="P2"><text:span text:style-name="T172"/></text:p>
            <text:p text:style-name="P2"><text:span text:style-name="T172"/></text:p>
            <text:p text:style-name="P2"><text:span text:style-name="T172"/></text:p>
            <text:p text:style-name="P2"><text:span text:style-name="T172"/></text:p>
            <text:p text:style-name="P2"><text:span text:style-name="T172"/></text:p>
            <text:p text:style-name="P2"><text:span text:style-name="T172"/></text:p>
            <text:p text:style-name="P2"><text:span text:style-name="T172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89" draw:text-style-name="P65" draw:layer="layout" svg:width="6.527cm" svg:height="3.405cm" svg:x="10cm" svg:y="6.834cm">
          <draw:text-box>
            <text:p text:style-name="P2"><text:span text:style-name="T173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ловарик</text:span></text:p>
          </draw:text-box>
        </draw:frame>
        <draw:frame draw:style-name="gr90" draw:text-style-name="P66" draw:layer="layout" svg:width="26.4cm" svg:height="12.473cm" svg:x="0.8cm" svg:y="2.527cm">
          <draw:text-box>
            <text:p text:style-name="P20"><text:span text:style-name="T174">CSP <text:s/>= communicating sequential process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27T14:23:37.621561142</meta:creation-date>
    <dc:date>2025-05-24T13:06:11.874000000</dc:date>
    <meta:editing-duration>P5DT7H32M</meta:editing-duration>
    <meta:editing-cycles>823</meta:editing-cycles>
    <meta:generator>LibreOffice/7.3.2.2$Windows_X86_64 LibreOffice_project/49f2b1bff42cfccbd8f788c8dc32c1c309559be0</meta:generator>
    <meta:document-statistic meta:object-count="482"/>
  </office:meta>
</office:document-meta>
</file>